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2.053cm"/>
    </style:style>
    <style:style style:name="co26" style:family="table-column">
      <style:table-column-properties fo:break-before="auto" style:column-width="4.798cm"/>
    </style:style>
    <style:style style:name="co27" style:family="table-column">
      <style:table-column-properties fo:break-before="auto" style:column-width="1.947cm"/>
    </style:style>
    <style:style style:name="co28" style:family="table-column">
      <style:table-column-properties fo:break-before="auto" style:column-width="2.551cm"/>
    </style:style>
    <style:style style:name="co29" style:family="table-column">
      <style:table-column-properties fo:break-before="auto" style:column-width="2.021cm"/>
    </style:style>
    <style:style style:name="co30" style:family="table-column">
      <style:table-column-properties fo:break-before="auto" style:column-width="2.157cm"/>
    </style:style>
    <style:style style:name="co31" style:family="table-column">
      <style:table-column-properties fo:break-before="auto" style:column-width="1.66cm"/>
    </style:style>
    <style:style style:name="co32" style:family="table-column">
      <style:table-column-properties fo:break-before="auto" style:column-width="6.135cm"/>
    </style:style>
    <style:style style:name="co33" style:family="table-column">
      <style:table-column-properties fo:break-before="auto" style:column-width="1.986cm"/>
    </style:style>
    <style:style style:name="co34" style:family="table-column">
      <style:table-column-properties fo:break-before="auto" style:column-width="4.382cm"/>
    </style:style>
    <style:style style:name="co35" style:family="table-column">
      <style:table-column-properties fo:break-before="auto" style:column-width="1.734cm"/>
    </style:style>
    <style:style style:name="co36" style:family="table-column">
      <style:table-column-properties fo:break-before="auto" style:column-width="2.261cm"/>
    </style:style>
    <style:style style:name="co37" style:family="table-column">
      <style:table-column-properties fo:break-before="auto" style:column-width="2.087cm"/>
    </style:style>
    <style:style style:name="co38" style:family="table-column">
      <style:table-column-properties fo:break-before="auto" style:column-width="4.022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2.07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408cm"/>
    </style:style>
    <style:style style:name="co43" style:family="table-column">
      <style:table-column-properties fo:break-before="auto" style:column-width="0.857cm"/>
    </style:style>
    <style:style style:name="co44" style:family="table-column">
      <style:table-column-properties fo:break-before="auto" style:column-width="1.623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1.707cm"/>
    </style:style>
    <style:style style:name="co50" style:family="table-column">
      <style:table-column-properties fo:break-before="auto" style:column-width="1.843cm"/>
    </style:style>
    <style:style style:name="co51" style:family="table-column">
      <style:table-column-properties fo:break-before="auto" style:column-width="2.304cm"/>
    </style:style>
    <style:style style:name="co52" style:family="table-column">
      <style:table-column-properties fo:break-before="auto" style:column-width="0.208cm"/>
    </style:style>
    <style:style style:name="co53" style:family="table-column">
      <style:table-column-properties fo:break-before="auto" style:column-width="1.455cm"/>
    </style:style>
    <style:style style:name="co54" style:family="table-column">
      <style:table-column-properties fo:break-before="auto" style:column-width="2.147cm"/>
    </style:style>
    <style:style style:name="co55" style:family="table-column">
      <style:table-column-properties fo:break-before="auto" style:column-width="2.21cm"/>
    </style:style>
    <style:style style:name="co56" style:family="table-column">
      <style:table-column-properties fo:break-before="auto" style:column-width="2cm"/>
    </style:style>
    <style:style style:name="co57" style:family="table-column">
      <style:table-column-properties fo:break-before="auto" style:column-width="1.958cm"/>
    </style:style>
    <style:style style:name="co58" style:family="table-column">
      <style:table-column-properties fo:break-before="auto" style:column-width="2.286cm"/>
    </style:style>
    <style:style style:name="co59" style:family="table-column">
      <style:table-column-properties fo:break-before="auto" style:column-width="1.141cm"/>
    </style:style>
    <style:style style:name="co60" style:family="table-column">
      <style:table-column-properties fo:break-before="auto" style:column-width="1.833cm"/>
    </style:style>
    <style:style style:name="co61" style:family="table-column">
      <style:table-column-properties fo:break-before="auto" style:column-width="2.942cm"/>
    </style:style>
    <style:style style:name="co62" style:family="table-column">
      <style:table-column-properties fo:break-before="auto" style:column-width="2.524cm"/>
    </style:style>
    <style:style style:name="co63" style:family="table-column">
      <style:table-column-properties fo:break-before="auto" style:column-width="0.314cm"/>
    </style:style>
    <style:style style:name="co64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6" style:family="table-cell" style:parent-style-name="Default" style:data-style-name="N0"/>
    <style:style style:name="ce287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none" fo:border-left="0.06pt solid #000000" fo:border-right="none" fo:border-top="0.06pt solid #000000"/>
    </style:style>
    <style:style style:name="ce299" style:family="table-cell" style:parent-style-name="Default">
      <style:table-cell-properties fo:border-bottom="none" fo:border-left="0.06pt solid #000000" fo:border-right="none" fo:border-top="none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2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3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07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1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17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8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19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0" style:family="table-cell" style:parent-style-name="Default" style:data-style-name="N166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1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2" style:family="table-cell" style:parent-style-name="Default" style:data-style-name="N104">
      <style:table-cell-properties fo:background-color="#f7d1d5"/>
    </style:style>
    <style:style style:name="ce323" style:family="table-cell" style:parent-style-name="Default" style:data-style-name="N104">
      <style:table-cell-properties fo:background-color="transparent"/>
    </style:style>
    <style:style style:name="ce324" style:family="table-cell" style:parent-style-name="Default" style:data-style-name="N104">
      <style:table-cell-properties fo:background-color="transparent"/>
      <style:text-properties fo:color="#c9211e"/>
    </style:style>
    <style:style style:name="ce325" style:family="table-cell" style:parent-style-name="Default" style:data-style-name="N166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6" style:family="table-cell" style:parent-style-name="Default" style:data-style-name="N104">
      <style:text-properties fo:font-size="10pt" style:font-size-asian="10pt" style:font-size-complex="10pt"/>
    </style:style>
    <style:style style:name="ce327" style:family="table-cell" style:parent-style-name="Default" style:data-style-name="N10121"/>
    <style:style style:name="ce328" style:family="table-cell" style:parent-style-name="Default" style:data-style-name="N4">
      <style:text-properties fo:font-size="6pt" style:font-size-asian="6pt" style:font-size-complex="6pt"/>
    </style:style>
    <style:style style:name="ce329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11"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2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61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61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="none"/>
      <style:text-properties fo:font-size="10pt" style:font-size-asian="10pt" style:font-size-complex="10pt"/>
    </style:style>
    <style:style style:name="ce339" style:family="table-cell" style:parent-style-name="Default" style:data-style-name="N10118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0" style:family="table-cell" style:parent-style-name="Default" style:data-style-name="N16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1" style:family="table-cell" style:parent-style-name="Default" style:data-style-name="N164">
      <style:text-properties fo:font-size="10pt" style:font-size-asian="10pt" style:font-size-complex="10pt"/>
    </style:style>
    <style:style style:name="ce342" style:family="table-cell" style:parent-style-name="Default" style:data-style-name="N104"/>
    <style:style style:name="ce343" style:family="table-cell" style:parent-style-name="Default" style:data-style-name="N159"/>
    <style:style style:name="ce34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5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4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0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1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66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66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57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04">
      <style:table-cell-properties fo:background-color="transparent"/>
      <style:text-properties fo:color="#158466"/>
    </style:style>
    <style:style style:name="ce359" style:family="table-cell" style:parent-style-name="Default" style:data-style-name="N10104"/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74" style:family="table-cell" style:parent-style-name="Default" style:data-style-name="N104">
      <style:table-cell-properties fo:background-color="#d4ea6b"/>
    </style:style>
    <style:style style:name="ce117" style:family="table-cell" style:parent-style-name="Default" style:data-style-name="N104">
      <style:table-cell-properties fo:background-color="#ffff00"/>
    </style:style>
    <style:style style:name="ce369" style:family="table-cell" style:parent-style-name="Default" style:data-style-name="N4">
      <style:table-cell-properties fo:background-color="transparent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90" style:family="table-cell" style:parent-style-name="Default" style:data-style-name="N10114"/>
    <style:style style:name="ce3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24" style:family="table-cell" style:parent-style-name="Excel_20_Built-in_20_Normal" style:data-style-name="N1012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Excel_20_Built-in_20_Normal" style:data-style-name="N10121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2" style:family="table-cell" style:parent-style-name="Default" style:data-style-name="N10118"/>
    <style:style style:name="ce12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421" style:family="table-cell" style:parent-style-name="Default" style:data-style-name="N10121">
      <style:table-cell-properties fo:background-color="#ffff00"/>
      <style:text-properties fo:font-weight="bold" style:font-weight-asian="bold" style:font-weight-complex="bold"/>
    </style:style>
    <style:style style:name="ce133" style:family="table-cell" style:parent-style-name="Default" style:data-style-name="N10121">
      <style:table-cell-properties fo:border-bottom="none" fo:background-color="#81d41a" fo:border-left="none" fo:border-right="0.06pt solid #000000" fo:border-top="none"/>
      <style:text-properties fo:font-weight="bold" style:font-weight-asian="bold" style:font-weight-complex="bold"/>
    </style:style>
    <style:style style:name="ce417" style:family="table-cell" style:parent-style-name="Default" style:data-style-name="N10121">
      <style:table-cell-properties fo:border-bottom="none" fo:border-left="none" fo:border-right="0.06pt solid #000000" fo:border-top="none"/>
    </style:style>
    <style:style style:name="ce39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10121">
      <style:table-cell-properties fo:background-color="#81d41a"/>
      <style:text-properties fo:font-weight="bold" style:font-weight-asian="bold" style:font-weight-complex="bold"/>
    </style:style>
    <style:style style:name="ce418" style:family="table-cell" style:parent-style-name="Default" style:data-style-name="N10118">
      <style:table-cell-properties fo:border-bottom="none" fo:border-left="none" fo:border-right="0.06pt solid #000000" fo:border-top="none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121">
      <style:table-cell-properties fo:background-color="transparent"/>
      <style:text-properties fo:font-weight="bold" style:font-weight-asian="bold" style:font-weight-complex="bold"/>
    </style:style>
    <style:style style:name="ce419" style:family="table-cell" style:parent-style-name="Default" style:data-style-name="N10118"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42" style:family="table-cell" style:parent-style-name="Default" style:data-style-name="N10121">
      <style:table-cell-properties fo:border-bottom="none" fo:background-color="#b4c7dc" fo:border-left="none" fo:border-right="0.06pt solid #000000" fo:border-top="none"/>
      <style:text-properties fo:font-weight="bold" style:font-weight-asian="bold" style:font-weight-complex="bold"/>
    </style:style>
    <style:style style:name="ce143" style:family="table-cell" style:parent-style-name="Default" style:data-style-name="N10121">
      <style:table-cell-properties fo:background-color="#b4c7dc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7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21">
      <style:table-cell-properties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Excel_20_Built-in_20_Normal" style:data-style-name="N10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255"/>
        <table:table-column table:style-name="co2" table:number-columns-repeated="2" table:default-cell-style-name="ce259"/>
        <table:table-column table:style-name="co3" table:default-cell-style-name="ce262"/>
        <table:table-column table:style-name="co4" table:default-cell-style-name="ce262"/>
        <table:table-column table:style-name="co5" table:default-cell-style-name="ce262"/>
        <table:table-column table:style-name="co6" table:default-cell-style-name="ce262"/>
        <table:table-column table:style-name="co7" table:default-cell-style-name="ce265"/>
        <table:table-column table:style-name="co8" table:default-cell-style-name="ce260"/>
        <table:table-column table:style-name="co2" table:default-cell-style-name="ce260"/>
        <table:table-column table:style-name="co9" table:default-cell-style-name="ce260"/>
        <table:table-column table:style-name="co10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11-20" calcext:value-type="date">
            <text:p>20.11.21</text:p>
          </table:table-cell>
          <table:table-cell office:value-type="date" office:date-value="2022-11-19" calcext:value-type="date">
            <text:p>19.11.22</text:p>
          </table:table-cell>
          <table:table-cell table:formula="of:=[$'SnyA105-22'.C5]" office:value-type="float" office:value="42000" calcext:value-type="float">
            <text:p>42.000</text:p>
          </table:table-cell>
          <table:table-cell table:formula="of:=[$'SnyA105-22'.C6]" office:value-type="float" office:value="40000" calcext:value-type="float">
            <text:p>40.000</text:p>
          </table:table-cell>
          <table:table-cell table:formula="of:=[.D6]-[.E6]" office:value-type="float" office:value="2000" calcext:value-type="float">
            <text:p>2.00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40000" calcext:value-type="float">
            <text:p>4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yB202-22'.C9]" office:value-type="float" office:value="84000" calcext:value-type="float">
            <text:p>84.000</text:p>
          </table:table-cell>
          <table:table-cell table:formula="of:=[$'SnyB202-22'.C10]" office:value-type="float" office:value="84000" calcext:value-type="float">
            <text:p>84.00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8000" calcext:value-type="float">
            <text:p>8.000</text:p>
          </table:table-cell>
          <table:table-cell table:formula="of:=[.E7]-[.G7]" office:value-type="float" office:value="76000" calcext:value-type="float">
            <text:p>7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1-11-30" calcext:value-type="date">
            <text:p>30.11.21</text:p>
          </table:table-cell>
          <table:table-cell office:value-type="date" office:date-value="2022-11-29" calcext:value-type="date">
            <text:p>29.11.22</text:p>
          </table:table-cell>
          <table:table-cell table:formula="of:=[$'SnyC301-22'.C5]" office:value-type="float" office:value="82000" calcext:value-type="float">
            <text:p>82.000</text:p>
          </table:table-cell>
          <table:table-cell table:formula="of:=[$'SnyC301-22'.C6]" office:value-type="float" office:value="82000" calcext:value-type="float">
            <text:p>82.00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82000" calcext:value-type="float">
            <text:p>82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6200" calcext:value-type="float">
            <text:p>46.200</text:p>
          </table:table-cell>
          <table:table-cell table:formula="of:=[$'SnyE502-22'.D6]" office:value-type="float" office:value="45141.52" calcext:value-type="float">
            <text:p>45.142</text:p>
          </table:table-cell>
          <table:table-cell table:formula="of:=[.D9]-[.E9]" office:value-type="float" office:value="1058.48" calcext:value-type="float">
            <text:p>1.058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141.52" calcext:value-type="float">
            <text:p>45.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C5]" office:value-type="float" office:value="49875" calcext:value-type="float">
            <text:p>49.875</text:p>
          </table:table-cell>
          <table:table-cell table:formula="of:=[$'SnyF601-22'.C6]" office:value-type="float" office:value="36000" calcext:value-type="float">
            <text:p>36.000</text:p>
          </table:table-cell>
          <table:table-cell table:formula="of:=[.D10]-[.E10]" office:value-type="float" office:value="13875" calcext:value-type="float">
            <text:p>13.875</text:p>
          </table:table-cell>
          <table:table-cell table:formula="of:=[$'SnyF601-22'.C8]" office:value-type="float" office:value="0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9200" calcext:value-type="float">
            <text:p>49.200</text:p>
          </table:table-cell>
          <table:table-cell table:formula="of:=[$'SnyG702-22'.C6]" office:value-type="float" office:value="43600" calcext:value-type="float">
            <text:p>43.600</text:p>
          </table:table-cell>
          <table:table-cell table:formula="of:=[.D11]-[.E11]" office:value-type="float" office:value="5600" calcext:value-type="float">
            <text:p>5.600</text:p>
          </table:table-cell>
          <table:table-cell table:formula="of:=[$'SnyG702-22'.C8]" office:value-type="float" office:value="4500" calcext:value-type="float">
            <text:p>4.500</text:p>
          </table:table-cell>
          <table:table-cell table:formula="of:=[.E11]-[.G11]" office:value-type="float" office:value="39100" calcext:value-type="float">
            <text:p>39.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-18 dursun durmuş hesap kapama</text:p>
          </table:table-cell>
          <table:table-cell table:number-columns-repeated="2"/>
          <table:table-cell table:formula="of:=[$'SnyG701-18'.D8]" office:value-type="float" office:value="26843.605063" calcext:value-type="float">
            <text:p>26.844</text:p>
          </table:table-cell>
          <table:table-cell table:formula="of:=[$'SnyG701-18'.D9]" office:value-type="float" office:value="26843.605063" calcext:value-type="float">
            <text:p>26.844</text:p>
          </table:table-cell>
          <table:table-cell table:number-columns-repeated="2"/>
          <table:table-cell table:formula="of:=[.E12]-[.G12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2543.67" calcext:value-type="float">
            <text:p>2.544</text:p>
          </table:table-cell>
          <table:table-cell table:formula="of:=[.E13]-[.G13]" office:value-type="float" office:value="-2543.67" calcext:value-type="float">
            <text:p>-2.544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4])" office:value-type="float" office:value="380118.605063" calcext:value-type="float">
            <text:p>380.119</text:p>
          </table:table-cell>
          <table:table-cell table:style-name="ce264" table:formula="of:=SUM([.E4:.E14])" office:value-type="float" office:value="357585.125063" calcext:value-type="float">
            <text:p>357.585</text:p>
          </table:table-cell>
          <table:table-cell table:style-name="ce266" table:formula="of:=SUM([.F4:.F14])" office:value-type="float" office:value="22533.48" calcext:value-type="float">
            <text:p>22.533</text:p>
          </table:table-cell>
          <table:table-cell table:style-name="ce264" table:formula="of:=SUM([.G4:.G14])" office:value-type="float" office:value="15043.67" calcext:value-type="float">
            <text:p>15.044</text:p>
          </table:table-cell>
          <table:table-cell table:style-name="ce264" table:formula="of:=SUM([.H4:.H14])" office:value-type="float" office:value="342541.455063" calcext:value-type="float">
            <text:p>342.541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342541.455063" calcext:value-type="float">
            <text:p>342.541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3:.C24])" office:value-type="float" office:value="42000" calcext:value-type="float">
            <text:p>42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3:.D28])" office:value-type="float" office:value="40000" calcext:value-type="float">
            <text:p>40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8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4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40000" calcext:value-type="float">
            <text:p>40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Hüseyin Tüfekç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</text:p>
          </table:table-cell>
          <table:table-cell table:style-name="ce280" office:value-type="float" office:value="42000" calcext:value-type="float">
            <text:p>42.000,00</text:p>
          </table:table-cell>
          <table:table-cell/>
          <table:table-cell table:style-name="ce282" table:formula="of:=[.E14]+[.C18]-[.D18]" office:value-type="float" office:value="42000" calcext:value-type="float">
            <text:p>42.00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office:value-type="float" office:value="40000" calcext:value-type="float">
            <text:p>40.000,00</text:p>
          </table:table-cell>
          <table:table-cell table:style-name="ce282" table:formula="of:=[.E18]+[.C19]-[.D19]" office:value-type="float" office:value="2000" calcext:value-type="float">
            <text:p>2.00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24000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style-name="ce258"/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 table:number-columns-repeated="2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number-columns-repeated="2"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5:.D51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/>
          <table:table-cell table:style-name="ce278"/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 table:style-name="ce255"/>
          <table:table-cell table:style-name="ce278"/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7:.C28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7:.D27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1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40]" office:value-type="float" office:value="8000" calcext:value-type="float">
            <text:p>8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10]-[.C12]" office:value-type="float" office:value="76000" calcext:value-type="float">
            <text:p>76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Salih Ant</text:p>
          </table:table-cell>
          <table:table-cell/>
          <table:table-cell table:style-name="Default"/>
          <table:table-cell table:style-name="ce283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/>
          <table:table-cell/>
          <table:table-cell table:style-name="Default"/>
          <table:table-cell table:style-name="ce283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7-11-22 de anlaşma yapıldı</text:p>
          </table:table-cell>
          <table:table-cell table:style-name="ce260"/>
          <table:table-cell table:style-name="ce273"/>
          <table:table-cell table:style-name="ce283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07" calcext:value-type="date">
            <text:p>07.11.2022</text:p>
          </table:table-cell>
          <table:table-cell table:style-name="ce255" office:value-type="string" calcext:value-type="string">
            <text:p>1-1-23 <text:s/>- <text:s/>31-12-23 kira bedeli</text:p>
          </table:table-cell>
          <table:table-cell office:value-type="float" office:value="84000" calcext:value-type="float">
            <text:p>84000</text:p>
          </table:table-cell>
          <table:table-cell table:style-name="Default"/>
          <table:table-cell table:style-name="ce283" table:formula="of:=[.C21]-[.D21]+[.E20]" office:value-type="float" office:value="84000" calcext:value-type="float">
            <text:p>84.00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table:style-name="ce258" office:value-type="string" calcext:value-type="string">
            <text:p>ödeme nakit</text:p>
          </table:table-cell>
          <table:table-cell table:style-name="ce260"/>
          <table:table-cell table:style-name="ce274" office:value-type="float" office:value="84000" calcext:value-type="float">
            <text:p>84.000,00</text:p>
          </table:table-cell>
          <table:table-cell table:style-name="ce283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41:.D57])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asma tavan alçıpan</text:p>
          </table:table-cell>
          <table:table-cell table:style-name="ce260"/>
          <table:table-cell table:style-name="ce260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258"/>
        <table:table-column table:style-name="co14" table:default-cell-style-name="ce260"/>
        <table:table-column table:style-name="co15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17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59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65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82000" calcext:value-type="float">
            <text:p>82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office:value-type="float" office:value="82000" calcext:value-type="float">
            <text:p>82.000,00</text:p>
          </table:table-cell>
          <table:table-cell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80000" calcext:value-type="float">
            <text:p>800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teminattan</text:p>
          </table:table-cell>
          <table:table-cell table:style-name="ce280"/>
          <table:table-cell table:style-name="Default" office:value-type="float" office:value="2000" calcext:value-type="float">
            <text:p>20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/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-42.07" calcext:value-type="float">
            <text:p>-42,0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-76.52" calcext:value-type="float">
            <text:p>-76,5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-96.57" calcext:value-type="float">
            <text:p>-96,5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-131.27" calcext:value-type="float">
            <text:p>-131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-165.61" calcext:value-type="float">
            <text:p>-165,6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-99.7" calcext:value-type="float">
            <text:p>-99,7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-177.23" calcext:value-type="float">
            <text:p>-177,2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-220.12" calcext:value-type="float">
            <text:p>-220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-285.14" calcext:value-type="float">
            <text:p>-285,1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-420.46" calcext:value-type="float">
            <text:p>-420,4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-519.36" calcext:value-type="float">
            <text:p>-519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-654.96" calcext:value-type="float">
            <text:p>-654,9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-869.33" calcext:value-type="float">
            <text:p>-869,3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1296.98" calcext:value-type="float">
            <text:p>-1.2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1743.53" calcext:value-type="float">
            <text:p>-1.7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2077.49" calcext:value-type="float">
            <text:p>-2.0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2402" calcext:value-type="float">
            <text:p>-2.4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2733.27" calcext:value-type="float">
            <text:p>-2.7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412.42" calcext:value-type="float">
            <text:p>412,42</text:p>
          </table:table-cell>
          <table:table-cell table:style-name="ce282" table:formula="of:=[.E43]+[.C44]-[.D44]" office:value-type="float" office:value="-3095.69" calcext:value-type="float">
            <text:p>-3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/>
          <table:table-cell table:style-name="ce282" table:formula="of:=[.E44]+[.C45]-[.D45]" office:value-type="float" office:value="-3095.69" calcext:value-type="float">
            <text:p>-3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ya</text:p>
          </table:table-cell>
          <table:table-cell table:style-name="ce280"/>
          <table:table-cell table:style-name="Default" office:value-type="float" office:value="-2000" calcext:value-type="float">
            <text:p>-2000</text:p>
          </table:table-cell>
          <table:table-cell table:style-name="ce282" table:formula="of:=[.E45]+[.C46]-[.D46]" office:value-type="float" office:value="-1095.69" calcext:value-type="float">
            <text:p>-1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otorcu alçıpan hasarı</text:p>
          </table:table-cell>
          <table:table-cell table:style-name="ce280"/>
          <table:table-cell table:style-name="Default" office:value-type="float" office:value="-500" calcext:value-type="float">
            <text:p>-500</text:p>
          </table:table-cell>
          <table:table-cell table:style-name="ce282" table:formula="of:=[.E46]+[.C47]-[.D47]" office:value-type="float" office:value="-595.69" calcext:value-type="float">
            <text:p>-595,69</text:p>
          </table:table-cell>
          <table:table-cell table:number-columns-repeated="54"/>
        </table:table-row>
        <table:table-row table:style-name="ro1" table:number-rows-repeated="3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 OKKK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283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67:.D86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258"/>
        <table:table-column table:style-name="co19" table:default-cell-style-name="ce260"/>
        <table:table-column table:style-name="co20" table:default-cell-style-name="ce260"/>
        <table:table-column table:style-name="co21" table:default-cell-style-name="ce260"/>
        <table:table-column table:style-name="co11" table:default-cell-style-name="ce260"/>
        <table:table-column table:style-name="co22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28])" office:value-type="float" office:value="46200" calcext:value-type="float">
            <text:p>46.2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28])" office:value-type="float" office:value="45141.52" calcext:value-type="float">
            <text:p>45.141,52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27]" office:value-type="float" office:value="1118.75" calcext:value-type="float">
            <text:p>1.118,75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35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45141.52" calcext:value-type="float">
            <text:p>45.141,52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office:value-type="float" office:value="45000" calcext:value-type="float">
            <text:p>45.000,00</text:p>
          </table:table-cell>
          <table:table-cell/>
          <table:table-cell table:style-name="ce282" table:formula="of:=[.F16]+[.D17]-[.E17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office:value-type="float" office:value="1200" calcext:value-type="float">
            <text:p>1.200,00</text:p>
          </table:table-cell>
          <table:table-cell/>
          <table:table-cell table:style-name="ce282" table:formula="of:=[.F17]+[.D18]-[.E18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18]+[.D19]-[.E19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0]+[.D21]-[.E21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7]/[.C21]" office:value-type="float" office:value="114.503816793893" calcext:value-type="float">
            <text:p>114,503816793893</text:p>
          </table:table-cell>
          <table:table-cell table:style-name="ce280"/>
          <table:table-cell table:style-name="Default"/>
          <table:table-cell table:style-name="ce282" table:formula="of:=[.F21]+[.D22]-[.E22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0000" calcext:value-type="float">
            <text:p>20.000,00</text:p>
          </table:table-cell>
          <table:table-cell table:style-name="ce282" table:formula="of:=[.F22]+[.D23]-[.E23]" office:value-type="float" office:value="26200" calcext:value-type="float">
            <text:p>2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5000" calcext:value-type="float">
            <text:p>25.000,00</text:p>
          </table:table-cell>
          <table:table-cell table:style-name="ce282" table:formula="of:=[.F23]+[.D24]-[.E24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table:style-name="Default" office:value-type="float" office:value="32.35" calcext:value-type="float">
            <text:p>32,35</text:p>
          </table:table-cell>
          <table:table-cell table:style-name="ce282" table:formula="of:=[.F24]+[.D25]-[.E25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table:style-name="Default" office:value-type="float" office:value="39.91" calcext:value-type="float">
            <text:p>39,91</text:p>
          </table:table-cell>
          <table:table-cell table:style-name="ce282" table:formula="of:=[.F25]+[.D26]-[.E26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8.99" calcext:value-type="float">
            <text:p>8,99</text:p>
          </table:table-cell>
          <table:table-cell table:style-name="ce282" table:formula="of:=[.F26]+[.D27]-[.E27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60.27" calcext:value-type="float">
            <text:p>60,27</text:p>
          </table:table-cell>
          <table:table-cell table:style-name="ce282" table:formula="of:=[.F27]+[.D28]-[.E28]" office:value-type="float" office:value="1058.48" calcext:value-type="float">
            <text:p>1.058,48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36:.E55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9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258"/>
        <table:table-column table:style-name="co23" table:default-cell-style-name="ce260"/>
        <table:table-column table:style-name="co24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9875" calcext:value-type="float">
            <text:p>49.875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36000" calcext:value-type="float">
            <text:p>36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13875" calcext:value-type="float">
            <text:p>13.875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35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36000" calcext:value-type="float">
            <text:p>36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282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teminat</text:p>
          </table:table-cell>
          <table:table-cell office:value-type="float" office:value="1500" calcext:value-type="float">
            <text:p>1.500,00</text:p>
          </table:table-cell>
          <table:table-cell/>
          <table:table-cell table:style-name="ce282" table:formula="of:=[.E13]+[.C14]-[.D14]" office:value-type="float" office:value="49500" calcext:value-type="float">
            <text:p>49.5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28000" calcext:value-type="float">
            <text:p>28000</text:p>
          </table:table-cell>
          <table:table-cell table:style-name="ce282" table:formula="of:=[.E14]+[.C15]-[.D15]" office:value-type="float" office:value="21500" calcext:value-type="float">
            <text:p>21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table:style-name="ce258" office:value-type="string" calcext:value-type="string">
            <text:p>10-05-2022 <text:s text:c="2"/>- 4000 nakit ödeme</text:p>
          </table:table-cell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E15]+[.C16]-[.D16]" office:value-type="float" office:value="17500" calcext:value-type="float">
            <text:p>17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table:style-name="ce258" office:value-type="string" calcext:value-type="string">
            <text:p>20-06-2022 <text:s text:c="2"/>- 4000 nakit ödeme</text:p>
          </table:table-cell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E16]+[.C17]-[.D17]" office:value-type="float" office:value="13500" calcext:value-type="float">
            <text:p>13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7]+[.C18]-[.D18]" office:value-type="float" office:value="13500" calcext:value-type="float">
            <text:p>13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8]+[.C19]-[.D19]" office:value-type="float" office:value="13500" calcext:value-type="float">
            <text:p>13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9]+[.C20]-[.D20]" office:value-type="float" office:value="13500" calcext:value-type="float">
            <text:p>13.50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 office:value-type="float" office:value="375" calcext:value-type="float">
            <text:p>375,00</text:p>
          </table:table-cell>
          <table:table-cell table:style-name="Default"/>
          <table:table-cell table:style-name="ce282" table:formula="of:=[.E20]+[.C21]-[.D21]" office:value-type="float" office:value="13875" calcext:value-type="float">
            <text:p>13.875,00</text:p>
          </table:table-cell>
          <table:table-cell table:number-columns-repeated="54"/>
        </table:table-row>
        <table:table-row table:style-name="ro1">
          <table:table-cell/>
          <table:table-cell table:style-name="ce258"/>
          <table:table-cell table:style-name="ce280"/>
          <table:table-cell/>
          <table:table-cell table:style-name="ce282" table:formula="of:=[.E21]+[.C22]-[.D22]" office:value-type="float" office:value="13875" calcext:value-type="float">
            <text:p>13.8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/>
          <table:table-cell table:style-name="ce282" table:formula="of:=[.E22]+[.C23]-[.D23]" office:value-type="float" office:value="13875" calcext:value-type="float">
            <text:p>13.8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3 elektrik tmnt</text:p>
          </table:table-cell>
          <table:table-cell table:style-name="ce280"/>
          <table:table-cell office:value-type="float" office:value="0" calcext:value-type="float">
            <text:p>0,00</text:p>
          </table:table-cell>
          <table:table-cell table:style-name="ce282" table:formula="of:=[.E23]+[.C24]-[.D24]" office:value-type="float" office:value="13875" calcext:value-type="float">
            <text:p>13.8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4 elektrik tmnt</text:p>
          </table:table-cell>
          <table:table-cell table:style-name="ce280"/>
          <table:table-cell office:value-type="float" office:value="20.95" calcext:value-type="float">
            <text:p>20,95</text:p>
          </table:table-cell>
          <table:table-cell table:style-name="ce282" table:formula="of:=[.E24]+[.C25]-[.D25]" office:value-type="float" office:value="13854.05" calcext:value-type="float">
            <text:p>13.854,0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5 elektrik tmnt</text:p>
          </table:table-cell>
          <table:table-cell table:style-name="ce280"/>
          <table:table-cell office:value-type="float" office:value="11.93" calcext:value-type="float">
            <text:p>11,93</text:p>
          </table:table-cell>
          <table:table-cell table:style-name="ce282" table:formula="of:=[.E25]+[.C26]-[.D26]" office:value-type="float" office:value="13842.12" calcext:value-type="float">
            <text:p>13.8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6 elektrik tmnt</text:p>
          </table:table-cell>
          <table:table-cell table:style-name="ce280"/>
          <table:table-cell office:value-type="float" office:value="0" calcext:value-type="float">
            <text:p>0,00</text:p>
          </table:table-cell>
          <table:table-cell table:style-name="ce282" table:formula="of:=[.E26]+[.C27]-[.D27]" office:value-type="float" office:value="13842.12" calcext:value-type="float">
            <text:p>13.8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7 elektrik tmnt</text:p>
          </table:table-cell>
          <table:table-cell table:style-name="ce280"/>
          <table:table-cell office:value-type="float" office:value="23.25" calcext:value-type="float">
            <text:p>23,25</text:p>
          </table:table-cell>
          <table:table-cell table:style-name="ce282" table:formula="of:=[.E27]+[.C28]-[.D28]" office:value-type="float" office:value="13818.87" calcext:value-type="float">
            <text:p>13.818,8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80"/>
          <table:table-cell office:value-type="float" office:value="42.14" calcext:value-type="float">
            <text:p>42,14</text:p>
          </table:table-cell>
          <table:table-cell table:style-name="ce282" table:formula="of:=[.E28]+[.C29]-[.D29]" office:value-type="float" office:value="13776.73" calcext:value-type="float">
            <text:p>13.776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80"/>
          <table:table-cell office:value-type="float" office:value="39.37" calcext:value-type="float">
            <text:p>39,37</text:p>
          </table:table-cell>
          <table:table-cell table:style-name="ce282" table:formula="of:=[.E29]+[.C30]-[.D30]" office:value-type="float" office:value="13737.36" calcext:value-type="float">
            <text:p>13.737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0 elektrik tmnt</text:p>
          </table:table-cell>
          <table:table-cell table:style-name="ce280"/>
          <table:table-cell office:value-type="float" office:value="150.16" calcext:value-type="float">
            <text:p>150,16</text:p>
          </table:table-cell>
          <table:table-cell table:style-name="ce282" table:formula="of:=[.E30]+[.C31]-[.D31]" office:value-type="float" office:value="13587.2" calcext:value-type="float">
            <text:p>13.587,2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1 elektrik tmnt</text:p>
          </table:table-cell>
          <table:table-cell table:style-name="ce280"/>
          <table:table-cell office:value-type="float" office:value="216.76" calcext:value-type="float">
            <text:p>216,76</text:p>
          </table:table-cell>
          <table:table-cell table:style-name="ce282" table:formula="of:=[.E31]+[.C32]-[.D32]" office:value-type="float" office:value="13370.44" calcext:value-type="float">
            <text:p>13.370,44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37:.D56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2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ödendi</text:p>
          </table:table-cell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ödendi</text:p>
          </table:table-cell>
          <table:table-cell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ödendi</text:p>
          </table:table-cell>
          <table:table-cell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ödendi</text:p>
          </table:table-cell>
          <table:table-cell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Ödenmedi <text:s text:c="40"/>10</text:p>
          </table:table-cell>
          <table:table-cell table:number-columns-repeated="2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3-01-30" calcext:value-type="date">
            <text:p>30.01.2023</text:p>
          </table:table-cell>
          <table:table-cell office:value-type="string" calcext:value-type="string">
            <text:p>Ödenmedi <text:s text:c="40"/>11</text:p>
          </table:table-cell>
          <table:table-cell table:number-columns-repeated="2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office:value-type="string" calcext:value-type="string">
            <text:p>Ödenmedi <text:s text:c="40"/>12</text:p>
          </table:table-cell>
          <table:table-cell table:number-columns-repeated="2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>
          <table:table-cell/>
          <table:table-cell table:style-name="Default" table:number-columns-repeated="3"/>
          <table:table-cell table:number-columns-repeated="55"/>
        </table:table-row>
        <table:table-row table:style-name="ro1" table:number-rows-repeated="104852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701-18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280"/>
        <table:table-row table:style-name="ro1">
          <table:table-cell table:style-name="ce258"/>
          <table:table-cell table:style-name="ce307" office:value-type="string" calcext:value-type="string">
            <text:p>SnyG701-18</text:p>
          </table:table-cell>
          <table:table-cell/>
          <table:table-cell table:style-name="ce255" office:value-type="string" calcext:value-type="string">
            <text:p>Sanayi mermer </text:p>
          </table:table-cell>
          <table:table-cell/>
          <table:table-cell table:style-name="ce260"/>
          <table:table-cell/>
        </table:table-row>
        <table:table-row table:style-name="ro1">
          <table:table-cell table:style-name="ce257" table:number-columns-repeated="3"/>
          <table:table-cell table:style-name="ce261"/>
          <table:table-cell table:style-name="ce255" office:value-type="string" calcext:value-type="string">
            <text:p>240 m2</text:p>
          </table:table-cell>
          <table:table-cell table:style-name="ce261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style-name="ce255"/>
          <table:table-cell table:number-columns-repeated="2"/>
          <table:table-cell table:style-name="ce279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1 Nakli Yekün</text:p>
          </table:table-cell>
          <table:table-cell table:style-name="ce277"/>
          <table:table-cell table:style-name="ce279" table:formula="of:=SUM([.D14:.D21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Masraflar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Gecikme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D9]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Toplam Ödeme</text:p>
          </table:table-cell>
          <table:table-cell table:style-name="ce277"/>
          <table:table-cell table:style-name="ce260" table:formula="of:=SUM([.E14:.E18])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2">
          <table:table-cell table:style-name="ce258"/>
          <table:table-cell table:style-name="ce261" office:value-type="string" calcext:value-type="string">
            <text:p>2022 Bakiye</text:p>
          </table:table-cell>
          <table:table-cell table:style-name="ce261"/>
          <table:table-cell table:style-name="ce329" table:formula="of:=[.D8]-[.D9]" office:value-type="float" office:value="0" calcext:value-type="float">
            <text:p>0,00</text:p>
          </table:table-cell>
          <table:table-cell/>
          <table:table-cell table:style-name="ce279"/>
          <table:table-cell/>
        </table:table-row>
        <table:table-row table:style-name="ro1">
          <table:table-cell table:style-name="ce258"/>
          <table:table-cell table:style-name="ce255" table:number-columns-repeated="2"/>
          <table:table-cell table:style-name="ce260" table:number-columns-repeated="3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315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Gecikme</text:p>
          </table:table-cell>
        </table:table-row>
        <table:table-row table:style-name="ro1">
          <table:table-cell table:style-name="ce258"/>
          <table:table-cell table:style-name="ce255" office:value-type="string" calcext:value-type="string">
            <text:p>Radyotörcü 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ursun Durmuş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2019 kiradan kalan</text:p>
          </table:table-cell>
          <table:table-cell/>
          <table:table-cell table:style-name="ce260"/>
          <table:table-cell table:style-name="ce260" table:formula="of:=[.F33]" office:value-type="float" office:value="15662.2519529925" calcext:value-type="float">
            <text:p>15.662,25</text:p>
          </table:table-cell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oğuş hesabından</text:p>
          </table:table-cell>
          <table:table-cell/>
          <table:table-cell table:style-name="ce260"/>
          <table:table-cell table:style-name="ce260" table:formula="of:=[.F49]" office:value-type="float" office:value="11181.3531100075" calcext:value-type="float">
            <text:p>11.181,35</text:p>
          </table:table-cell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/>
          <table:table-cell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0"/>
          <table:table-cell/>
        </table:table-row>
        <table:table-row table:style-name="ro1">
          <table:table-cell table:style-name="ce255" office:value-type="string" calcext:value-type="string">
            <text:p>DURSUN DURMUŞ 2022 HESAP</text:p>
          </table:table-cell>
          <table:table-cell table:style-name="ce255" table:number-columns-repeated="2"/>
          <table:table-cell table:style-name="ce330"/>
          <table:table-cell table:style-name="ce305"/>
          <table:table-cell table:number-columns-repeated="2"/>
        </table:table-row>
        <table:table-row table:style-name="ro1">
          <table:table-cell table:style-name="ce287"/>
          <table:table-cell table:style-name="ce308" office:value-type="string" calcext:value-type="string">
            <text:p>Üfe-tüfe</text:p>
          </table:table-cell>
          <table:table-cell table:style-name="ce316" office:value-type="string" calcext:value-type="string">
            <text:p>aylık kira</text:p>
          </table:table-cell>
          <table:table-cell table:style-name="ce331"/>
          <table:table-cell/>
          <table:table-cell table:style-name="ce34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88" office:value-type="string" calcext:value-type="string">
            <text:p>2018 kira bedeli</text:p>
          </table:table-cell>
          <table:table-cell table:style-name="ce309"/>
          <table:table-cell table:style-name="ce317" table:formula="of:=[.D24]/12" office:value-type="currency" office:currency="TRY" office:value="2083.33333333333" calcext:value-type="currency">
            <text:p>₺2.083,33</text:p>
          </table:table-cell>
          <table:table-cell table:style-name="ce332" office:value-type="currency" office:currency="TRY" office:value="25000" calcext:value-type="currency">
            <text:p>₺25.000,00</text:p>
          </table:table-cell>
          <table:table-cell/>
          <table:table-cell table:style-name="ce348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89" office:value-type="string" calcext:value-type="string">
            <text:p>2018 ödeme</text:p>
          </table:table-cell>
          <table:table-cell table:style-name="ce310" table:number-columns-repeated="2"/>
          <table:table-cell table:style-name="ce333" office:value-type="currency" office:currency="TRY" office:value="-25000" calcext:value-type="currency">
            <text:p>₺ -25.000,00</text:p>
          </table:table-cell>
          <table:table-cell/>
          <table:table-cell table:style-name="ce349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kira bedeli </text:p>
          </table:table-cell>
          <table:table-cell table:style-name="ce311" office:value-type="percentage" office:value="0.2258" calcext:value-type="percentage">
            <text:p>%22,58</text:p>
          </table:table-cell>
          <table:table-cell table:style-name="ce318" table:formula="of:=[.C24]+([.C24]*[.B26])" office:value-type="currency" office:currency="TRY" office:value="2553.75" calcext:value-type="currency">
            <text:p>₺2.553,75</text:p>
          </table:table-cell>
          <table:table-cell table:style-name="ce334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4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nisan ödeme</text:p>
          </table:table-cell>
          <table:table-cell table:style-name="ce293"/>
          <table:table-cell table:style-name="ce305"/>
          <table:table-cell table:style-name="ce335" office:value-type="currency" office:currency="TRY" office:value="-18500" calcext:value-type="currency">
            <text:p>₺ -18.500,00</text:p>
          </table:table-cell>
          <table:table-cell/>
          <table:table-cell table:style-name="ce344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1" office:value-type="string" calcext:value-type="string">
            <text:p>2019 haziran ödeme</text:p>
          </table:table-cell>
          <table:table-cell table:style-name="ce312"/>
          <table:table-cell table:style-name="ce310"/>
          <table:table-cell table:style-name="ce333" office:value-type="currency" office:currency="TRY" office:value="-5000" calcext:value-type="currency">
            <text:p>₺ -5.000,00</text:p>
          </table:table-cell>
          <table:table-cell/>
          <table:table-cell table:style-name="ce350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292" office:value-type="string" calcext:value-type="string">
            <text:p>Kasım 2020 1 aylık kira bedeli</text:p>
          </table:table-cell>
          <table:table-cell table:style-name="ce313" office:value-type="percentage" office:value="0.1811" calcext:value-type="percentage">
            <text:p>%18,11</text:p>
          </table:table-cell>
          <table:table-cell table:style-name="ce317" table:formula="of:=[.C26]+([.C26]*[.B29])" office:value-type="currency" office:currency="TRY" office:value="3016.234125" calcext:value-type="currency">
            <text:p>₺3.016,23</text:p>
          </table:table-cell>
          <table:table-cell table:style-name="ce332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48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1" office:value-type="string" calcext:value-type="string">
            <text:p>Aralık 2020 16 günlük kira bedeli</text:p>
          </table:table-cell>
          <table:table-cell table:style-name="ce312"/>
          <table:table-cell table:style-name="ce310"/>
          <table:table-cell table:style-name="ce336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1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87" office:value-type="string" calcext:value-type="string">
            <text:p>2021 aylık kira bedeli</text:p>
          </table:table-cell>
          <table:table-cell table:style-name="ce314" office:value-type="percentage" office:value="0.1989" calcext:value-type="percentage">
            <text:p>%19,89</text:p>
          </table:table-cell>
          <table:table-cell table:style-name="ce319" table:formula="of:=[.C29]+([.C29]*[.B31])" office:value-type="currency" office:currency="TRY" office:value="3616.1630924625" calcext:value-type="currency">
            <text:p>₺3.616,16</text:p>
          </table:table-cell>
          <table:table-cell table:style-name="ce337"/>
          <table:table-cell/>
          <table:table-cell table:style-name="ce352"/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4" office:value-type="string" calcext:value-type="string">
            <text:p>kira borcundan kalan 2022 değeri</text:p>
          </table:table-cell>
          <table:table-cell table:style-name="ce294"/>
          <table:table-cell table:style-name="ce320" table:formula="of:=[.F35]+[.F36]" office:value-type="float" office:value="4.33117963778757" calcext:value-type="float">
            <text:p>4,33 ay</text:p>
          </table:table-cell>
          <table:table-cell table:style-name="ce339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5" office:value-type="string" calcext:value-type="string">
            <text:p>Kiradan kalan 2019 </text:p>
          </table:table-cell>
          <table:table-cell table:style-name="ce295"/>
          <table:table-cell table:style-name="ce321" table:formula="of:=[.F28]" office:value-type="currency" office:currency="TRY" office:value="7145" calcext:value-type="currency">
            <text:p>₺7.145,00</text:p>
          </table:table-cell>
          <table:table-cell table:style-name="ce340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5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299" office:value-type="string" calcext:value-type="string">
            <text:p>Kiradan kalan 2020</text:p>
          </table:table-cell>
          <table:table-cell table:style-name="ce299"/>
          <table:table-cell table:style-name="ce322" table:formula="of:=[.F30]" office:value-type="currency" office:currency="TRY" office:value="4624.892325" calcext:value-type="currency">
            <text:p>₺4.624,89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35:.C36])" office:value-type="currency" office:currency="TRY" office:value="11769.892325" calcext:value-type="currency">
            <text:p>₺11.769,89</text:p>
          </table:table-cell>
          <table:table-cell table:style-name="ce341"/>
          <table:table-cell/>
          <table:table-cell table:style-name="ce356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33]-[.C37]" office:value-type="currency" office:currency="TRY" office:value="3892.3596279925" calcext:value-type="currency">
            <text:p>₺3.892,36</text:p>
          </table:table-cell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2" office:value-type="string" calcext:value-type="string">
            <text:p>Diğer borclar</text:p>
          </table:table-cell>
          <table:table-cell table:style-name="ce302"/>
          <table:table-cell table:style-name="ce325" table:formula="of:=SUM([.F42:.F45])" office:value-type="float" office:value="2.80861086110024" calcext:value-type="float">
            <text:p>2,81 ay</text:p>
          </table:table-cell>
          <table:table-cell table:style-name="ce339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299" table:number-columns-repeated="2"/>
          <table:table-cell/>
          <table:table-cell table:style-name="ce323"/>
          <table:table-cell/>
          <table:table-cell table:style-name="ce341"/>
          <table:table-cell/>
        </table:table-row>
        <table:table-row table:style-name="ro1">
          <table:table-cell table:style-name="ce303" office:value-type="string" calcext:value-type="string">
            <text:p>elektrikten kalan 2020</text:p>
          </table:table-cell>
          <table:table-cell table:style-name="ce303"/>
          <table:table-cell table:style-name="ce326" office:value-type="currency" office:currency="TRY" office:value="1752.33" calcext:value-type="currency">
            <text:p>₺1.752,33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3" office:value-type="string" calcext:value-type="string">
            <text:p>elektrik teminat masrafından kalan 2020</text:p>
          </table:table-cell>
          <table:table-cell table:style-name="ce303"/>
          <table:table-cell table:style-name="ce326" office:value-type="currency" office:currency="TRY" office:value="2000" calcext:value-type="currency">
            <text:p>₺2.000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3" office:value-type="string" calcext:value-type="string">
            <text:p>Tahliye masrafı 2020</text:p>
          </table:table-cell>
          <table:table-cell table:style-name="ce303"/>
          <table:table-cell table:style-name="ce326" office:value-type="currency" office:currency="TRY" office:value="3885" calcext:value-type="currency">
            <text:p>₺3.885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3" office:value-type="string" calcext:value-type="string">
            <text:p>icraya ödenen 2022</text:p>
          </table:table-cell>
          <table:table-cell table:style-name="ce303"/>
          <table:table-cell table:style-name="ce326" office:value-type="currency" office:currency="TRY" office:value="1000" calcext:value-type="currency">
            <text:p>₺1.000,00</text:p>
          </table:table-cell>
          <table:table-cell table:style-name="ce341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56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42:.C45])" office:value-type="currency" office:currency="TRY" office:value="8637.33" calcext:value-type="currency">
            <text:p>₺8.637,33</text:p>
          </table:table-cell>
          <table:table-cell table:style-name="ce341"/>
          <table:table-cell/>
          <table:table-cell table:style-name="ce356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40]-[.C46]" office:value-type="currency" office:currency="TRY" office:value="1519.064937" calcext:value-type="currency">
            <text:p>₺1.519,06</text:p>
          </table:table-cell>
          <table:table-cell table:style-name="ce342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1"/>
          <table:table-cell table:style-name="ce299"/>
          <table:table-cell table:style-name="ce323"/>
          <table:table-cell table:number-columns-repeated="4"/>
        </table:table-row>
        <table:table-row table:style-name="ro1">
          <table:table-cell table:style-name="ce304" office:value-type="string" calcext:value-type="string">
            <text:p>Caymazın doğuşa 2000 yılı hesabı için tahsil edilen</text:p>
          </table:table-cell>
          <table:table-cell table:style-name="ce304" table:number-columns-repeated="3"/>
          <table:table-cell/>
          <table:table-cell table:style-name="ce357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58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28" office:value-type="float" office:value="400000000" calcext:value-type="float">
            <text:p>400.000.000,00</text:p>
          </table:table-cell>
          <table:table-cell table:style-name="ce280" office:value-type="float" office:value="633197.0675" calcext:value-type="float">
            <text:p>633.197,07</text:p>
          </table:table-cell>
          <table:table-cell/>
          <table:table-cell table:style-name="ce327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27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59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0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office:value-type="string" calcext:value-type="string">
            <text:p>Dosya 21-07-2022 tarihinde kapatıldı</text:p>
          </table:table-cell>
          <table:table-cell table:style-name="ce305" table:number-columns-repeated="2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1-7-2022 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2-7-2022 yapılan ödeme 2022 ali</text:p>
          </table:table-cell>
          <table:table-cell table:style-name="ce306"/>
          <table:table-cell table:style-name="ce305"/>
          <table:table-cell table:style-name="ce344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0"/>
          <table:table-cell table:style-name="ce345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342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kiradan</text:p>
          </table:table-cell>
          <table:table-cell table:style-name="ce342" table:formula="of:=[.F33]" office:value-type="currency" office:currency="TRY" office:value="15662.2519529925" calcext:value-type="currency">
            <text:p>₺15.662,25</text:p>
          </table:table-cell>
          <table:table-cell table:style-name="ce342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iğer borçlar</text:p>
          </table:table-cell>
          <table:table-cell table:style-name="ce342" table:formula="of:=[.F40]" office:value-type="currency" office:currency="TRY" office:value="10156.394937" calcext:value-type="currency">
            <text:p>₺10.156,39</text:p>
          </table:table-cell>
          <table:table-cell table:style-name="ce342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oğuşa olan borç</text:p>
          </table:table-cell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 table:style-name="ce342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342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2-22" table:style-name="ta1">
        <table:table-column table:style-name="co11" table:default-cell-style-name="ce258"/>
        <table:table-column table:style-name="co32" table:default-cell-style-name="ce260"/>
        <table:table-column table:style-name="co11" table:number-columns-repeated="2" table:default-cell-style-name="ce260"/>
        <table:table-column table:style-name="co11" table:default-cell-style-name="ce282"/>
        <table:table-column table:style-name="co11" table:default-cell-style-name="ce260"/>
        <table:table-row table:style-name="ro1">
          <table:table-cell office:value-type="string" calcext:value-type="string">
            <text:p>SnyG702-22</text:p>
          </table:table-cell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9200" calcext:value-type="float">
            <text:p>49.2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43600" calcext:value-type="float">
            <text:p>43.6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5600" calcext:value-type="float">
            <text:p>5.6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6]" office:value-type="float" office:value="4500" calcext:value-type="float">
            <text:p>4.5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39100" calcext:value-type="float">
            <text:p>39.10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55"/>
          <table:table-cell table:number-columns-repeated="4"/>
        </table:table-row>
        <table:table-row table:style-name="ro1">
          <table:table-cell/>
          <table:table-cell table:style-name="ce258"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/>
          <table:table-cell table:style-name="ce258" office:value-type="string" calcext:value-type="string">
            <text:p>elektrik teminat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E13]+[.C14]-[.D14]" office:value-type="float" office:value="49200" calcext:value-type="float">
            <text:p>49.200,00</text:p>
          </table:table-cell>
          <table:table-cell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9200" calcext:value-type="float">
            <text:p>9.200,00</text:p>
          </table:table-cell>
          <table:table-cell/>
        </table:table-row>
        <table:table-row table:style-name="ro1">
          <table:table-cell table:style-name="ce361" office:value-type="date" office:date-value="2022-09-30" calcext:value-type="date">
            <text:p>30.09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5]+[.C16]-[.D16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0-30" calcext:value-type="date">
            <text:p>30.10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6]+[.C17]-[.D17]" office:value-type="float" office:value="6800" calcext:value-type="float">
            <text:p>6.800,00</text:p>
          </table:table-cell>
          <table:table-cell/>
        </table:table-row>
        <table:table-row table:style-name="ro1">
          <table:table-cell table:style-name="ce361" office:value-type="date" office:date-value="2022-11-30" calcext:value-type="date">
            <text:p>30.11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7]+[.C18]-[.D18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8]+[.C19]-[.D19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9]+[.C20]-[.D20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20]+[.C21]-[.D21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1]+[.C22]-[.D22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2]+[.C23]-[.D23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28:.D47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Kapı yapımı</text:p>
          </table:table-cell>
          <table:table-cell/>
          <table:table-cell table:style-name="ce274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cam</text:p>
          </table:table-cell>
          <table:table-cell/>
          <table:table-cell table:style-name="ce273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60"/>
          <table:table-cell table:style-name="Default"/>
        </table:table-row>
        <table:table-row table:style-name="ro1" table:number-rows-repeated="4">
          <table:table-cell table:style-name="ce275"/>
          <table:table-cell table:number-columns-repeated="3"/>
          <table:table-cell table:style-name="ce260"/>
          <table:table-cell table:style-name="Default"/>
        </table:table-row>
        <table:table-row table:style-name="ro1" table:number-rows-repeated="3">
          <table:table-cell table:style-name="ce275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60"/>
          <table:table-cell/>
        </table:table-row>
        <table:table-row table:style-name="ro1">
          <table:table-cell table:number-columns-repeated="4"/>
          <table:table-cell table:style-name="ce260"/>
          <table:table-cell/>
        </table:table-row>
      </table:table>
      <table:table table:name="SnH yazıhane" table:style-name="ta2">
        <table:table-column table:style-name="co33" table:default-cell-style-name="ce258"/>
        <table:table-column table:style-name="co34" table:default-cell-style-name="ce258"/>
        <table:table-column table:style-name="co30" table:default-cell-style-name="ce260"/>
        <table:table-column table:style-name="co17" table:default-cell-style-name="ce260"/>
        <table:table-column table:style-name="co35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279" table:formula="of:=SUM([.F6:.F56])" office:value-type="float" office:value="-2543.67" calcext:value-type="float">
            <text:p>-2.543,67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0" office:value-type="float" office:value="-54.79" calcext:value-type="float">
            <text:p>-54,79</text:p>
          </table:table-cell>
          <table:table-cell table:style-name="ce280" table:formula="of:=[.G5]+[.E6]-[.F6]" office:value-type="float" office:value="54.79" calcext:value-type="float">
            <text:p>54,7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0" office:value-type="float" office:value="-63.01" calcext:value-type="float">
            <text:p>-63,01</text:p>
          </table:table-cell>
          <table:table-cell table:style-name="ce280" table:formula="of:=[.G6]+[.E7]-[.F7]" office:value-type="float" office:value="117.8" calcext:value-type="float">
            <text:p>117,8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0" office:value-type="float" office:value="-78.08" calcext:value-type="float">
            <text:p>-78,08</text:p>
          </table:table-cell>
          <table:table-cell table:style-name="ce280" table:formula="of:=[.G7]+[.E8]-[.F8]" office:value-type="float" office:value="195.88" calcext:value-type="float">
            <text:p>195,8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0" office:value-type="float" office:value="-65.75" calcext:value-type="float">
            <text:p>-65,75</text:p>
          </table:table-cell>
          <table:table-cell table:style-name="ce280" table:formula="of:=[.G8]+[.E9]-[.F9]" office:value-type="float" office:value="261.63" calcext:value-type="float">
            <text:p>261,6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0" office:value-type="float" office:value="-82.18" calcext:value-type="float">
            <text:p>-82,18</text:p>
          </table:table-cell>
          <table:table-cell table:style-name="ce280" table:formula="of:=[.G9]+[.E10]-[.F10]" office:value-type="float" office:value="343.81" calcext:value-type="float">
            <text:p>343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0" office:value-type="float" office:value="-48.8" calcext:value-type="float">
            <text:p>-48,80</text:p>
          </table:table-cell>
          <table:table-cell table:style-name="ce280" table:formula="of:=[.G10]+[.E11]-[.F11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0" table:formula="of:=[.G11]+[.E12]-[.F12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2]+[.E13]-[.F13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0" office:value-type="float" office:value="-69.38" calcext:value-type="float">
            <text:p>-69,38</text:p>
          </table:table-cell>
          <table:table-cell table:style-name="ce280" table:formula="of:=[.G13]+[.E14]-[.F14]" office:value-type="float" office:value="461.99" calcext:value-type="float">
            <text:p>461,9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0" office:value-type="float" office:value="-41.08" calcext:value-type="float">
            <text:p>-41,08</text:p>
          </table:table-cell>
          <table:table-cell table:style-name="ce280" table:formula="of:=[.G14]+[.E15]-[.F15]" office:value-type="float" office:value="503.07" calcext:value-type="float">
            <text:p>503,0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0" office:value-type="float" office:value="-192.91" calcext:value-type="float">
            <text:p>-192,91</text:p>
          </table:table-cell>
          <table:table-cell table:style-name="ce280" table:formula="of:=[.G15]+[.E16]-[.F16]" office:value-type="float" office:value="695.98" calcext:value-type="float">
            <text:p>695,9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0" office:value-type="float" office:value="-49.95" calcext:value-type="float">
            <text:p>-49,95</text:p>
          </table:table-cell>
          <table:table-cell table:style-name="ce280" table:formula="of:=[.G16]+[.E17]-[.F17]" office:value-type="float" office:value="745.93" calcext:value-type="float">
            <text:p>745,9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0" office:value-type="float" office:value="-207.89" calcext:value-type="float">
            <text:p>-207,89</text:p>
          </table:table-cell>
          <table:table-cell table:style-name="ce280" table:formula="of:=[.G17]+[.E18]-[.F18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0" table:formula="of:=[.G18]+[.E19]-[.F19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9]+[.E20]-[.F20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0" office:value-type="float" office:value="-1589.85" calcext:value-type="float">
            <text:p>-1.589,85</text:p>
          </table:table-cell>
          <table:table-cell table:style-name="ce280" table:formula="of:=[.G20]+[.E21]-[.F21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0"/>
          <table:table-cell table:number-columns-repeated="2"/>
          <table:table-cell table:style-name="ce280" table:formula="of:=[.G21]+[.E22]-[.F22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0" table:formula="of:=[.G22]+[GDR.F152]-[GDR.E152]" office:value-type="float" office:value="7043.67" calcext:value-type="float">
            <text:p>7.043,67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GLR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342"/>
        <table:table-column table:style-name="co41" table:default-cell-style-name="ce342"/>
        <table:table-column table:style-name="co42" table:default-cell-style-name="Default"/>
        <table:table-column table:style-name="co43" table:default-cell-style-name="Default"/>
        <table:table-column table:style-name="co44" table:default-cell-style-name="ce280"/>
        <table:table-column table:style-name="co45" table:default-cell-style-name="Default"/>
        <table:table-column table:style-name="co46" table:default-cell-style-name="ce280"/>
        <table:table-column table:style-name="co11" table:default-cell-style-name="Default"/>
        <table:table-row table:style-name="ro1">
          <table:table-cell table:number-columns-repeated="4"/>
          <table:table-cell table:style-name="ce376" office:value-type="string" calcext:value-type="string">
            <text:p>kira bedeli</text:p>
          </table:table-cell>
          <table:table-cell table:style-name="ce376" office:value-type="string" calcext:value-type="string">
            <text:p>tahsilat</text:p>
          </table:table-cell>
          <table:table-cell table:style-name="ce360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3">
          <table:table-cell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0" table:formula="of:=[.E3]-[.F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69" table:formula="of:=[.F4]/[.H4]" office:value-type="float" office:value="1358.69565217391" calcext:value-type="float">
            <text:p>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69" table:formula="of:=[.F5]/[.H5]" office:value-type="float" office:value="2556.81818181818" calcext:value-type="float">
            <text:p>2.556,82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E3:.E5])" office:value-type="currency" office:currency="TRY" office:value="25000" calcext:value-type="currency">
            <text:p>₺25.000,00</text:p>
          </table:table-cell>
          <table:table-cell table:style-name="ce368" table:formula="of:=SUM([.F4:.F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368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76"/>
          <table:table-cell table:style-name="ce274"/>
          <table:table-cell/>
          <table:table-cell table:style-name="ce368" table:number-columns-repeated="2"/>
          <table:table-cell table:style-name="ce367"/>
          <table:table-cell table:style-name="ce281"/>
          <table:table-cell table:style-name="ce368"/>
          <table:table-cell table:number-columns-repeated="3"/>
        </table:table-row>
        <table:table-row table:style-name="ro3">
          <table:table-cell/>
          <table:table-cell table:style-name="ce365" office:value-type="float" office:value="2019" calcext:value-type="float">
            <text:p>2019</text:p>
          </table:table-cell>
          <table:table-cell table:number-columns-repeated="4"/>
          <table:table-cell table:style-name="ce280"/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5]+[.E10]-[.F10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69" table:formula="of:=[.F10]/[.H10]" office:value-type="float" office:value="327.332242225859" calcext:value-type="float">
            <text:p>327,33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10]+[.E11]-[.F11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69" table:formula="of:=[.F11]/[.H11]" office:value-type="float" office:value="343.642611683849" calcext:value-type="float">
            <text:p>343,64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3" office:value-type="currency" office:currency="TRY" office:value="30645" calcext:value-type="currency">
            <text:p>₺30.645,00</text:p>
          </table:table-cell>
          <table:table-cell table:style-name="ce323"/>
          <table:table-cell table:style-name="ce280" table:formula="of:=[.G11]+[.E12]-[.F12]" office:value-type="float" office:value="30645" calcext:value-type="float">
            <text:p>30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23" office:value-type="currency" office:currency="TRY" office:value="4000" calcext:value-type="currency">
            <text:p>₺4.000,00</text:p>
          </table:table-cell>
          <table:table-cell table:style-name="ce323"/>
          <table:table-cell table:style-name="ce280" table:formula="of:=[.G12]+[.E13]-[.F13]" office:value-type="float" office:value="34645" calcext:value-type="float">
            <text:p>34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23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G13]+[.E14]-[.F14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69" table:formula="of:=[.F14]/[.H14]" office:value-type="float" office:value="698.080279232112" calcext:value-type="float">
            <text:p>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3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G14]+[.E15]-[.F15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69" table:formula="of:=[.F15]/[.H15]" office:value-type="float" office:value="3195.16407599309" calcext:value-type="float">
            <text:p>3.195,16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0:.E15])" office:value-type="currency" office:currency="TRY" office:value="34645" calcext:value-type="currency">
            <text:p>₺34.645,00</text:p>
          </table:table-cell>
          <table:table-cell table:style-name="ce370" table:formula="of:=SUM([.F10:.F15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368" table:formula="of:=SUM([.I10:.I15])" office:value-type="currency" office:currency="TRY" office:value="4564.21920913491" calcext:value-type="currency">
            <text:p>₺4.564,22</text:p>
          </table:table-cell>
          <table:table-cell table:number-columns-repeated="3"/>
        </table:table-row>
        <table:table-row table:style-name="ro3">
          <table:table-cell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112"/>
          <table:table-cell table:style-name="ce323"/>
          <table:table-cell table:style-name="ce280"/>
          <table:table-cell table:number-columns-repeated="5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112"/>
          <table:table-cell table:style-name="ce323"/>
          <table:table-cell table:style-name="ce280" table:formula="of:=[.G15]+[.E18]-[.F18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3" office:value-type="currency" office:currency="TRY" office:value="6200" calcext:value-type="currency">
            <text:p>₺6.200,00</text:p>
          </table:table-cell>
          <table:table-cell table:style-name="ce323"/>
          <table:table-cell table:style-name="ce280" table:formula="of:=[.G18]+[.E19]-[.F19]" office:value-type="float" office:value="18345" calcext:value-type="float">
            <text:p>18.345,00</text:p>
          </table:table-cell>
          <table:table-cell office:value-type="float" office:value="6.43" calcext:value-type="float">
            <text:p>6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3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G19]+[.E20]-[.F20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3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G20]+[.E21]-[.F21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G21]+[.E22]-[.F22]" office:value-type="float" office:value="37145" calcext:value-type="float">
            <text:p>37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1"> </text:span>nakit ödeme 20-3-7/12</text:p>
          </table:table-cell>
          <table:table-cell table:style-name="ce280"/>
          <table:table-cell table:style-name="ce323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G22]+[.E23]-[.F23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1"> </text:span>Kira Ödemesii 20-8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23]+[.E24]-[.F24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3" office:value-type="currency" office:currency="TRY" office:value="7800" calcext:value-type="currency">
            <text:p>₺7.800,00</text:p>
          </table:table-cell>
          <table:table-cell table:style-name="ce323"/>
          <table:table-cell table:style-name="ce280" table:formula="of:=[.G24]+[.E25]-[.F25]" office:value-type="float" office:value="26945" calcext:value-type="float">
            <text:p>26.9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3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G25]+[.E26]-[.F26]" office:value-type="float" office:value="19145" calcext:value-type="float">
            <text:p>19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3" office:value-type="currency" office:currency="TRY" office:value="3014" calcext:value-type="currency">
            <text:p>₺3.014,00</text:p>
          </table:table-cell>
          <table:table-cell table:style-name="ce323"/>
          <table:table-cell table:style-name="ce280" table:formula="of:=[.G26]+[.E27]-[.F27]" office:value-type="float" office:value="22159" calcext:value-type="float">
            <text:p>22.15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3" office:value-type="currency" office:currency="TRY" office:value="1610" calcext:value-type="currency">
            <text:p>₺1.610,00</text:p>
          </table:table-cell>
          <table:table-cell table:style-name="ce323"/>
          <table:table-cell table:style-name="ce280" table:formula="of:=[.G27]+[.E28]-[.F28]" office:value-type="float" office:value="23769" calcext:value-type="float">
            <text:p>23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3" office:value-type="currency" office:currency="TRY" office:value="35000" calcext:value-type="currency">
            <text:p>₺35.000,00</text:p>
          </table:table-cell>
          <table:table-cell table:style-name="ce323"/>
          <table:table-cell table:style-name="ce280" table:formula="of:=[.G28]+[.E29]-[.F29]" office:value-type="float" office:value="58769" calcext:value-type="float">
            <text:p>58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1"> 20-21 </text:span>Kira Bedeli 20-1-7/12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29]+[.E30]-[.F30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1"> 20-21 </text:span>Kira Bedeli 20-8/12          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30]+[.E31]-[.F31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1"> </text:span>Kira Ödemesi 20-9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31]+[.E32]-[.F32]" office:value-type="float" office:value="32769" calcext:value-type="float">
            <text:p>32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23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G32]+[.E33]-[.F33]" office:value-type="float" office:value="31269" calcext:value-type="float">
            <text:p>31.269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9:.E33])" office:value-type="currency" office:currency="TRY" office:value="83624" calcext:value-type="currency">
            <text:p>₺83.624,00</text:p>
          </table:table-cell>
          <table:table-cell table:style-name="ce370" table:formula="of:=SUM([.F19:.F33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76"/>
          <table:table-cell table:style-name="ce366"/>
          <table:table-cell table:style-name="ce274"/>
          <table:table-cell/>
          <table:table-cell table:style-name="ce323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86"/>
          <table:table-cell table:style-name="ce280"/>
          <table:table-cell table:style-name="ce274"/>
          <table:table-cell table:style-name="ce367"/>
          <table:table-cell table:style-name="ce323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23" table:number-columns-repeated="2"/>
          <table:table-cell table:style-name="ce280"/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3]+[.E38]-[.F38]" office:value-type="float" office:value="25269" calcext:value-type="float">
            <text:p>25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1">2020-21 </text:span>Kira Bedeli 11-12/12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8]+[.E39]-[.F39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3" office:value-type="currency" office:currency="TRY" office:value="6800" calcext:value-type="currency">
            <text:p>₺6.800,00</text:p>
          </table:table-cell>
          <table:table-cell table:style-name="ce323"/>
          <table:table-cell table:style-name="ce280" table:formula="of:=[.G39]+[.E40]-[.F40]" office:value-type="float" office:value="26069" calcext:value-type="float">
            <text:p>26.0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3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G40]+[.E41]-[.F41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 office:value-type="currency" office:currency="TRY" office:value="24000" calcext:value-type="currency">
            <text:p>₺24.000,00</text:p>
          </table:table-cell>
          <table:table-cell table:style-name="ce323"/>
          <table:table-cell table:style-name="ce280" table:formula="of:=[.G41]+[.E42]-[.F42]" office:value-type="float" office:value="43269" calcext:value-type="float">
            <text:p>43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G42]+[.E43]-[.F43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3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G43]+[.E44]-[.F44]" office:value-type="float" office:value="17519" calcext:value-type="float">
            <text:p>17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44]+[.E45]-[.F45]" office:value-type="float" office:value="14519" calcext:value-type="float">
            <text:p>14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2750" calcext:value-type="currency">
            <text:p>₺2.750,00</text:p>
          </table:table-cell>
          <table:table-cell table:style-name="ce280" table:formula="of:=[.G45]+[.E46]-[.F46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 office:value-type="currency" office:currency="TRY" office:value="28800" calcext:value-type="currency">
            <text:p>₺28.800,00</text:p>
          </table:table-cell>
          <table:table-cell table:style-name="ce323"/>
          <table:table-cell table:style-name="ce280" table:formula="of:=[.G46]+[.E47]-[.F47]" office:value-type="float" office:value="40569" calcext:value-type="float">
            <text:p>40.5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/>
          <table:table-cell table:style-name="ce323" office:value-type="currency" office:currency="TRY" office:value="28800" calcext:value-type="currency">
            <text:p>₺28.800,00</text:p>
          </table:table-cell>
          <table:table-cell table:style-name="ce280" table:formula="of:=[.G47]+[.E48]-[.F48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 office:value-type="currency" office:currency="TRY" office:value="43160" calcext:value-type="currency">
            <text:p>₺43.160,00</text:p>
          </table:table-cell>
          <table:table-cell table:style-name="ce323"/>
          <table:table-cell table:style-name="ce280" table:formula="of:=[.G48]+[.E49]-[.F49]" office:value-type="float" office:value="54929" calcext:value-type="float">
            <text:p>54.92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/>
          <table:table-cell table:style-name="ce323" office:value-type="currency" office:currency="TRY" office:value="43160" calcext:value-type="currency">
            <text:p>₺43.160,00</text:p>
          </table:table-cell>
          <table:table-cell table:style-name="ce280" table:formula="of:=[.G49]+[.E50]-[.F50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G50]+[.E51]-[.F51]" office:value-type="float" office:value="41769" calcext:value-type="float">
            <text:p>4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/>
          <table:table-cell table:style-name="ce323" office:value-type="currency" office:currency="TRY" office:value="30000" calcext:value-type="currency">
            <text:p>₺30.000,00</text:p>
          </table:table-cell>
          <table:table-cell table:style-name="ce280" table:formula="of:=[.G51]+[.E52]-[.F52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/>
          <table:table-cell table:style-name="ce276"/>
          <table:table-cell table:number-columns-repeated="2"/>
          <table:table-cell table:style-name="ce323"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E38:.E52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I TOPLAM GELİR</text:p>
          </table:table-cell>
          <table:table-cell/>
          <table:table-cell table:style-name="ce323"/>
          <table:table-cell table:style-name="ce370" table:formula="of:=SUM([.F38:.F52])" office:value-type="currency" office:currency="TRY" office:value="152260" calcext:value-type="currency">
            <text:p>₺152.260,00</text:p>
          </table:table-cell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323" table:number-columns-repeated="2"/>
          <table:table-cell table:number-columns-repeated="6"/>
        </table:table-row>
        <table:table-row table:style-name="ro3">
          <table:table-cell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2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9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G52]+[.E61]-[.F61]" office:value-type="float" office:value="59769" calcext:value-type="float">
            <text:p>59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G61]+[.E62]-[.F62]" office:value-type="float" office:value="31769" calcext:value-type="float">
            <text:p>3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2]+[.E63]-[.F63]" office:value-type="float" office:value="27769" calcext:value-type="float">
            <text:p>27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3]+[.E64]-[.F64]" office:value-type="float" office:value="23769" calcext:value-type="float">
            <text:p>23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/>
          <table:table-cell table:style-name="ce323"/>
          <table:table-cell table:style-name="ce323" office:value-type="currency" office:currency="TRY" office:value="11769" calcext:value-type="currency">
            <text:p>₺11.769,00</text:p>
          </table:table-cell>
          <table:table-cell table:style-name="ce280" table:formula="of:=[.G64]+[.E65]-[.F65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323"/>
          <table:table-cell table:style-name="ce280" table:formula="of:=[.G65]+[.E66]-[.F66]" office:value-type="float" office:value="15892.36" calcext:value-type="float">
            <text:p>15.892,36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23"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280" table:formula="of:=[.G66]+[.E67]-[.F67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office:value-type="string" calcext:value-type="string">
            <text:p>2000 yılı doğuşa olaan hesap</text:p>
          </table:table-cell>
          <table:table-cell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323"/>
          <table:table-cell table:style-name="ce280" table:formula="of:=[.G67]+[.E68]-[.F68]" office:value-type="float" office:value="23181.35" calcext:value-type="float">
            <text:p>23.181,3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style-name="ce276"/>
          <table:table-cell table:number-columns-repeated="2"/>
          <table:table-cell table:style-name="ce323"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280" table:formula="of:=[.G68]+[.E69]-[.F69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G69]+[.E70]-[.F70]" office:value-type="float" office:value="57000" calcext:value-type="float">
            <text:p>5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70]+[.E71]-[.F71]" office:value-type="float" office:value="37000" calcext:value-type="float">
            <text:p>3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G71]+[.E72]-[.F72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G72]+[.E73]-[.F73]" office:value-type="float" office:value="60000" calcext:value-type="float">
            <text:p>60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G73]+[.E74]-[.F74]" office:value-type="float" office:value="20000" calcext:value-type="float">
            <text:p>2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4]+[.E75]-[.F75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5]+[.E76]-[.F76]" office:value-type="float" office:value="18000" calcext:value-type="float">
            <text:p>18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117" office:value-type="currency" office:currency="TRY" office:value="42000" calcext:value-type="currency">
            <text:p>₺42.000,00</text:p>
          </table:table-cell>
          <table:table-cell/>
          <table:table-cell table:style-name="ce280" table:formula="of:=[.G76]+[.E77]-[.F77]" office:value-type="float" office:value="60000" calcext:value-type="float">
            <text:p>6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 table:number-columns-repeated="2"/>
          <table:table-cell table:style-name="ce117" office:value-type="currency" office:currency="TRY" office:value="40000" calcext:value-type="currency">
            <text:p>₺40.000,00</text:p>
          </table:table-cell>
          <table:table-cell table:style-name="ce280" table:formula="of:=[.G77]+[.E78]-[.F78]" office:value-type="float" office:value="20000" calcext:value-type="float">
            <text:p>2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8]+[.E79]-[.F79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0" table:formula="of:=[.G79]+[.E80]-[.F80]" office:value-type="float" office:value="101000" calcext:value-type="float">
            <text:p>101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0" table:formula="of:=[.G80]+[.E81]-[.F81]" office:value-type="float" office:value="21000" calcext:value-type="float">
            <text:p>21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0" table:formula="of:=[.G81]+[.E82]-[.F82]" office:value-type="float" office:value="105000" calcext:value-type="float">
            <text:p>10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0" table:formula="of:=[.G82]+[.E83]-[.F83]" office:value-type="float" office:value="21000" calcext:value-type="float">
            <text:p>21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0" table:formula="of:=[.G83]+[.E84]-[.F84]" office:value-type="float" office:value="21000" calcext:value-type="float">
            <text:p>21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 KİRA TUTARI</text:p>
          </table:table-cell>
          <table:table-cell/>
          <table:table-cell table:style-name="ce368" table:formula="of:=SUM([.E61:.E90])" office:value-type="currency" office:currency="TRY" office:value="364073.71" calcext:value-type="currency">
            <text:p>₺364.073,71</text:p>
          </table:table-cell>
          <table:table-cell/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I TOPLAM GELİR</text:p>
          </table:table-cell>
          <table:table-cell table:number-columns-repeated="2"/>
          <table:table-cell table:style-name="ce368" table:formula="of:=SUM([.F61:.F90])" office:value-type="currency" office:currency="TRY" office:value="354842.71" calcext:value-type="currency">
            <text:p>₺354.842,7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48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DR" table:style-name="ta1"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default-cell-style-name="Default"/>
        <table:table-column table:style-name="co11" table:default-cell-style-name="ce280"/>
        <table:table-column table:style-name="co49" table:default-cell-style-name="ce280"/>
        <table:table-column table:style-name="co50" table:default-cell-style-name="ce280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1" office:value-type="string" calcext:value-type="string">
            <text:p>TL</text:p>
          </table:table-cell>
          <table:table-cell table:style-name="ce391" office:value-type="string" calcext:value-type="string">
            <text:p>USDTRY</text:p>
          </table:table-cell>
          <table:table-cell table:style-name="ce391" office:value-type="string" calcext:value-type="string">
            <text:p>USD</text:p>
          </table:table-cell>
        </table:table-row>
        <table:table-row table:style-name="ro1">
          <table:table-cell/>
          <table:table-cell table:style-name="ce281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258"/>
          <table:table-cell table:style-name="ce258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260" office:value-type="float" office:value="-16.91" calcext:value-type="float">
            <text:p>-16,9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E4]/[.F4]" office:value-type="float" office:value="-7.72146118721461" calcext:value-type="float">
            <text:p>-7,72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260" office:value-type="float" office:value="-3.31" calcext:value-type="float">
            <text:p>-3,3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E5]/[.F5]" office:value-type="float" office:value="-1.51141552511416" calcext:value-type="float">
            <text:p>-1,51</text:p>
          </table:table-cell>
        </table:table-row>
        <table:table-row table:style-name="ro1">
          <table:table-cell/>
          <table:table-cell table:style-name="ce281" office:value-type="float" office:value="2018" calcext:value-type="float">
            <text:p>2018</text:p>
          </table:table-cell>
          <table:table-cell table:style-name="ce258"/>
          <table:table-cell/>
          <table:table-cell table:style-name="ce260" table:number-columns-repeated="2"/>
          <table:table-cell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260" office:value-type="float" office:value="-257.25" calcext:value-type="float">
            <text:p>-257,25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7]/[.F7]" office:value-type="float" office:value="-53.4823284823285" calcext:value-type="float">
            <text:p>-53,48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1 / 6</text:p>
          </table:table-cell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8]/[.F8]" office:value-type="float" office:value="-29.5592515592516" calcext:value-type="float">
            <text:p>-29,56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2 / 6</text:p>
          </table:table-cell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9]/[.F9]" office:value-type="float" office:value="-29.5592515592516" calcext:value-type="float">
            <text:p>-29,56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8-2</text:p>
          </table:table-cell>
          <table:table-cell table:style-name="ce260" office:value-type="float" office:value="-250.8" calcext:value-type="float">
            <text:p>-250,8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0]/[.F10]" office:value-type="float" office:value="-52.1413721413721" calcext:value-type="float">
            <text:p>-52,14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Su</text:p>
          </table:table-cell>
          <table:table-cell table:style-name="ce260" office:value-type="string" calcext:value-type="string">
            <text:p>2017-18</text:p>
          </table:table-cell>
          <table:table-cell table:style-name="ce260" office:value-type="float" office:value="-197.61" calcext:value-type="float">
            <text:p>-197,61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1]/[.F11]" office:value-type="float" office:value="-41.0831600831601" calcext:value-type="float">
            <text:p>-41,08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lektrik</text:p>
          </table:table-cell>
          <table:table-cell table:style-name="ce260"/>
          <table:table-cell table:style-name="ce260" office:value-type="float" office:value="-265" calcext:value-type="float">
            <text:p>-265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2]/[.F12]" office:value-type="float" office:value="-55.0935550935551" calcext:value-type="float">
            <text:p>-55,09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1-2018</text:p>
          </table:table-cell>
          <table:table-cell table:style-name="ce260"/>
          <table:table-cell table:style-name="ce260" office:value-type="float" office:value="-95.3" calcext:value-type="float">
            <text:p>-95,30</text:p>
          </table:table-cell>
          <table:table-cell table:style-name="ce260"/>
          <table:table-cell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2-2018</text:p>
          </table:table-cell>
          <table:table-cell table:style-name="ce260"/>
          <table:table-cell table:style-name="ce260" office:value-type="float" office:value="-128.88" calcext:value-type="float">
            <text:p>-128,88</text:p>
          </table:table-cell>
          <table:table-cell table:style-name="ce260"/>
          <table:table-cell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5]/[.F15]" office:value-type="float" office:value="-187.110187110187" calcext:value-type="float">
            <text:p>-187,11</text:p>
          </table:table-cell>
        </table:table-row>
        <table:table-row table:style-name="ro1">
          <table:table-cell/>
          <table:table-cell table:style-name="ce258" table:number-columns-repeated="2"/>
          <table:table-cell office:value-type="string" calcext:value-type="string">
            <text:p>Toplam</text:p>
          </table:table-cell>
          <table:table-cell table:style-name="ce279" table:formula="of:=SUM([.E4:.E15])" office:value-type="float" office:value="-2399.42" calcext:value-type="float">
            <text:p>-2.399,42</text:p>
          </table:table-cell>
          <table:table-cell table:style-name="ce260"/>
          <table:table-cell table:style-name="ce279" table:formula="of:=SUM([.G4:.G15])" office:value-type="float" office:value="-457.261982741435" calcext:value-type="float">
            <text:p>-457,26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122" office:value-type="string" calcext:value-type="string">
            <text:p>Genel Toplam</text:p>
          </table:table-cell>
          <table:table-cell table:style-name="ce285" table:formula="of:=[.E16]+[#REF!]" office:value-type="string" office:string-value="" calcext:value-type="error">
            <text:p>#REF!</text:p>
          </table:table-cell>
          <table:table-cell table:style-name="ce285"/>
          <table:table-cell table:style-name="ce285" table:formula="of:=[.G16]+[#REF!]" office:value-type="string" office:string-value="" calcext:value-type="error">
            <text:p>#REF!</text:p>
          </table:table-cell>
        </table:table-row>
        <table:table-row table:style-name="ro1">
          <table:table-cell/>
          <table:table-cell table:style-name="ce255" office:value-type="float" office:value="2019" calcext:value-type="float">
            <text:p>2019</text:p>
          </table:table-cell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2">Elektrik 1</text:span>-2019</text:p>
          </table:table-cell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2-2019</text:p>
          </table:table-cell>
          <table:table-cell/>
          <table:table-cell table:style-name="ce260" office:value-type="float" office:value="-179.2" calcext:value-type="float">
            <text:p>-179,2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0]/[.F20]" office:value-type="float" office:value="-31.6049382716049" calcext:value-type="float">
            <text:p>-31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3-2019</text:p>
          </table:table-cell>
          <table:table-cell/>
          <table:table-cell table:style-name="ce260" office:value-type="float" office:value="-55.9" calcext:value-type="float">
            <text:p>-55,9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1]/[.F21]" office:value-type="float" office:value="-9.85890652557319" calcext:value-type="float">
            <text:p>-9,86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3 / 6</text:p>
          </table:table-cell>
          <table:table-cell table:style-name="ce260" office:value-type="float" office:value="-142.13" calcext:value-type="float">
            <text:p>-142,13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2]/[.F22]" office:value-type="float" office:value="-25.0670194003527" calcext:value-type="float">
            <text:p>-25,07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4-5-6 / 6</text:p>
          </table:table-cell>
          <table:table-cell table:style-name="ce260" office:value-type="float" office:value="-429.54" calcext:value-type="float">
            <text:p>-429,5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3]/[.F23]" office:value-type="float" office:value="-75.7566137566138" calcext:value-type="float">
            <text:p>-75,76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4-2019</text:p>
          </table:table-cell>
          <table:table-cell/>
          <table:table-cell table:style-name="ce260" office:value-type="float" office:value="-65.8" calcext:value-type="float">
            <text:p>-65,8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4]/[.F24]" office:value-type="float" office:value="-11.6049382716049" calcext:value-type="float">
            <text:p>-11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5-2019</text:p>
          </table:table-cell>
          <table:table-cell/>
          <table:table-cell table:style-name="ce260" office:value-type="float" office:value="-82.94" calcext:value-type="float">
            <text:p>-82,9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5]/[.F25]" office:value-type="float" office:value="-14.6278659611993" calcext:value-type="float">
            <text:p>-14,63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6-2019</text:p>
          </table:table-cell>
          <table:table-cell/>
          <table:table-cell table:style-name="ce260" office:value-type="float" office:value="-78.79" calcext:value-type="float">
            <text:p>-78,79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6]/[.F26]" office:value-type="float" office:value="-13.8959435626102" calcext:value-type="float">
            <text:p>-13,9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9-2019</text:p>
          </table:table-cell>
          <table:table-cell/>
          <table:table-cell table:style-name="ce260" office:value-type="float" office:value="-39.35" calcext:value-type="float">
            <text:p>-39,3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7]/[.F27]" office:value-type="float" office:value="-6.94003527336861" calcext:value-type="float">
            <text:p>-6,94</text:p>
          </table:table-cell>
        </table:table-row>
        <table:table-row table:style-name="ro1">
          <table:table-cell/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10</text:span>-2019</text:p>
          </table:table-cell>
          <table:table-cell/>
          <table:table-cell table:style-name="ce260"/>
          <table:table-cell table:style-name="ce260" office:value-type="float" office:value="5.67" calcext:value-type="float">
            <text:p>5,67</text:p>
          </table:table-cell>
          <table:table-cell table:formula="of:=[.E28]/[.F2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9/ 1-2</text:p>
          </table:table-cell>
          <table:table-cell table:style-name="ce260" office:value-type="float" office:value="-598.75" calcext:value-type="float">
            <text:p>-598,7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9]/[.F29]" office:value-type="float" office:value="-105.599647266314" calcext:value-type="float">
            <text:p>-105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1/2019</text:p>
          </table:table-cell>
          <table:table-cell/>
          <table:table-cell table:style-name="ce260" office:value-type="float" office:value="-100.02" calcext:value-type="float">
            <text:p>-100,02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0]/[.F30]" office:value-type="float" office:value="-17.6402116402116" calcext:value-type="float">
            <text:p>-17,64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2/2019</text:p>
          </table:table-cell>
          <table:table-cell/>
          <table:table-cell table:style-name="ce260" office:value-type="float" office:value="-232.4" calcext:value-type="float">
            <text:p>-232,4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1]/[.F31]" office:value-type="float" office:value="-40.9876543209877" calcext:value-type="float">
            <text:p>-40,99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 table:style-name="ce260" office:value-type="float" office:value="-1100" calcext:value-type="float">
            <text:p>-1.100,0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2]/[.F32]" office:value-type="float" office:value="-194.003527336861" calcext:value-type="float">
            <text:p>-194,00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281" office:value-type="string" calcext:value-type="string">
            <text:p>Toplam</text:p>
          </table:table-cell>
          <table:table-cell table:style-name="ce279" table:formula="of:=SUM([.E19:.E32])" office:value-type="float" office:value="-3104.82" calcext:value-type="float">
            <text:p>-3.104,82</text:p>
          </table:table-cell>
          <table:table-cell table:style-name="ce279"/>
          <table:table-cell table:style-name="ce279" table:formula="of:=SUM([.G19:.G32])" office:value-type="float" office:value="-547.587301587302" calcext:value-type="float">
            <text:p>-547,59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122" office:value-type="string" calcext:value-type="string">
            <text:p>Genel Toplam</text:p>
          </table:table-cell>
          <table:table-cell table:style-name="ce285" table:formula="of:=[.E33]+[.E16]" office:value-type="float" office:value="-5504.24" calcext:value-type="float">
            <text:p>-5.504,24</text:p>
          </table:table-cell>
          <table:table-cell table:style-name="ce285"/>
          <table:table-cell table:style-name="ce285" table:formula="of:=[.G33]+[.G16]" office:value-type="float" office:value="-1004.84928432874" calcext:value-type="float">
            <text:p>-1.004,85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260" table:number-columns-repeated="3"/>
          <table:table-cell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 table:style-name="ce279"/>
          <table:table-cell table:style-name="ce260"/>
          <table:table-cell table:style-name="ce279"/>
        </table:table-row>
        <table:table-row table:style-name="ro1">
          <table:table-cell/>
          <table:table-cell table:style-name="ce255" office:value-type="float" office:value="2020" calcext:value-type="float">
            <text:p>2020</text:p>
          </table:table-cell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0-06" calcext:value-type="date">
            <text:p>06.10.2020</text:p>
          </table:table-cell>
          <table:table-cell table:style-name="ce258" office:value-type="string" calcext:value-type="string">
            <text:p>Belediye Emlak Vergisi 2020</text:p>
          </table:table-cell>
          <table:table-cell table:style-name="ce260"/>
          <table:table-cell table:style-name="ce260" office:value-type="float" office:value="-645.85" calcext:value-type="float">
            <text:p>-645,8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38]/[.F38]" office:value-type="float" office:value="-92.132667617689" calcext:value-type="float">
            <text:p>-92,1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pire memet</text:p>
          </table:table-cell>
          <table:table-cell table:style-name="ce260"/>
          <table:table-cell table:style-name="ce260" office:value-type="float" office:value="-1050" calcext:value-type="float">
            <text:p>-1.0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39]/[.F39]" office:value-type="float" office:value="-149.786019971469" calcext:value-type="float">
            <text:p>-149,7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muhammed</text:p>
          </table:table-cell>
          <table:table-cell table:style-name="ce260"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0]/[.F40]" office:value-type="float" office:value="-85.5920114122682" calcext:value-type="float">
            <text:p>-85,5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um</text:p>
          </table:table-cell>
          <table:table-cell table:style-name="ce260"/>
          <table:table-cell table:style-name="ce260" office:value-type="float" office:value="-200" calcext:value-type="float">
            <text:p>-2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1]/[.F41]" office:value-type="float" office:value="-28.5306704707561" calcext:value-type="float">
            <text:p>-28,5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8,5 tuğla 145 ad</text:p>
          </table:table-cell>
          <table:table-cell table:style-name="ce260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2]/[.F42]" office:value-type="float" office:value="-12.8388017118402" calcext:value-type="float">
            <text:p>-12,8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ığma tuğla 720 ad * 0,90 tl</text:p>
          </table:table-cell>
          <table:table-cell table:style-name="ce260"/>
          <table:table-cell table:style-name="ce260" office:value-type="float" office:value="-648" calcext:value-type="float">
            <text:p>-64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3]/[.F43]" office:value-type="float" office:value="-92.4393723252497" calcext:value-type="float">
            <text:p>-92,4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20 tr çimento</text:p>
          </table:table-cell>
          <table:table-cell table:style-name="ce260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4]/[.F44]" office:value-type="float" office:value="-42.7960057061341" calcext:value-type="float">
            <text:p>-42,8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15 tr kireç</text:p>
          </table:table-cell>
          <table:table-cell table:style-name="ce260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5]/[.F45]" office:value-type="float" office:value="-12.8388017118402" calcext:value-type="float">
            <text:p>-12,8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esme taşı – menteşe – elektrot</text:p>
          </table:table-cell>
          <table:table-cell table:style-name="ce260"/>
          <table:table-cell table:style-name="ce260" office:value-type="float" office:value="-68" calcext:value-type="float">
            <text:p>-6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6]/[.F46]" office:value-type="float" office:value="-9.70042796005706" calcext:value-type="float">
            <text:p>-9,70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01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7]/[.F4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2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8]/[.F4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3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9]/[.F4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04-20" calcext:value-type="date">
            <text:p>20.04.2020</text:p>
          </table:table-cell>
          <table:table-cell table:style-name="ce258" office:value-type="string" calcext:value-type="string">
            <text:p>Elektrik 04-2020</text:p>
          </table:table-cell>
          <table:table-cell table:style-name="ce260"/>
          <table:table-cell table:style-name="ce260" office:value-type="float" office:value="-44.1" calcext:value-type="float">
            <text:p>-44,1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0]/[.F50]" office:value-type="float" office:value="-6.29101283880171" calcext:value-type="float">
            <text:p>-6,2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5-2020</text:p>
          </table:table-cell>
          <table:table-cell/>
          <table:table-cell table:style-name="ce260" office:value-type="float" office:value="-9.9" calcext:value-type="float">
            <text:p>-9,9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1]/[.F51]" office:value-type="float" office:value="-1.41226818830243" calcext:value-type="float">
            <text:p>-1,41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6-2020</text:p>
          </table:table-cell>
          <table:table-cell/>
          <table:table-cell table:style-name="ce260" office:value-type="float" office:value="-5.46" calcext:value-type="float">
            <text:p>-5,46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2]/[.F52]" office:value-type="float" office:value="-0.778887303851641" calcext:value-type="float">
            <text:p>-0,78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7-2020</text:p>
          </table:table-cell>
          <table:table-cell/>
          <table:table-cell table:style-name="ce260" office:value-type="float" office:value="-13.65" calcext:value-type="float">
            <text:p>-13,6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3]/[.F53]" office:value-type="float" office:value="-1.9472182596291" calcext:value-type="float">
            <text:p>-1,9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8-2020</text:p>
          </table:table-cell>
          <table:table-cell/>
          <table:table-cell table:style-name="ce260"/>
          <table:table-cell table:style-name="ce260" office:value-type="float" office:value="7.01" calcext:value-type="float">
            <text:p>7,01</text:p>
          </table:table-cell>
          <table:table-cell table:formula="of:=[.E54]/[.F54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9-2020</text:p>
          </table:table-cell>
          <table:table-cell/>
          <table:table-cell table:style-name="ce260"/>
          <table:table-cell table:style-name="ce260" office:value-type="float" office:value="7.01" calcext:value-type="float">
            <text:p>7,01</text:p>
          </table:table-cell>
          <table:table-cell table:formula="of:=[.E55]/[.F55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10-2020</text:p>
          </table:table-cell>
          <table:table-cell/>
          <table:table-cell table:style-name="ce260" office:value-type="float" office:value="-13" calcext:value-type="float">
            <text:p>-1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6]/[.F56]" office:value-type="float" office:value="-1.85449358059914" calcext:value-type="float">
            <text:p>-1,8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60" office:value-type="string" calcext:value-type="string">
            <text:p><text:span text:style-name="T1">Elektrik </text:span>11-2020</text:p>
          </table:table-cell>
          <table:table-cell/>
          <table:table-cell table:style-name="ce260" office:value-type="float" office:value="-170" calcext:value-type="float">
            <text:p>-17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7]/[.F57]" office:value-type="float" office:value="-24.2510699001427" calcext:value-type="float">
            <text:p>-24,2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60" office:value-type="string" calcext:value-type="string">
            <text:p><text:span text:style-name="T1">Elektrik </text:span>12-2020</text:p>
          </table:table-cell>
          <table:table-cell/>
          <table:table-cell table:style-name="ce260" office:value-type="float" office:value="-226.11" calcext:value-type="float">
            <text:p>-226,11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8]/[.F58]" office:value-type="float" office:value="-32.2553495007133" calcext:value-type="float">
            <text:p>-32,26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su</text:p>
          </table:table-cell>
          <table:table-cell table:style-name="ce260"/>
          <table:table-cell table:style-name="ce260" office:value-type="float" office:value="-100" calcext:value-type="float">
            <text:p>-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9]/[.F59]" office:value-type="float" office:value="-14.265335235378" calcext:value-type="float">
            <text:p>-14,27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azıhane önü kırma işçiliği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0]/[.F60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2-09" calcext:value-type="date">
            <text:p>09.12.2020</text:p>
          </table:table-cell>
          <table:table-cell table:style-name="ce258" office:value-type="string" calcext:value-type="string">
            <text:p>Alçıpan vida</text:p>
          </table:table-cell>
          <table:table-cell table:style-name="ce260"/>
          <table:table-cell table:style-name="ce260" office:value-type="float" office:value="-323" calcext:value-type="float">
            <text:p>-32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1]/[.F61]" office:value-type="float" office:value="-46.077032810271" calcext:value-type="float">
            <text:p>-46,08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58"/>
          <table:table-cell table:style-name="ce260"/>
          <table:table-cell table:style-name="ce279" table:formula="of:=SUM([.E38:.E61])" office:value-type="float" office:value="-5097.07" calcext:value-type="float">
            <text:p>-5.097,07</text:p>
          </table:table-cell>
          <table:table-cell table:style-name="ce260"/>
          <table:table-cell table:style-name="ce367" table:formula="of:=SUM([.G38:.G61])" office:value-type="float" office:value="-727.114122681883" calcext:value-type="float">
            <text:p>-727,11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122" office:value-type="string" calcext:value-type="string">
            <text:p>Genel Toplam</text:p>
          </table:table-cell>
          <table:table-cell table:style-name="ce285" table:formula="of:=[.E62]+[.E34]" office:value-type="float" office:value="-10601.31" calcext:value-type="float">
            <text:p>-10.601,31</text:p>
          </table:table-cell>
          <table:table-cell table:style-name="ce285"/>
          <table:table-cell table:style-name="ce285" table:formula="of:=[.G62]+[.G34]" office:value-type="float" office:value="-1731.96340701062" calcext:value-type="float">
            <text:p>-1.731,96</text:p>
          </table:table-cell>
        </table:table-row>
        <table:table-row table:style-name="ro1" table:number-rows-repeated="2">
          <table:table-cell/>
          <table:table-cell table:style-name="ce275"/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Boya-Çatı- Kapı </text:p>
          </table:table-cell>
          <table:table-cell table:style-name="ce260"/>
          <table:table-cell table:style-name="ce260" office:value-type="float" office:value="-1500" calcext:value-type="float">
            <text:p>-1.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6]/[.F66]" office:value-type="float" office:value="-213.98002853067" calcext:value-type="float">
            <text:p>-213,98</text:p>
          </table:table-cell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yıkama hela yapımı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7]/[.F67]" office:value-type="float" office:value="-71.3266761768902" calcext:value-type="float">
            <text:p>-71,33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 table:style-name="ce279" table:formula="of:=SUM([.E66:.E67])" office:value-type="float" office:value="-2000" calcext:value-type="float">
            <text:p>-2.000,00</text:p>
          </table:table-cell>
          <table:table-cell table:style-name="ce260"/>
          <table:table-cell table:style-name="ce279" table:formula="of:=SUM([.G66:.G67])" office:value-type="float" office:value="-285.30670470756" calcext:value-type="float">
            <text:p>-285,31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motorcu boya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0]/[.F70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2" calcext:value-type="date">
            <text:p>22.08.2020</text:p>
          </table:table-cell>
          <table:table-cell table:style-name="ce258" office:value-type="string" calcext:value-type="string">
            <text:p>motorcu hela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1]/[.F71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4" calcext:value-type="date">
            <text:p>24.08.2020</text:p>
          </table:table-cell>
          <table:table-cell table:style-name="ce258" office:value-type="string" calcext:value-type="string">
            <text:p>motorcu kapı</text:p>
          </table:table-cell>
          <table:table-cell table:style-name="ce260"/>
          <table:table-cell table:style-name="ce260" office:value-type="float" office:value="-2000" calcext:value-type="float">
            <text:p>-2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2]/[.F72]" office:value-type="float" office:value="-285.306704707561" calcext:value-type="float">
            <text:p>-285,31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Alçıpan demir işleri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3]/[.F73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camcı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4]/[.F74]" office:value-type="float" office:value="-106.990014265335" calcext:value-type="float">
            <text:p>-106,99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arka duvar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5]/[.F75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elektrik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6]/[.F76]" office:value-type="float" office:value="-106.990014265335" calcext:value-type="float">
            <text:p>-106,99</text:p>
          </table:table-cell>
        </table:table-row>
        <table:table-row table:style-name="ro1">
          <table:table-cell table:number-columns-repeated="4"/>
          <table:table-cell table:style-name="ce367" table:formula="of:=SUM([.E70:.E76])" office:value-type="float" office:value="-5500" calcext:value-type="float">
            <text:p>-5.500,00</text:p>
          </table:table-cell>
          <table:table-cell table:style-name="ce260"/>
          <table:table-cell table:style-name="ce367" table:formula="of:=SUM([.G70:.G76])" office:value-type="float" office:value="-784.593437945792" calcext:value-type="float">
            <text:p>-784,59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58" office:value-type="string" calcext:value-type="string">
            <text:p>Toz Dolgu</text:p>
          </table:table-cell>
          <table:table-cell table:style-name="ce260"/>
          <table:table-cell table:style-name="ce260" office:value-type="float" office:value="-250" calcext:value-type="float">
            <text:p>-2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9]/[.F79]" office:value-type="float" office:value="-35.6633380884451" calcext:value-type="float">
            <text:p>-35,66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nakliye</text:p>
          </table:table-cell>
          <table:table-cell table:style-name="ce260"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0]/[.F80]" office:value-type="float" office:value="-85.5920114122682" calcext:value-type="float">
            <text:p>-85,59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özer vinç</text:p>
          </table:table-cell>
          <table:table-cell table:style-name="ce260"/>
          <table:table-cell table:style-name="ce260" office:value-type="float" office:value="-1300" calcext:value-type="float">
            <text:p>-1.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1]/[.F81]" office:value-type="float" office:value="-185.449358059914" calcext:value-type="float">
            <text:p>-185,45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hela altyapı </text:p>
          </table:table-cell>
          <table:table-cell table:style-name="ce260"/>
          <table:table-cell table:style-name="ce260" office:value-type="float" office:value="-1000" calcext:value-type="float">
            <text:p>-1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2]/[.F82]" office:value-type="float" office:value="-142.65335235378" calcext:value-type="float">
            <text:p>-142,65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ayakları kırım <text:s/>kepçeci</text:p>
          </table:table-cell>
          <table:table-cell table:style-name="ce260"/>
          <table:table-cell table:style-name="ce260" office:value-type="float" office:value="-4100" calcext:value-type="float">
            <text:p>-4.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3]/[.F83]" office:value-type="float" office:value="-584.878744650499" calcext:value-type="float">
            <text:p>-584,88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işçilik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4]/[.F84]" office:value-type="float" office:value="-106.990014265335" calcext:value-type="float">
            <text:p>-106,99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yemek</text:p>
          </table:table-cell>
          <table:table-cell table:style-name="ce260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5]/[.F85]" office:value-type="float" office:value="-42.7960057061341" calcext:value-type="float">
            <text:p>-42,80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helikopter beton işçiliği 6*300</text:p>
          </table:table-cell>
          <table:table-cell table:style-name="ce260"/>
          <table:table-cell table:style-name="ce260" office:value-type="float" office:value="-1800" calcext:value-type="float">
            <text:p>-1.8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6]/[.F86]" office:value-type="float" office:value="-256.776034236805" calcext:value-type="float">
            <text:p>-256,78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beton santralı 36 m3*170</text:p>
          </table:table-cell>
          <table:table-cell table:style-name="ce260"/>
          <table:table-cell table:style-name="ce260" office:value-type="float" office:value="-6120" calcext:value-type="float">
            <text:p>-6.12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7]/[.F87]" office:value-type="float" office:value="-873.038516405136" calcext:value-type="float">
            <text:p>-873,04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ön beton (işçilik + beton)</text:p>
          </table:table-cell>
          <table:table-cell table:style-name="ce260"/>
          <table:table-cell table:style-name="ce260" office:value-type="float" office:value="-5000" calcext:value-type="float">
            <text:p>-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8]/[.F88]" office:value-type="float" office:value="-713.266761768902" calcext:value-type="float">
            <text:p>-713,27</text:p>
          </table:table-cell>
        </table:table-row>
        <table:table-row table:style-name="ro1">
          <table:table-cell table:number-columns-repeated="4"/>
          <table:table-cell table:style-name="ce367" table:formula="of:=SUM([.E79:.E88])" office:value-type="float" office:value="-21220" calcext:value-type="float">
            <text:p>-21.220,00</text:p>
          </table:table-cell>
          <table:table-cell table:style-name="ce260"/>
          <table:table-cell table:style-name="ce367" table:formula="of:=SUM([.G79:.G88])" office:value-type="float" office:value="-3027.10413694722" calcext:value-type="float">
            <text:p>-3.027,1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600 m2 Taban kırım beton</text:p>
          </table:table-cell>
          <table:table-cell/>
          <table:table-cell table:style-name="ce260" office:value-type="float" office:value="-35000" calcext:value-type="float">
            <text:p>-3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1]/[.F91]" office:value-type="float" office:value="-4992.86733238231" calcext:value-type="float">
            <text:p>-4.992,87</text:p>
          </table:table-cell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float" office:value="-3885" calcext:value-type="float">
            <text:p>-3.885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2]/[.F92]" office:value-type="float" office:value="-554.208273894437" calcext:value-type="float">
            <text:p>-554,21</text:p>
          </table:table-cell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tedaş <text:s text:c="3"/></text:p>
          </table:table-cell>
          <table:table-cell table:style-name="ce258" office:value-type="string" calcext:value-type="string">
            <text:p>dursun durmş</text:p>
          </table:table-cell>
          <table:table-cell office:value-type="float" office:value="-4194.224" calcext:value-type="float">
            <text:p>-4.194,22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3]/[.F93]" office:value-type="float" office:value="-598.320114122682" calcext:value-type="float">
            <text:p>-598,32</text:p>
          </table:table-cell>
        </table:table-row>
        <table:table-row table:style-name="ro1">
          <table:table-cell table:number-columns-repeated="4"/>
          <table:table-cell table:style-name="ce367" table:formula="of:=SUM([.E91:.E93])" office:value-type="float" office:value="-43079.224" calcext:value-type="float">
            <text:p>-43.079,22</text:p>
          </table:table-cell>
          <table:table-cell/>
          <table:table-cell table:style-name="ce367" table:formula="of:=SUM([.G91:.G93])" office:value-type="float" office:value="-6145.39572039943" calcext:value-type="float">
            <text:p>-6.145,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0 TOPLAM</text:p>
          </table:table-cell>
          <table:table-cell table:style-name="ce367" table:formula="of:=[.E94]+[.E89]+[.E77]+[.E68]" office:value-type="float" office:value="-71799.224" calcext:value-type="float">
            <text:p>-71.799,22</text:p>
          </table:table-cell>
          <table:table-cell/>
          <table:table-cell table:style-name="ce367" table:formula="of:=[.G94]+[.G89]+[.G77]+[.G68]" office:value-type="float" office:value="-10242.4" calcext:value-type="float">
            <text:p>-10.242,40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95]+[.E63]" office:value-type="float" office:value="-82400.534" calcext:value-type="float">
            <text:p>-82.400,53</text:p>
          </table:table-cell>
          <table:table-cell table:style-name="ce285"/>
          <table:table-cell table:style-name="ce285" table:formula="of:=[.G95]+[.G63]" office:value-type="float" office:value="-11974.3634070106" calcext:value-type="float">
            <text:p>-11.974,36</text:p>
          </table:table-cell>
        </table:table-row>
        <table:table-row table:style-name="ro1">
          <table:table-cell/>
          <table:table-cell table:style-name="ce281" office:value-type="float" office:value="2021" calcext:value-type="float">
            <text:p>2021</text:p>
          </table:table-cell>
          <table:table-cell table:number-columns-repeated="3"/>
          <table:table-cell table:style-name="ce260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Elektrik 1-2021</text:p>
          </table:table-cell>
          <table:table-cell/>
          <table:table-cell table:style-name="ce260" office:value-type="float" office:value="-143.08" calcext:value-type="float">
            <text:p>-143,0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2-28" calcext:value-type="date">
            <text:p>28.02.2021</text:p>
          </table:table-cell>
          <table:table-cell table:style-name="ce258" office:value-type="string" calcext:value-type="string">
            <text:p>Elektrik 2-2021</text:p>
          </table:table-cell>
          <table:table-cell/>
          <table:table-cell table:style-name="ce260" office:value-type="float" office:value="-69" calcext:value-type="float">
            <text:p>-69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3-2021</text:p>
          </table:table-cell>
          <table:table-cell table:style-name="ce260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Elektrik 4-2021</text:p>
          </table:table-cell>
          <table:table-cell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4-30" calcext:value-type="date">
            <text:p>30.04.2021</text:p>
          </table:table-cell>
          <table:table-cell table:style-name="ce258" office:value-type="string" calcext:value-type="string">
            <text:p>Elektrik 5-2021</text:p>
          </table:table-cell>
          <table:table-cell/>
          <table:table-cell table:style-name="ce260" office:value-type="float" office:value="-43.51" calcext:value-type="float">
            <text:p>-43,5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5-30" calcext:value-type="date">
            <text:p>30.05.2021</text:p>
          </table:table-cell>
          <table:table-cell table:style-name="ce258" office:value-type="string" calcext:value-type="string">
            <text:p>Elektrik 6–2021</text:p>
          </table:table-cell>
          <table:table-cell table:style-name="ce260"/>
          <table:table-cell table:style-name="ce260" office:value-type="float" office:value="-8.55" calcext:value-type="float">
            <text:p>-8,5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1</text:p>
          </table:table-cell>
          <table:table-cell table:style-name="ce260"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1</text:p>
          </table:table-cell>
          <table:table-cell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6-30" calcext:value-type="date">
            <text:p>30.06.2021</text:p>
          </table:table-cell>
          <table:table-cell table:style-name="ce258" office:value-type="string" calcext:value-type="string">
            <text:p>Elektrik 7–2021</text:p>
          </table:table-cell>
          <table:table-cell table:style-name="ce276"/>
          <table:table-cell table:style-name="ce260" office:value-type="float" office:value="-21.85" calcext:value-type="float">
            <text:p>-21,8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7-30" calcext:value-type="date">
            <text:p>30.07.2021</text:p>
          </table:table-cell>
          <table:table-cell table:style-name="ce258" office:value-type="string" calcext:value-type="string">
            <text:p>Elektrik 8-2021</text:p>
          </table:table-cell>
          <table:table-cell table:style-name="ce276"/>
          <table:table-cell table:style-name="ce260" office:value-type="float" office:value="-5" calcext:value-type="float">
            <text:p>-5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8-30" calcext:value-type="date">
            <text:p>30.08.2021</text:p>
          </table:table-cell>
          <table:table-cell table:style-name="ce258" office:value-type="string" calcext:value-type="string">
            <text:p>Elektrik 9-2021</text:p>
          </table:table-cell>
          <table:table-cell table:style-name="ce260"/>
          <table:table-cell table:style-name="ce260" office:value-type="float" office:value="-8" calcext:value-type="float">
            <text:p>-8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9-30" calcext:value-type="date">
            <text:p>30.09.2021</text:p>
          </table:table-cell>
          <table:table-cell table:style-name="ce258" office:value-type="string" calcext:value-type="string">
            <text:p>Elektrik 10-2021</text:p>
          </table:table-cell>
          <table:table-cell table:style-name="ce260"/>
          <table:table-cell table:style-name="ce260" office:value-type="float" office:value="-20" calcext:value-type="float">
            <text:p>-20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30" calcext:value-type="date">
            <text:p>30.10.2021</text:p>
          </table:table-cell>
          <table:table-cell table:style-name="ce258" office:value-type="string" calcext:value-type="string">
            <text:p>Elektrik 11-2021</text:p>
          </table:table-cell>
          <table:table-cell table:style-name="ce260"/>
          <table:table-cell table:style-name="ce260" office:value-type="float" office:value="-26" calcext:value-type="float">
            <text:p>-26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vergi fark</text:p>
          </table:table-cell>
          <table:table-cell table:style-name="ce260"/>
          <table:table-cell table:style-name="ce260" office:value-type="float" office:value="-23.4" calcext:value-type="float">
            <text:p>-23,4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2</text:p>
          </table:table-cell>
          <table:table-cell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2</text:p>
          </table:table-cell>
          <table:table-cell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12-2021</text:p>
          </table:table-cell>
          <table:table-cell table:style-name="ce260"/>
          <table:table-cell table:style-name="ce260" office:value-type="float" office:value="-142" calcext:value-type="float">
            <text:p>-142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/>
          <table:table-cell table:style-name="ce258" office:value-type="string" calcext:value-type="string">
            <text:p>yıkama elektrik abone bedeli</text:p>
          </table:table-cell>
          <table:table-cell table:style-name="ce260"/>
          <table:table-cell table:style-name="ce260" office:value-type="float" office:value="-3000" calcext:value-type="float">
            <text:p>-3.000,0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 table:style-name="ce279" table:formula="of:=SUM([.E100:.E117])" office:value-type="float" office:value="-4179.31" calcext:value-type="float">
            <text:p>-4.179,31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18]/[.F118]" office:value-type="float" office:value="-491.683529411765" calcext:value-type="float">
            <text:p>-491,68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2"/>
          <table:table-cell table:style-name="Default"/>
          <table:table-cell/>
        </table:table-row>
        <table:table-row table:style-name="ro1">
          <table:table-cell/>
          <table:table-cell table:style-name="ce258"/>
          <table:table-cell table:style-name="ce363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 table:style-name="ce273" office:value-type="float" office:value="-2275" calcext:value-type="float">
            <text:p>-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 table:style-name="ce273" office:value-type="float" office:value="-638" calcext:value-type="float">
            <text:p>-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 table:style-name="ce260" office:value-type="float" office:value="-50" calcext:value-type="float">
            <text:p>-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6 mm 10 m2*360 tl </text:p>
          </table:table-cell>
          <table:table-cell table:style-name="ce260"/>
          <table:table-cell table:style-name="ce260" office:value-type="float" office:value="-3600" calcext:value-type="float">
            <text:p>-3.6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 table:style-name="ce260" office:value-type="float" office:value="-400" calcext:value-type="float">
            <text:p>-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 table:style-name="ce260" office:value-type="float" office:value="-810" calcext:value-type="float">
            <text:p>-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 table:style-name="ce260" office:value-type="float" office:value="-1512" calcext:value-type="float">
            <text:p>-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demir malzeme</text:p>
          </table:table-cell>
          <table:table-cell table:style-name="ce260"/>
          <table:table-cell table:style-name="ce260" office:value-type="float" office:value="-3000" calcext:value-type="float">
            <text:p>-3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 table:style-name="ce260" office:value-type="float" office:value="-1500" calcext:value-type="float">
            <text:p>-1.500,00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60" table:number-columns-repeated="2"/>
          <table:table-cell table:style-name="ce279" table:formula="of:=SUM([.E121:.E131])" office:value-type="float" office:value="-15585" calcext:value-type="float">
            <text:p>-15.585,00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32]/[.F132]" office:value-type="float" office:value="-1833.52941176471" calcext:value-type="float">
            <text:p>-1.833,53</text:p>
          </table:table-cell>
        </table:table-row>
        <table:table-row table:style-name="ro1">
          <table:table-cell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 table:style-name="ce273" office:value-type="float" office:value="-2275" calcext:value-type="float">
            <text:p>-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 table:style-name="ce273" office:value-type="float" office:value="-638" calcext:value-type="float">
            <text:p>-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 table:style-name="ce260" office:value-type="float" office:value="-50" calcext:value-type="float">
            <text:p>-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6 mm 12 m2*360 tl </text:p>
          </table:table-cell>
          <table:table-cell table:style-name="ce260"/>
          <table:table-cell table:style-name="ce260" office:value-type="float" office:value="-4320" calcext:value-type="float">
            <text:p>-4.3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 table:style-name="ce260" office:value-type="float" office:value="-400" calcext:value-type="float">
            <text:p>-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 table:style-name="ce260" office:value-type="float" office:value="-810" calcext:value-type="float">
            <text:p>-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 table:style-name="ce260" office:value-type="float" office:value="-1512" calcext:value-type="float">
            <text:p>-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67" table:formula="of:=SUM([.E135:.E144])" office:value-type="float" office:value="-12305" calcext:value-type="float">
            <text:p>-12.305,00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45]/[.F145]" office:value-type="float" office:value="-1447.64705882353" calcext:value-type="float">
            <text:p>-1.447,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60" office:value-type="string" calcext:value-type="string">
            <text:p>2021 TOPLAM</text:p>
          </table:table-cell>
          <table:table-cell table:style-name="ce281" table:formula="of:=[.E145]+[.E132]+[.E118]" office:value-type="float" office:value="-32069.31" calcext:value-type="float">
            <text:p>-32069,31</text:p>
          </table:table-cell>
          <table:table-cell/>
          <table:table-cell table:style-name="ce281" table:formula="of:=[.G145]+[.G132]+[.G118]" office:value-type="float" office:value="-3772.86" calcext:value-type="float">
            <text:p>-3772,86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147]+[.E96]" office:value-type="float" office:value="-114469.844" calcext:value-type="float">
            <text:p>-114.469,84</text:p>
          </table:table-cell>
          <table:table-cell table:style-name="ce285"/>
          <table:table-cell table:style-name="ce285" table:formula="of:=[.G147]+[.G96]" office:value-type="float" office:value="-15747.2234070106" calcext:value-type="float">
            <text:p>-15.747,22</text:p>
          </table:table-cell>
        </table:table-row>
        <table:table-row table:style-name="ro1">
          <table:table-cell table:number-columns-repeated="4"/>
          <table:table-cell table:style-name="ce260" table:number-columns-repeated="2"/>
          <table:table-cell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2-31" calcext:value-type="date">
            <text:p>31.12.2022</text:p>
          </table:table-cell>
          <table:table-cell table:style-name="ce258" office:value-type="string" calcext:value-type="string">
            <text:p>Genel Masraf</text:p>
          </table:table-cell>
          <table:table-cell/>
          <table:table-cell table:formula="of:=[$'SnH yazıhane'.F2]" office:value-type="float" office:value="-2543.67" calcext:value-type="float">
            <text:p>-2.543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float" office:value="-4500" calcext:value-type="float">
            <text:p>-4.500,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5" office:value-type="date" office:date-value="2022-10-30" calcext:value-type="date">
            <text:p>30.10.2022</text:p>
          </table:table-cell>
          <table:table-cell table:style-name="ce258" office:value-type="string" calcext:value-type="string">
            <text:p>tavan-duvaralçıpan</text:p>
          </table:table-cell>
          <table:table-cell/>
          <table:table-cell office:value-type="float" office:value="-8000" calcext:value-type="float">
            <text:p>-8.000,00</text:p>
          </table:table-cell>
          <table:table-cell table:style-name="ce260"/>
          <table:table-cell table:style-name="Default"/>
        </table:table-row>
        <table:table-row table:style-name="ro1">
          <table:table-cell/>
          <table:table-cell table:style-name="ce275"/>
          <table:table-cell table:style-name="ce25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367" table:formula="of:=SUM([.E151:.E155])" office:value-type="float" office:value="-15043.67" calcext:value-type="float">
            <text:p>-15.043,67</text:p>
          </table:table-cell>
          <table:table-cell office:value-type="float" office:value="18" calcext:value-type="float">
            <text:p>18,00</text:p>
          </table:table-cell>
          <table:table-cell table:style-name="ce367" table:formula="of:=[.E156]/[.F156]" office:value-type="float" office:value="-835.759444444444" calcext:value-type="float">
            <text:p>-835,76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156]+[.E148]" office:value-type="float" office:value="-129513.514" calcext:value-type="float">
            <text:p>-129.513,51</text:p>
          </table:table-cell>
          <table:table-cell table:style-name="ce285"/>
          <table:table-cell table:style-name="ce285" table:formula="of:=[.G156]+[.G148]" office:value-type="float" office:value="-16582.9828514551" calcext:value-type="float">
            <text:p>-16.582,98</text:p>
          </table:table-cell>
        </table:table-row>
        <table:table-row table:style-name="ro1" table:number-rows-repeated="10484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KY" table:style-name="ta1">
        <table:table-column table:style-name="co11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299"/>
        <table:table-column table:style-name="co54" table:default-cell-style-name="Default"/>
        <table:table-column table:style-name="co55" table:default-cell-style-name="Default"/>
        <table:table-column table:style-name="co55" table:default-cell-style-name="ce395"/>
        <table:table-column table:style-name="co52" table:default-cell-style-name="Default"/>
        <table:table-column table:style-name="co53" table:default-cell-style-name="ce299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ce395"/>
        <table:table-column table:style-name="co52" table:default-cell-style-name="Default"/>
        <table:table-column table:style-name="co59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60" table:default-cell-style-name="Default"/>
        <table:table-row table:style-name="ro1">
          <table:table-cell table:number-columns-repeated="3"/>
          <table:table-cell table:style-name="ce392"/>
          <table:table-cell table:number-columns-repeated="5"/>
          <table:table-cell table:style-name="ce393"/>
          <table:table-cell/>
          <table:table-cell table:style-name="ce392"/>
          <table:table-cell/>
          <table:table-cell table:style-name="ce422"/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table:style-name="ce346" office:value-type="string" calcext:value-type="string">
            <text:p>1203m2 arsa</text:p>
          </table:table-cell>
          <table:table-cell table:style-name="ce124" office:value-type="currency" office:currency="USD" office:value="450000" calcext:value-type="currency">
            <text:p>$450.000,00</text:p>
          </table:table-cell>
          <table:table-cell/>
          <table:table-cell table:style-name="ce394" office:value-type="percentage" office:value="0.5" calcext:value-type="percentage">
            <text:p>%50,00</text:p>
          </table:table-cell>
          <table:table-cell table:number-columns-repeated="2"/>
          <table:table-cell table:style-name="ce124" office:value-type="currency" office:currency="USD" office:value="225000" calcext:value-type="currency">
            <text:p>$225.000,00</text:p>
          </table:table-cell>
          <table:table-cell table:style-name="ce281"/>
          <table:table-cell table:style-name="ce394" office:value-type="percentage" office:value="0.5" calcext:value-type="percentage">
            <text:p>%50,00</text:p>
          </table:table-cell>
          <table:table-cell table:style-name="ce281"/>
          <table:table-cell/>
          <table:table-cell table:style-name="ce281"/>
          <table:table-cell table:style-name="ce124" office:value-type="currency" office:currency="USD" office:value="225000" calcext:value-type="currency">
            <text:p>$225.000,00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346"/>
          <table:table-cell table:style-name="ce125"/>
          <table:table-cell table:style-name="ce127"/>
          <table:table-cell table:style-name="ce129" office:value-type="string" calcext:value-type="string">
            <text:p>doğuş kapanış</text:p>
          </table:table-cell>
          <table:table-cell table:number-columns-repeated="2"/>
          <table:table-cell table:style-name="ce421" office:value-type="currency" office:currency="USD" office:value="126714.21" calcext:value-type="currency">
            <text:p>$126.714,21</text:p>
          </table:table-cell>
          <table:table-cell table:style-name="ce281"/>
          <table:table-cell table:style-name="ce394"/>
          <table:table-cell table:style-name="ce281"/>
          <table:table-cell table:style-name="ce138"/>
          <table:table-cell table:style-name="ce281"/>
          <table:table-cell table:style-name="ce124" table:formula="of:=[.H3]*-1" office:value-type="currency" office:currency="USD" office:value="-126714.21" calcext:value-type="currency">
            <text:p>-$126.714,21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style-name="ce394" table:formula="of:=[.H4]/[.$C$2]" office:value-type="percentage" office:value="0.781587133333333" calcext:value-type="percentage">
            <text:p>%78,16</text:p>
          </table:table-cell>
          <table:table-cell table:number-columns-repeated="2"/>
          <table:table-cell table:style-name="ce133" table:formula="of:=[.H2]+[.H3]" office:value-type="currency" office:currency="USD" office:value="351714.21" calcext:value-type="currency">
            <text:p>$351.714,21</text:p>
          </table:table-cell>
          <table:table-cell table:style-name="ce281"/>
          <table:table-cell table:style-name="ce394" table:formula="of:=[.N4]/[.$C$2]" office:value-type="percentage" office:value="0.218412866666667" calcext:value-type="percentage">
            <text:p>%21,84</text:p>
          </table:table-cell>
          <table:table-cell table:style-name="ce281"/>
          <table:table-cell/>
          <table:table-cell table:style-name="ce281"/>
          <table:table-cell table:style-name="ce142" table:formula="of:=[.N2]+[.N3]" office:value-type="currency" office:currency="USD" office:value="98285.79" calcext:value-type="currency">
            <text:p>$98.285,79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style-name="ce394"/>
          <table:table-cell table:number-columns-repeated="2"/>
          <table:table-cell table:style-name="ce417"/>
          <table:table-cell/>
          <table:table-cell table:style-name="ce394"/>
          <table:table-cell/>
          <table:table-cell table:style-name="ce139"/>
          <table:table-cell/>
          <table:table-cell table:style-name="ce417"/>
          <table:table-cell/>
          <table:table-cell table:style-name="ce36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number-columns-repeated="2" table:style-name="ce281" office:value-type="string" calcext:value-type="string">
            <text:p>KİRA</text:p>
          </table:table-cell>
          <table:table-cell/>
          <table:table-cell table:style-name="ce417"/>
          <table:table-cell/>
          <table:table-cell table:number-columns-repeated="2" table:style-name="ce281" office:value-type="string" calcext:value-type="string">
            <text:p>KİRA</text:p>
          </table:table-cell>
          <table:table-cell table:style-name="ce139"/>
          <table:table-cell/>
          <table:table-cell table:style-name="ce417"/>
          <table:table-cell/>
          <table:table-cell table:style-name="ce364"/>
          <table:table-cell table:number-columns-repeated="3"/>
        </table:table-row>
        <table:table-row table:style-name="ro1">
          <table:table-cell table:number-columns-repeated="2"/>
          <table:table-cell table:style-name="ce281" office:value-type="string" calcext:value-type="string">
            <text:p>KİRA</text:p>
          </table:table-cell>
          <table:table-cell/>
          <table:table-cell table:style-name="ce393" office:value-type="string" calcext:value-type="string">
            <text:p>hacı</text:p>
          </table:table-cell>
          <table:table-cell table:number-columns-repeated="2" office:value-type="string" calcext:value-type="string">
            <text:p>hacı</text:p>
          </table:table-cell>
          <table:table-cell table:style-name="ce396" office:value-type="string" calcext:value-type="string">
            <text:p>hacı</text:p>
          </table:table-cell>
          <table:table-cell/>
          <table:table-cell table:style-name="ce393" office:value-type="string" calcext:value-type="string">
            <text:p>nazan</text:p>
          </table:table-cell>
          <table:table-cell table:number-columns-repeated="2" office:value-type="string" calcext:value-type="string">
            <text:p>nazan</text:p>
          </table:table-cell>
          <table:table-cell office:value-type="string" calcext:value-type="string">
            <text:p>nazan </text:p>
          </table:table-cell>
          <table:table-cell table:style-name="ce396" office:value-type="string" calcext:value-type="string">
            <text:p>naza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1" office:value-type="string" calcext:value-type="string">
            <text:p>GELİR</text:p>
          </table:table-cell>
          <table:table-cell/>
          <table:table-cell table:style-name="ce39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6" office:value-type="string" calcext:value-type="string">
            <text:p>bakiye</text:p>
          </table:table-cell>
          <table:table-cell/>
          <table:table-cell table:style-name="ce393" office:value-type="string" calcext:value-type="string">
            <text:p>pay </text:p>
          </table:table-cell>
          <table:table-cell table:number-columns-repeated="2"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6" office:value-type="string" calcext:value-type="string">
            <text:p>bakiye</text:p>
          </table:table-cell>
          <table:table-cell/>
          <table:table-cell table:style-name="ce145"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6" office:value-type="string" calcext:value-type="string">
            <text:p>TL</text:p>
          </table:table-cell>
          <table:table-cell/>
          <table:table-cell table:style-name="ce393" office:value-type="string" calcext:value-type="string">
            <text:p>%</text:p>
          </table:table-cell>
          <table:table-cell table:number-columns-repeated="2" office:value-type="string" calcext:value-type="string">
            <text:p>TL</text:p>
          </table:table-cell>
          <table:table-cell table:style-name="ce396" office:value-type="string" calcext:value-type="string">
            <text:p>USD</text:p>
          </table:table-cell>
          <table:table-cell/>
          <table:table-cell table:style-name="ce393" office:value-type="string" calcext:value-type="string">
            <text:p>%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SD</text:p>
          </table:table-cell>
          <table:table-cell/>
          <table:table-cell table:style-name="ce396" office:value-type="string" calcext:value-type="string">
            <text:p>USD</text:p>
          </table:table-cell>
          <table:table-cell/>
          <table:table-cell table:style-name="ce145" office:value-type="string" calcext:value-type="string">
            <text:p>TRY</text:p>
          </table:table-cell>
          <table:table-cell table:number-columns-repeated="3"/>
        </table:table-row>
        <table:table-row table:style-name="ro1">
          <table:table-cell table:style-name="ce281" office:value-type="float" office:value="2018" calcext:value-type="float">
            <text:p>2018</text:p>
          </table:table-cell>
          <table:table-cell table:number-columns-repeated="3"/>
          <table:table-cell table:style-name="Default"/>
          <table:table-cell table:number-columns-repeated="2"/>
          <table:table-cell table:style-name="ce136" table:formula="of:=[.H4]" office:value-type="currency" office:currency="USD" office:value="351714.21" calcext:value-type="currency">
            <text:p>$351.714,21</text:p>
          </table:table-cell>
          <table:table-cell/>
          <table:table-cell table:style-name="Default"/>
          <table:table-cell table:number-columns-repeated="3"/>
          <table:table-cell table:style-name="ce143" table:formula="of:=[.N4]" office:value-type="currency" office:currency="USD" office:value="98285.79" calcext:value-type="currency">
            <text:p>$98.285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table:style-name="ce342" table:formula="of:=[$GLR.F6]" office:value-type="currency" office:currency="TRY" office:value="21000" calcext:value-type="currency">
            <text:p>₺21.000,00</text:p>
          </table:table-cell>
          <table:table-cell/>
          <table:table-cell table:style-name="ce394" table:formula="of:=[.H4]/[.$C$2]" office:value-type="percentage" office:value="0.781587133333333" calcext:value-type="percentage">
            <text:p>%78,16</text:p>
          </table:table-cell>
          <table:table-cell table:style-name="ce392" table:formula="of:=[.E11]*[.C11]" office:value-type="currency" office:currency="TRY" office:value="16413.3298" calcext:value-type="currency">
            <text:p>₺16.413,33</text:p>
          </table:table-cell>
          <table:table-cell table:style-name="ce392" table:formula="of:=[.G4]+[.F11]" office:value-type="currency" office:currency="TRY" office:value="16413.3298" calcext:value-type="currency">
            <text:p>₺16.413,33</text:p>
          </table:table-cell>
          <table:table-cell table:style-name="ce418" table:formula="of:=[.H10]-[.L11]" office:value-type="currency" office:currency="TRY" office:value="350883.291485507" calcext:value-type="currency">
            <text:p>₺350.883,29</text:p>
          </table:table-cell>
          <table:table-cell/>
          <table:table-cell table:style-name="ce394" table:formula="of:=[.N4]/[.$C$2]" office:value-type="percentage" office:value="0.218412866666667" calcext:value-type="percentage">
            <text:p>%21,84</text:p>
          </table:table-cell>
          <table:table-cell table:style-name="ce392" table:formula="of:=[.J11]*[.C11]" office:value-type="currency" office:currency="TRY" office:value="4586.6702" calcext:value-type="currency">
            <text:p>₺4.586,67</text:p>
          </table:table-cell>
          <table:table-cell table:style-name="ce392" table:formula="of:=[.K11]/[.P11]" office:value-type="currency" office:currency="TRY" office:value="830.918514492754" calcext:value-type="currency">
            <text:p>₺830,92</text:p>
          </table:table-cell>
          <table:table-cell table:style-name="ce392" table:formula="of:=[.M4]+[.K11]" office:value-type="currency" office:currency="TRY" office:value="4586.6702" calcext:value-type="currency">
            <text:p>₺4.586,67</text:p>
          </table:table-cell>
          <table:table-cell table:style-name="ce417" table:formula="of:=[.N10]+[.L11]" office:value-type="currency" office:currency="USD" office:value="99116.7085144927" calcext:value-type="currency">
            <text:p>$99.116,71</text:p>
          </table:table-cell>
          <table:table-cell table:style-name="ce392"/>
          <table:table-cell office:value-type="float" office:value="5.52" calcext:value-type="float">
            <text:p>5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76" office:value-type="date" office:date-value="2018-10-30" calcext:value-type="date">
            <text:p>30.10.2018</text:p>
          </table:table-cell>
          <table:table-cell table:style-name="ce359" table:formula="of:=[$GDR.E16]" office:value-type="currency" office:currency="TRY" office:value="-2399.42" calcext:value-type="currency">
            <text:p>-₺2.399,42</text:p>
          </table:table-cell>
          <table:table-cell table:style-name="ce392"/>
          <table:table-cell table:style-name="ce394" table:formula="of:=[.H11]/[.$C$2]" office:value-type="percentage" office:value="0.779740647745572" calcext:value-type="percentage">
            <text:p>%77,97</text:p>
          </table:table-cell>
          <table:table-cell table:style-name="ce392" table:formula="of:=[.E12]*[.C12]" office:value-type="currency" office:currency="TRY" office:value="-1870.92530501368" calcext:value-type="currency">
            <text:p>-₺1.870,93</text:p>
          </table:table-cell>
          <table:table-cell table:style-name="ce392" table:formula="of:=[.G11]+[.F12]" office:value-type="currency" office:currency="TRY" office:value="14542.4044949863" calcext:value-type="currency">
            <text:p>₺14.542,40</text:p>
          </table:table-cell>
          <table:table-cell table:style-name="ce418" table:formula="of:=[.H11]-[.L12]" office:value-type="currency" office:currency="TRY" office:value="350979.033278077" calcext:value-type="currency">
            <text:p>₺350.979,03</text:p>
          </table:table-cell>
          <table:table-cell table:style-name="ce392"/>
          <table:table-cell table:style-name="ce394" table:formula="of:=[.N11]/[.$C$2]" office:value-type="percentage" office:value="0.220259352254428" calcext:value-type="percentage">
            <text:p>%22,03</text:p>
          </table:table-cell>
          <table:table-cell table:style-name="ce392" table:formula="of:=[.J12]*[.C12]" office:value-type="currency" office:currency="TRY" office:value="-528.49469498632" calcext:value-type="currency">
            <text:p>-₺528,49</text:p>
          </table:table-cell>
          <table:table-cell table:style-name="ce392" table:formula="of:=[.K12]/[.P12]" office:value-type="currency" office:currency="TRY" office:value="-95.7417925699856" calcext:value-type="currency">
            <text:p>-₺95,74</text:p>
          </table:table-cell>
          <table:table-cell table:style-name="ce392" table:formula="of:=[.M11]+[.K12]" office:value-type="currency" office:currency="TRY" office:value="4058.17550501368" calcext:value-type="currency">
            <text:p>₺4.058,18</text:p>
          </table:table-cell>
          <table:table-cell table:style-name="ce417" table:formula="of:=[.N11]+[.L12]" office:value-type="currency" office:currency="USD" office:value="99020.9667219228" calcext:value-type="currency">
            <text:p>$99.020,97</text:p>
          </table:table-cell>
          <table:table-cell table:style-name="ce392"/>
          <table:table-cell office:value-type="float" office:value="5.52" calcext:value-type="float">
            <text:p>5,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2"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number-columns-repeated="2"/>
          <table:table-cell table:style-name="ce419" table:formula="of:=[.M12]+[.G12]" office:value-type="currency" office:currency="TRY" office:value="18600.58" calcext:value-type="currency">
            <text:p>₺18.600,58</text:p>
          </table:table-cell>
          <table:table-cell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19" calcext:value-type="float">
            <text:p>2019</text:p>
          </table:table-cell>
          <table:table-cell table:style-name="ce281"/>
          <table:table-cell table:number-columns-repeated="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number-columns-repeated="9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table:style-name="ce342" table:formula="of:=[$GLR.F10]+[$GLR.F11]+[$GLR.F15]" office:value-type="currency" office:currency="TRY" office:value="22500" calcext:value-type="currency">
            <text:p>₺22.500,00</text:p>
          </table:table-cell>
          <table:table-cell/>
          <table:table-cell table:style-name="ce394" table:formula="of:=[.H12]/[.$C$2]" office:value-type="percentage" office:value="0.779953407284616" calcext:value-type="percentage">
            <text:p>%78,00</text:p>
          </table:table-cell>
          <table:table-cell table:style-name="ce392" table:formula="of:=[.E15]*[.C15]" office:value-type="currency" office:currency="TRY" office:value="17548.9516639039" calcext:value-type="currency">
            <text:p>₺17.548,95</text:p>
          </table:table-cell>
          <table:table-cell table:style-name="ce392" table:formula="of:=[.G12]+[.F15]" office:value-type="currency" office:currency="TRY" office:value="32091.3561588902" calcext:value-type="currency">
            <text:p>₺32.091,36</text:p>
          </table:table-cell>
          <table:table-cell table:style-name="ce418" table:formula="of:=[.H12]-[.L15]" office:value-type="currency" office:currency="TRY" office:value="350114.975976839" calcext:value-type="currency">
            <text:p>₺350.114,98</text:p>
          </table:table-cell>
          <table:table-cell/>
          <table:table-cell table:style-name="ce394" table:formula="of:=[.N12]/[.$C$2]" office:value-type="percentage" office:value="0.220046592715384" calcext:value-type="percentage">
            <text:p>%22,00</text:p>
          </table:table-cell>
          <table:table-cell table:style-name="ce392" table:formula="of:=[.J15]*[.C15]" office:value-type="currency" office:currency="TRY" office:value="4951.04833609614" calcext:value-type="currency">
            <text:p>₺4.951,05</text:p>
          </table:table-cell>
          <table:table-cell table:style-name="ce392" table:formula="of:=[.K15]/[.P15]" office:value-type="currency" office:currency="TRY" office:value="864.057301238418" calcext:value-type="currency">
            <text:p>₺864,06</text:p>
          </table:table-cell>
          <table:table-cell table:style-name="ce392" table:formula="of:=[.M12]+[.K15]" office:value-type="currency" office:currency="TRY" office:value="9009.22384110982" calcext:value-type="currency">
            <text:p>₺9.009,22</text:p>
          </table:table-cell>
          <table:table-cell table:style-name="ce417" table:formula="of:=[.N12]+[.L15]" office:value-type="currency" office:currency="USD" office:value="99885.0240231612" calcext:value-type="currency">
            <text:p>$99.885,02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342" table:formula="of:=[$GLR.F14]" office:value-type="currency" office:currency="TRY" office:value="4000" calcext:value-type="currency">
            <text:p>₺4.000,00</text:p>
          </table:table-cell>
          <table:table-cell/>
          <table:table-cell table:style-name="ce394" table:formula="of:=[.H15]/[.$C$2]" office:value-type="percentage" office:value="0.778033279948531" calcext:value-type="percentage">
            <text:p>%77,80</text:p>
          </table:table-cell>
          <table:table-cell table:style-name="ce392" table:formula="of:=[.E16]*[.C16]" office:value-type="currency" office:currency="TRY" office:value="3112.13311979412" calcext:value-type="currency">
            <text:p>₺3.112,13</text:p>
          </table:table-cell>
          <table:table-cell table:style-name="ce392" table:formula="of:=[.G15]+[.F16]" office:value-type="currency" office:currency="TRY" office:value="35203.4892786843" calcext:value-type="currency">
            <text:p>₺35.203,49</text:p>
          </table:table-cell>
          <table:table-cell table:style-name="ce418" table:formula="of:=[.H15]-[.L16]" office:value-type="currency" office:currency="TRY" office:value="349960.025386925" calcext:value-type="currency">
            <text:p>₺349.960,03</text:p>
          </table:table-cell>
          <table:table-cell/>
          <table:table-cell table:style-name="ce394" table:formula="of:=[.N15]/[.$C$2]" office:value-type="percentage" office:value="0.221966720051469" calcext:value-type="percentage">
            <text:p>%22,20</text:p>
          </table:table-cell>
          <table:table-cell table:style-name="ce392" table:formula="of:=[.J16]*[.C16]" office:value-type="currency" office:currency="TRY" office:value="887.866880205877" calcext:value-type="currency">
            <text:p>₺887,87</text:p>
          </table:table-cell>
          <table:table-cell table:style-name="ce392" table:formula="of:=[.K16]/[.P16]" office:value-type="currency" office:currency="TRY" office:value="154.950589913766" calcext:value-type="currency">
            <text:p>₺154,95</text:p>
          </table:table-cell>
          <table:table-cell table:style-name="ce392" table:formula="of:=[.M15]+[.K16]" office:value-type="currency" office:currency="TRY" office:value="9897.09072131569" calcext:value-type="currency">
            <text:p>₺9.897,09</text:p>
          </table:table-cell>
          <table:table-cell table:style-name="ce417" table:formula="of:=[.N15]+[.L16]" office:value-type="currency" office:currency="USD" office:value="100039.974613075" calcext:value-type="currency">
            <text:p>$100.039,97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359" table:formula="of:=[$GDR.E33]" office:value-type="currency" office:currency="TRY" office:value="-3104.82" calcext:value-type="currency">
            <text:p>-₺3.104,82</text:p>
          </table:table-cell>
          <table:table-cell table:style-name="ce392"/>
          <table:table-cell table:style-name="ce394" table:formula="of:=[.H16]/[.$C$2]" office:value-type="percentage" office:value="0.777688945304278" calcext:value-type="percentage">
            <text:p>%77,77</text:p>
          </table:table-cell>
          <table:table-cell table:style-name="ce392" table:formula="of:=[.E17]*[.C17]" office:value-type="currency" office:currency="TRY" office:value="-2414.58419115963" calcext:value-type="currency">
            <text:p>-₺2.414,58</text:p>
          </table:table-cell>
          <table:table-cell table:style-name="ce392" table:formula="of:=[.G16]+[.F17]" office:value-type="currency" office:currency="TRY" office:value="32788.9050875247" calcext:value-type="currency">
            <text:p>₺32.788,91</text:p>
          </table:table-cell>
          <table:table-cell table:style-name="ce418" table:formula="of:=[.H16]-[.L17]" office:value-type="currency" office:currency="TRY" office:value="350080.485388468" calcext:value-type="currency">
            <text:p>₺350.080,49</text:p>
          </table:table-cell>
          <table:table-cell table:style-name="ce392"/>
          <table:table-cell table:style-name="ce394" table:formula="of:=[.N16]/[.$C$2]" office:value-type="percentage" office:value="0.222311054695722" calcext:value-type="percentage">
            <text:p>%22,23</text:p>
          </table:table-cell>
          <table:table-cell table:style-name="ce392" table:formula="of:=[.J17]*[.C17]" office:value-type="currency" office:currency="TRY" office:value="-690.235808840372" calcext:value-type="currency">
            <text:p>-₺690,24</text:p>
          </table:table-cell>
          <table:table-cell table:style-name="ce392" table:formula="of:=[.K17]/[.P17]" office:value-type="currency" office:currency="TRY" office:value="-120.460001542822" calcext:value-type="currency">
            <text:p>-₺120,46</text:p>
          </table:table-cell>
          <table:table-cell table:style-name="ce392" table:formula="of:=[.M16]+[.K17]" office:value-type="currency" office:currency="TRY" office:value="9206.85491247532" calcext:value-type="currency">
            <text:p>₺9.206,85</text:p>
          </table:table-cell>
          <table:table-cell table:style-name="ce417" table:formula="of:=[.N16]+[.L17]" office:value-type="currency" office:currency="USD" office:value="99919.5146115321" calcext:value-type="currency">
            <text:p>$99.919,51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92"/>
          <table:table-cell table:style-name="ce394"/>
          <table:table-cell table:number-columns-repeated="4"/>
          <table:table-cell table:style-name="ce394"/>
          <table:table-cell table:style-name="ce392" table:number-columns-repeated="2"/>
          <table:table-cell table:style-name="ce419" table:formula="of:=[.M17]+[.G17]" office:value-type="currency" office:currency="TRY" office:value="41995.76" calcext:value-type="currency">
            <text:p>₺41.995,76</text:p>
          </table:table-cell>
          <table:table-cell table:style-name="ce417"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20" calcext:value-type="float">
            <text:p>2020</text:p>
          </table:table-cell>
          <table:table-cell table:style-name="ce281"/>
          <table:table-cell table:number-columns-repeated="2"/>
          <table:table-cell table:style-name="ce394"/>
          <table:table-cell table:number-columns-repeated="4"/>
          <table:table-cell table:style-name="ce394"/>
          <table:table-cell table:number-columns-repeated="9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table:style-name="ce342" table:formula="of:=[$GLR.F20]" office:value-type="currency" office:currency="TRY" office:value="6200" calcext:value-type="currency">
            <text:p>₺6.200,00</text:p>
          </table:table-cell>
          <table:table-cell/>
          <table:table-cell table:style-name="ce394" table:formula="of:=[.H17]/[.$C$2]" office:value-type="percentage" office:value="0.777956634196595" calcext:value-type="percentage">
            <text:p>%77,80</text:p>
          </table:table-cell>
          <table:table-cell table:style-name="ce392" table:formula="of:=[.E20]*[.C20]" office:value-type="currency" office:currency="TRY" office:value="4823.33113201889" calcext:value-type="currency">
            <text:p>₺4.823,33</text:p>
          </table:table-cell>
          <table:table-cell table:style-name="ce392" table:formula="of:=[.G17]+[.F20]" office:value-type="currency" office:currency="TRY" office:value="37612.2362195436" calcext:value-type="currency">
            <text:p>₺37.612,24</text:p>
          </table:table-cell>
          <table:table-cell table:style-name="ce418" table:formula="of:=[.H17]-[.L20]" office:value-type="currency" office:currency="TRY" office:value="349866.384475874" calcext:value-type="currency">
            <text:p>₺349.866,38</text:p>
          </table:table-cell>
          <table:table-cell/>
          <table:table-cell table:style-name="ce394" table:formula="of:=[.N17]/[.$C$2]" office:value-type="percentage" office:value="0.222043365803405" calcext:value-type="percentage">
            <text:p>%22,20</text:p>
          </table:table-cell>
          <table:table-cell table:style-name="ce392" table:formula="of:=[.J20]*[.C20]" office:value-type="currency" office:currency="TRY" office:value="1376.66886798111" calcext:value-type="currency">
            <text:p>₺1.376,67</text:p>
          </table:table-cell>
          <table:table-cell table:style-name="ce392" table:formula="of:=[.K20]/[.P20]" office:value-type="currency" office:currency="TRY" office:value="214.100912594263" calcext:value-type="currency">
            <text:p>₺214,10</text:p>
          </table:table-cell>
          <table:table-cell table:style-name="ce392" table:formula="of:=[.M17]+[.K20]" office:value-type="currency" office:currency="TRY" office:value="10583.5237804564" calcext:value-type="currency">
            <text:p>₺10.583,52</text:p>
          </table:table-cell>
          <table:table-cell table:style-name="ce417" table:formula="of:=[.N17]+[.L20]" office:value-type="currency" office:currency="USD" office:value="100133.615524126" calcext:value-type="currency">
            <text:p>$100.133,62</text:p>
          </table:table-cell>
          <table:table-cell table:style-name="ce392"/>
          <table:table-cell office:value-type="float" office:value="6.43" calcext:value-type="float">
            <text:p>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table:style-name="ce342" table:formula="of:=[$GLR.F26]" office:value-type="currency" office:currency="TRY" office:value="7800" calcext:value-type="currency">
            <text:p>₺7.800,00</text:p>
          </table:table-cell>
          <table:table-cell/>
          <table:table-cell table:style-name="ce394" table:formula="of:=[.H20]/[.$C$2]" office:value-type="percentage" office:value="0.77748085439083" calcext:value-type="percentage">
            <text:p>%77,75</text:p>
          </table:table-cell>
          <table:table-cell table:style-name="ce392" table:formula="of:=[.E21]*[.C21]" office:value-type="currency" office:currency="TRY" office:value="6064.35066424848" calcext:value-type="currency">
            <text:p>₺6.064,35</text:p>
          </table:table-cell>
          <table:table-cell table:style-name="ce392" table:formula="of:=[.G20]+[.F21]" office:value-type="currency" office:currency="TRY" office:value="43676.5868837921" calcext:value-type="currency">
            <text:p>₺43.676,59</text:p>
          </table:table-cell>
          <table:table-cell table:style-name="ce418" table:formula="of:=[.H20]-[.L21]" office:value-type="currency" office:currency="TRY" office:value="349652.634557678" calcext:value-type="currency">
            <text:p>₺349.652,63</text:p>
          </table:table-cell>
          <table:table-cell/>
          <table:table-cell table:style-name="ce394" table:formula="of:=[.N20]/[.$C$2]" office:value-type="percentage" office:value="0.22251914560917" calcext:value-type="percentage">
            <text:p>%22,25</text:p>
          </table:table-cell>
          <table:table-cell table:style-name="ce392" table:formula="of:=[.J21]*[.C21]" office:value-type="currency" office:currency="TRY" office:value="1735.64933575152" calcext:value-type="currency">
            <text:p>₺1.735,65</text:p>
          </table:table-cell>
          <table:table-cell table:style-name="ce392" table:formula="of:=[.K21]/[.P21]" office:value-type="currency" office:currency="TRY" office:value="213.749918196" calcext:value-type="currency">
            <text:p>₺213,75</text:p>
          </table:table-cell>
          <table:table-cell table:style-name="ce392" table:formula="of:=[.M20]+[.K21]" office:value-type="currency" office:currency="TRY" office:value="12319.173116208" calcext:value-type="currency">
            <text:p>₺12.319,17</text:p>
          </table:table-cell>
          <table:table-cell table:style-name="ce417" table:formula="of:=[.N20]+[.L21]" office:value-type="currency" office:currency="USD" office:value="100347.365442322" calcext:value-type="currency">
            <text:p>$100.347,37</text:p>
          </table:table-cell>
          <table:table-cell table:style-name="ce392"/>
          <table:table-cell office:value-type="float" office:value="8.12" calcext:value-type="float">
            <text:p>8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table:style-name="ce359" table:formula="of:=[$GDR.E68]" office:value-type="currency" office:currency="TRY" office:value="-2000" calcext:value-type="currency">
            <text:p>-₺2.000,00</text:p>
          </table:table-cell>
          <table:table-cell table:style-name="ce392"/>
          <table:table-cell table:style-name="ce394" table:formula="of:=[.H21]/[.$C$2]" office:value-type="percentage" office:value="0.777005854572617" calcext:value-type="percentage">
            <text:p>%77,70</text:p>
          </table:table-cell>
          <table:table-cell table:style-name="ce392" table:formula="of:=[.E22]*[.C22]" office:value-type="currency" office:currency="TRY" office:value="-1554.01170914523" calcext:value-type="currency">
            <text:p>-₺1.554,01</text:p>
          </table:table-cell>
          <table:table-cell table:style-name="ce392" table:formula="of:=[.G21]+[.F22]" office:value-type="currency" office:currency="TRY" office:value="42122.5751746468" calcext:value-type="currency">
            <text:p>₺42.122,58</text:p>
          </table:table-cell>
          <table:table-cell table:style-name="ce418" table:formula="of:=[.H21]-[.L22]" office:value-type="currency" office:currency="TRY" office:value="349707.559224039" calcext:value-type="currency">
            <text:p>₺349.707,56</text:p>
          </table:table-cell>
          <table:table-cell/>
          <table:table-cell table:style-name="ce394" table:formula="of:=[.N21]/[.$C$2]" office:value-type="percentage" office:value="0.222994145427383" calcext:value-type="percentage">
            <text:p>%22,30</text:p>
          </table:table-cell>
          <table:table-cell table:style-name="ce392" table:formula="of:=[.J22]*[.C22]" office:value-type="currency" office:currency="TRY" office:value="-445.988290854766" calcext:value-type="currency">
            <text:p>-₺445,99</text:p>
          </table:table-cell>
          <table:table-cell table:style-name="ce392" table:formula="of:=[.K22]/[.P22]" office:value-type="currency" office:currency="TRY" office:value="-54.9246663614244" calcext:value-type="currency">
            <text:p>-₺54,92</text:p>
          </table:table-cell>
          <table:table-cell table:style-name="ce392" table:formula="of:=[.M21]+[.K22]" office:value-type="currency" office:currency="TRY" office:value="11873.1848253532" calcext:value-type="currency">
            <text:p>₺11.873,18</text:p>
          </table:table-cell>
          <table:table-cell table:style-name="ce417" table:formula="of:=[.N21]+[.L22]" office:value-type="currency" office:currency="USD" office:value="100292.440775961" calcext:value-type="currency">
            <text:p>$100.292,44</text:p>
          </table:table-cell>
          <table:table-cell table:style-name="ce392"/>
          <table:table-cell office:value-type="float" office:value="8.12" calcext:value-type="float">
            <text:p>8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342" table:formula="of:=[$GLR.F23]+[$GLR.F24]+[$GLR.F32]+[$GLR.F33]" office:value-type="currency" office:currency="TRY" office:value="22500" calcext:value-type="currency">
            <text:p>₺22.500,00</text:p>
          </table:table-cell>
          <table:table-cell/>
          <table:table-cell table:style-name="ce394" table:formula="of:=[.H22]/[.$C$2]" office:value-type="percentage" office:value="0.777127909386753" calcext:value-type="percentage">
            <text:p>%77,71</text:p>
          </table:table-cell>
          <table:table-cell table:style-name="ce392" table:formula="of:=[.E23]*[.C23]" office:value-type="currency" office:currency="TRY" office:value="17485.377961202" calcext:value-type="currency">
            <text:p>₺17.485,38</text:p>
          </table:table-cell>
          <table:table-cell table:style-name="ce392" table:formula="of:=[.G22]+[.F23]" office:value-type="currency" office:currency="TRY" office:value="59607.9531358488" calcext:value-type="currency">
            <text:p>₺59.607,95</text:p>
          </table:table-cell>
          <table:table-cell table:style-name="ce418" table:formula="of:=[.H22]-[.L23]" office:value-type="currency" office:currency="TRY" office:value="349075.198311202" calcext:value-type="currency">
            <text:p>₺349.075,20</text:p>
          </table:table-cell>
          <table:table-cell/>
          <table:table-cell table:style-name="ce394" table:formula="of:=[.N22]/[.$C$2]" office:value-type="percentage" office:value="0.222872090613247" calcext:value-type="percentage">
            <text:p>%22,29</text:p>
          </table:table-cell>
          <table:table-cell table:style-name="ce392" table:formula="of:=[.J23]*[.C23]" office:value-type="currency" office:currency="TRY" office:value="5014.62203879805" calcext:value-type="currency">
            <text:p>₺5.014,62</text:p>
          </table:table-cell>
          <table:table-cell table:style-name="ce392" table:formula="of:=[.K23]/[.P23]" office:value-type="currency" office:currency="TRY" office:value="632.36091283708" calcext:value-type="currency">
            <text:p>₺632,36</text:p>
          </table:table-cell>
          <table:table-cell table:style-name="ce392" table:formula="of:=[.M22]+[.K23]" office:value-type="currency" office:currency="TRY" office:value="16887.8068641512" calcext:value-type="currency">
            <text:p>₺16.887,81</text:p>
          </table:table-cell>
          <table:table-cell table:style-name="ce417" table:formula="of:=[.N22]+[.L23]" office:value-type="currency" office:currency="USD" office:value="100924.801688798" calcext:value-type="currency">
            <text:p>$100.924,80</text:p>
          </table:table-cell>
          <table:table-cell table:style-name="ce392"/>
          <table:table-cell office:value-type="float" office:value="7.93" calcext:value-type="float">
            <text:p>7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359" table:formula="of:=[$GDR.E77]" office:value-type="currency" office:currency="TRY" office:value="-5500" calcext:value-type="currency">
            <text:p>-₺5.500,00</text:p>
          </table:table-cell>
          <table:table-cell table:style-name="ce392"/>
          <table:table-cell table:style-name="ce394" table:formula="of:=[.H23]/[.$C$2]" office:value-type="percentage" office:value="0.775722662913782" calcext:value-type="percentage">
            <text:p>%77,57</text:p>
          </table:table-cell>
          <table:table-cell table:style-name="ce392" table:formula="of:=[.E24]*[.C24]" office:value-type="currency" office:currency="TRY" office:value="-4266.4746460258" calcext:value-type="currency">
            <text:p>-₺4.266,47</text:p>
          </table:table-cell>
          <table:table-cell table:style-name="ce392" table:formula="of:=[.G23]+[.F24]" office:value-type="currency" office:currency="TRY" office:value="55341.478489823" calcext:value-type="currency">
            <text:p>₺55.341,48</text:p>
          </table:table-cell>
          <table:table-cell table:style-name="ce418" table:formula="of:=[.H23]-[.L24]" office:value-type="currency" office:currency="TRY" office:value="349230.750058235" calcext:value-type="currency">
            <text:p>₺349.230,75</text:p>
          </table:table-cell>
          <table:table-cell/>
          <table:table-cell table:style-name="ce394" table:formula="of:=[.N23]/[.$C$2]" office:value-type="percentage" office:value="0.224277337086218" calcext:value-type="percentage">
            <text:p>%22,43</text:p>
          </table:table-cell>
          <table:table-cell table:style-name="ce392" table:formula="of:=[.J24]*[.C24]" office:value-type="currency" office:currency="TRY" office:value="-1233.5253539742" calcext:value-type="currency">
            <text:p>-₺1.233,53</text:p>
          </table:table-cell>
          <table:table-cell table:style-name="ce392" table:formula="of:=[.K24]/[.P24]" office:value-type="currency" office:currency="TRY" office:value="-155.551747033316" calcext:value-type="currency">
            <text:p>-₺155,55</text:p>
          </table:table-cell>
          <table:table-cell table:style-name="ce392" table:formula="of:=[.M23]+[.K24]" office:value-type="currency" office:currency="TRY" office:value="15654.281510177" calcext:value-type="currency">
            <text:p>₺15.654,28</text:p>
          </table:table-cell>
          <table:table-cell table:style-name="ce417" table:formula="of:=[.N23]+[.L24]" office:value-type="currency" office:currency="USD" office:value="100769.249941765" calcext:value-type="currency">
            <text:p>$100.769,25</text:p>
          </table:table-cell>
          <table:table-cell table:style-name="ce392"/>
          <table:table-cell office:value-type="float" office:value="7.93" calcext:value-type="float">
            <text:p>7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342" table:formula="of:=[$GLR.F30]+[$GLR.F31]" office:value-type="currency" office:currency="TRY" office:value="23000" calcext:value-type="currency">
            <text:p>₺23.000,00</text:p>
          </table:table-cell>
          <table:table-cell/>
          <table:table-cell table:style-name="ce394" table:formula="of:=[.H24]/[.$C$2]" office:value-type="percentage" office:value="0.776068333462745" calcext:value-type="percentage">
            <text:p>%77,61</text:p>
          </table:table-cell>
          <table:table-cell table:style-name="ce392" table:formula="of:=[.E25]*[.C25]" office:value-type="currency" office:currency="TRY" office:value="17849.5716696431" calcext:value-type="currency">
            <text:p>₺17.849,57</text:p>
          </table:table-cell>
          <table:table-cell table:style-name="ce392" table:formula="of:=[.G24]+[.F25]" office:value-type="currency" office:currency="TRY" office:value="73191.0501594661" calcext:value-type="currency">
            <text:p>₺73.191,05</text:p>
          </table:table-cell>
          <table:table-cell table:style-name="ce418" table:formula="of:=[.H24]-[.L25]" office:value-type="currency" office:currency="TRY" office:value="348569.591094133" calcext:value-type="currency">
            <text:p>₺348.569,59</text:p>
          </table:table-cell>
          <table:table-cell/>
          <table:table-cell table:style-name="ce394" table:formula="of:=[.N24]/[.$C$2]" office:value-type="percentage" office:value="0.223931666537255" calcext:value-type="percentage">
            <text:p>%22,39</text:p>
          </table:table-cell>
          <table:table-cell table:style-name="ce392" table:formula="of:=[.J25]*[.C25]" office:value-type="currency" office:currency="TRY" office:value="5150.42833035686" calcext:value-type="currency">
            <text:p>₺5.150,43</text:p>
          </table:table-cell>
          <table:table-cell table:style-name="ce392" table:formula="of:=[.K25]/[.P25]" office:value-type="currency" office:currency="TRY" office:value="661.158964102293" calcext:value-type="currency">
            <text:p>₺661,16</text:p>
          </table:table-cell>
          <table:table-cell table:style-name="ce392" table:formula="of:=[.M24]+[.K25]" office:value-type="currency" office:currency="TRY" office:value="20804.7098405339" calcext:value-type="currency">
            <text:p>₺20.804,71</text:p>
          </table:table-cell>
          <table:table-cell table:style-name="ce417" table:formula="of:=[.N24]+[.L25]" office:value-type="currency" office:currency="USD" office:value="101430.408905867" calcext:value-type="currency">
            <text:p>$101.430,41</text:p>
          </table:table-cell>
          <table:table-cell table:style-name="ce392"/>
          <table:table-cell office:value-type="float" office:value="7.79" calcext:value-type="float">
            <text:p>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359" table:formula="of:=[$GDR.E89]" office:value-type="currency" office:currency="TRY" office:value="-21220" calcext:value-type="currency">
            <text:p>-₺21.220,00</text:p>
          </table:table-cell>
          <table:table-cell table:style-name="ce392"/>
          <table:table-cell table:style-name="ce394" table:formula="of:=[.H25]/[.$C$2]" office:value-type="percentage" office:value="0.774599091320296" calcext:value-type="percentage">
            <text:p>%77,46</text:p>
          </table:table-cell>
          <table:table-cell table:style-name="ce392" table:formula="of:=[.E26]*[.C26]" office:value-type="currency" office:currency="TRY" office:value="-16436.9927178167" calcext:value-type="currency">
            <text:p>-₺16.436,99</text:p>
          </table:table-cell>
          <table:table-cell table:style-name="ce392" table:formula="of:=[.G25]+[.F26]" office:value-type="currency" office:currency="TRY" office:value="56754.0574416494" calcext:value-type="currency">
            <text:p>₺56.754,06</text:p>
          </table:table-cell>
          <table:table-cell table:style-name="ce418" table:formula="of:=[.H25]-[.L26]" office:value-type="currency" office:currency="TRY" office:value="349183.584326762" calcext:value-type="currency">
            <text:p>₺349.183,58</text:p>
          </table:table-cell>
          <table:table-cell/>
          <table:table-cell table:style-name="ce394" table:formula="of:=[.N25]/[.$C$2]" office:value-type="percentage" office:value="0.225400908679704" calcext:value-type="percentage">
            <text:p>%22,54</text:p>
          </table:table-cell>
          <table:table-cell table:style-name="ce392" table:formula="of:=[.J26]*[.C26]" office:value-type="currency" office:currency="TRY" office:value="-4783.00728218333" calcext:value-type="currency">
            <text:p>-₺4.783,01</text:p>
          </table:table-cell>
          <table:table-cell table:style-name="ce392" table:formula="of:=[.K26]/[.P26]" office:value-type="currency" office:currency="TRY" office:value="-613.993232629439" calcext:value-type="currency">
            <text:p>-₺613,99</text:p>
          </table:table-cell>
          <table:table-cell table:style-name="ce392" table:formula="of:=[.M25]+[.K26]" office:value-type="currency" office:currency="TRY" office:value="16021.7025583506" calcext:value-type="currency">
            <text:p>₺16.021,70</text:p>
          </table:table-cell>
          <table:table-cell table:style-name="ce417" table:formula="of:=[.N25]+[.L26]" office:value-type="currency" office:currency="USD" office:value="100816.415673238" calcext:value-type="currency">
            <text:p>$100.816,42</text:p>
          </table:table-cell>
          <table:table-cell table:style-name="ce392"/>
          <table:table-cell office:value-type="float" office:value="7.79" calcext:value-type="float">
            <text:p>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59" table:formula="of:=[$GDR.E62]" office:value-type="currency" office:currency="TRY" office:value="-5097.07" calcext:value-type="currency">
            <text:p>-₺5.097,07</text:p>
          </table:table-cell>
          <table:table-cell table:style-name="ce392"/>
          <table:table-cell table:style-name="ce394" table:formula="of:=[.H26]/[.$C$2]" office:value-type="percentage" office:value="0.775963520726139" calcext:value-type="percentage">
            <text:p>%77,60</text:p>
          </table:table-cell>
          <table:table-cell table:style-name="ce392" table:formula="of:=[.E27]*[.C27]" office:value-type="currency" office:currency="TRY" office:value="-3955.14038258758" calcext:value-type="currency">
            <text:p>-₺3.955,14</text:p>
          </table:table-cell>
          <table:table-cell table:style-name="ce392" table:formula="of:=[.G26]+[.F27]" office:value-type="currency" office:currency="TRY" office:value="52798.9170590619" calcext:value-type="currency">
            <text:p>₺52.798,92</text:p>
          </table:table-cell>
          <table:table-cell table:style-name="ce418" table:formula="of:=[.H26]-[.L27]" office:value-type="currency" office:currency="TRY" office:value="349313.496683692" calcext:value-type="currency">
            <text:p>₺349.313,50</text:p>
          </table:table-cell>
          <table:table-cell/>
          <table:table-cell table:style-name="ce394" table:formula="of:=[.N26]/[.$C$2]" office:value-type="percentage" office:value="0.224036479273861" calcext:value-type="percentage">
            <text:p>%22,40</text:p>
          </table:table-cell>
          <table:table-cell table:style-name="ce392" table:formula="of:=[.J27]*[.C27]" office:value-type="currency" office:currency="TRY" office:value="-1141.92961741242" calcext:value-type="currency">
            <text:p>-₺1.141,93</text:p>
          </table:table-cell>
          <table:table-cell table:style-name="ce392" table:formula="of:=[.K27]/[.P27]" office:value-type="currency" office:currency="TRY" office:value="-129.912356929741" calcext:value-type="currency">
            <text:p>-₺129,91</text:p>
          </table:table-cell>
          <table:table-cell table:style-name="ce392" table:formula="of:=[.M26]+[.K27]" office:value-type="currency" office:currency="TRY" office:value="14879.7729409382" calcext:value-type="currency">
            <text:p>₺14.879,77</text:p>
          </table:table-cell>
          <table:table-cell table:style-name="ce417" table:formula="of:=[.N26]+[.L27]" office:value-type="currency" office:currency="USD" office:value="100686.503316308" calcext:value-type="currency">
            <text:p>$100.686,50</text:p>
          </table:table-cell>
          <table:table-cell table:style-name="ce392"/>
          <table:table-cell office:value-type="float" office:value="8.79" calcext:value-type="float">
            <text:p>8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table:style-name="ce342" table:formula="of:=[$GLR.F21]" office:value-type="currency" office:currency="TRY" office:value="5000" calcext:value-type="currency">
            <text:p>₺5.000,00</text:p>
          </table:table-cell>
          <table:table-cell/>
          <table:table-cell table:style-name="ce394" table:formula="of:=[.H27]/[.$C$2]" office:value-type="percentage" office:value="0.776252214852649" calcext:value-type="percentage">
            <text:p>%77,63</text:p>
          </table:table-cell>
          <table:table-cell table:style-name="ce392" table:formula="of:=[.E28]*[.C28]" office:value-type="currency" office:currency="TRY" office:value="3881.26107426325" calcext:value-type="currency">
            <text:p>₺3.881,26</text:p>
          </table:table-cell>
          <table:table-cell table:style-name="ce392" table:formula="of:=[.G27]+[.F28]" office:value-type="currency" office:currency="TRY" office:value="56680.1781333251" calcext:value-type="currency">
            <text:p>₺56.680,18</text:p>
          </table:table-cell>
          <table:table-cell table:style-name="ce418" table:formula="of:=[.H27]-[.L28]" office:value-type="currency" office:currency="TRY" office:value="349199.2230447" calcext:value-type="currency">
            <text:p>₺349.199,22</text:p>
          </table:table-cell>
          <table:table-cell/>
          <table:table-cell table:style-name="ce394" table:formula="of:=[.N27]/[.$C$2]" office:value-type="percentage" office:value="0.223747785147351" calcext:value-type="percentage">
            <text:p>%22,37</text:p>
          </table:table-cell>
          <table:table-cell table:style-name="ce392" table:formula="of:=[.J28]*[.C28]" office:value-type="currency" office:currency="TRY" office:value="1118.73892573675" calcext:value-type="currency">
            <text:p>₺1.118,74</text:p>
          </table:table-cell>
          <table:table-cell table:style-name="ce392" table:formula="of:=[.K28]/[.P28]" office:value-type="currency" office:currency="TRY" office:value="114.273638992518" calcext:value-type="currency">
            <text:p>₺114,27</text:p>
          </table:table-cell>
          <table:table-cell table:style-name="ce392" table:formula="of:=[.M27]+[.K28]" office:value-type="currency" office:currency="TRY" office:value="15998.5118666749" calcext:value-type="currency">
            <text:p>₺15.998,51</text:p>
          </table:table-cell>
          <table:table-cell table:style-name="ce417" table:formula="of:=[.N27]+[.L28]" office:value-type="currency" office:currency="USD" office:value="100800.7769553" calcext:value-type="currency">
            <text:p>$100.800,78</text:p>
          </table:table-cell>
          <table:table-cell table:style-name="ce392"/>
          <table:table-cell office:value-type="float" office:value="9.79" calcext:value-type="float">
            <text:p>9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table:style-name="ce359" table:formula="of:=[$GDR.E94]" office:value-type="currency" office:currency="TRY" office:value="-43079.224" calcext:value-type="currency">
            <text:p>-₺43.079,22</text:p>
          </table:table-cell>
          <table:table-cell table:style-name="ce392"/>
          <table:table-cell table:style-name="ce394" table:formula="of:=[.H28]/[.$C$2]" office:value-type="percentage" office:value="0.775998273432666" calcext:value-type="percentage">
            <text:p>%77,60</text:p>
          </table:table-cell>
          <table:table-cell table:style-name="ce392" table:formula="of:=[.E29]*[.C29]" office:value-type="currency" office:currency="TRY" office:value="-33429.4034448191" calcext:value-type="currency">
            <text:p>-₺33.429,40</text:p>
          </table:table-cell>
          <table:table-cell table:style-name="ce392" table:formula="of:=[.G28]+[.F29]" office:value-type="currency" office:currency="TRY" office:value="23250.774688506" calcext:value-type="currency">
            <text:p>₺23.250,77</text:p>
          </table:table-cell>
          <table:table-cell table:style-name="ce418" table:formula="of:=[.H28]-[.L29]" office:value-type="currency" office:currency="TRY" office:value="350670.232275672" calcext:value-type="currency">
            <text:p>₺350.670,23</text:p>
          </table:table-cell>
          <table:table-cell/>
          <table:table-cell table:style-name="ce394" table:formula="of:=[.N28]/[.$C$2]" office:value-type="percentage" office:value="0.224001726567334" calcext:value-type="percentage">
            <text:p>%22,40</text:p>
          </table:table-cell>
          <table:table-cell table:style-name="ce392" table:formula="of:=[.J29]*[.C29]" office:value-type="currency" office:currency="TRY" office:value="-9649.82055518094" calcext:value-type="currency">
            <text:p>-₺9.649,82</text:p>
          </table:table-cell>
          <table:table-cell table:style-name="ce392" table:formula="of:=[.K29]/[.P29]" office:value-type="currency" office:currency="TRY" office:value="-1471.0092309727" calcext:value-type="currency">
            <text:p>-₺1.471,01</text:p>
          </table:table-cell>
          <table:table-cell table:style-name="ce392" table:formula="of:=[.M28]+[.K29]" office:value-type="currency" office:currency="TRY" office:value="6348.69131149397" calcext:value-type="currency">
            <text:p>₺6.348,69</text:p>
          </table:table-cell>
          <table:table-cell table:style-name="ce417" table:formula="of:=[.N28]+[.L29]" office:value-type="currency" office:currency="USD" office:value="99329.7677243276" calcext:value-type="currency">
            <text:p>$99.329,77</text:p>
          </table:table-cell>
          <table:table-cell table:style-name="ce392"/>
          <table:table-cell office:value-type="float" office:value="6.56" calcext:value-type="float">
            <text:p>6,5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3"/>
          <table:table-cell table:number-columns-repeated="4"/>
          <table:table-cell table:style-name="ce393"/>
          <table:table-cell table:style-name="ce392"/>
          <table:table-cell/>
          <table:table-cell table:style-name="ce419" table:formula="of:=[.M29]+[.G29]" office:value-type="currency" office:currency="TRY" office:value="29599.466" calcext:value-type="currency">
            <text:p>₺29.599,47</text:p>
          </table:table-cell>
          <table:table-cell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21" calcext:value-type="float">
            <text:p>2021</text:p>
          </table:table-cell>
          <table:table-cell table:style-name="ce281"/>
          <table:table-cell table:number-columns-repeated="2"/>
          <table:table-cell table:style-name="ce393"/>
          <table:table-cell table:number-columns-repeated="4"/>
          <table:table-cell table:style-name="ce393"/>
          <table:table-cell table:number-columns-repeated="9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table:style-name="ce342" table:formula="of:=[$GLR.F41]" office:value-type="currency" office:currency="TRY" office:value="6800" calcext:value-type="currency">
            <text:p>₺6.800,00</text:p>
          </table:table-cell>
          <table:table-cell table:style-name="ce392"/>
          <table:table-cell table:style-name="ce394" table:formula="of:=[.H29]/[.$C$2]" office:value-type="percentage" office:value="0.779267182834828" calcext:value-type="percentage">
            <text:p>%77,93</text:p>
          </table:table-cell>
          <table:table-cell table:style-name="ce392" table:formula="of:=[.E32]*[.C32]" office:value-type="currency" office:currency="TRY" office:value="5299.01684327683" calcext:value-type="currency">
            <text:p>₺5.299,02</text:p>
          </table:table-cell>
          <table:table-cell table:style-name="ce392" table:formula="of:=[.G29]+[.F32]" office:value-type="currency" office:currency="TRY" office:value="28549.7915317829" calcext:value-type="currency">
            <text:p>₺28.549,79</text:p>
          </table:table-cell>
          <table:table-cell table:style-name="ce418" table:formula="of:=[.H29]-[.L32]" office:value-type="currency" office:currency="TRY" office:value="350486.51340704" calcext:value-type="currency">
            <text:p>₺350.486,51</text:p>
          </table:table-cell>
          <table:table-cell/>
          <table:table-cell table:style-name="ce394" table:formula="of:=[.N29]/[.$C$2]" office:value-type="percentage" office:value="0.220732817165172" calcext:value-type="percentage">
            <text:p>%22,07</text:p>
          </table:table-cell>
          <table:table-cell table:style-name="ce392" table:formula="of:=[.J32]*[.C32]" office:value-type="currency" office:currency="TRY" office:value="1500.98315672317" calcext:value-type="currency">
            <text:p>₺1.500,98</text:p>
          </table:table-cell>
          <table:table-cell table:style-name="ce392" table:formula="of:=[.K32]/[.P32]" office:value-type="currency" office:currency="TRY" office:value="183.718868631967" calcext:value-type="currency">
            <text:p>₺183,72</text:p>
          </table:table-cell>
          <table:table-cell table:style-name="ce392" table:formula="of:=[.M29]+[.K32]" office:value-type="currency" office:currency="TRY" office:value="7849.67446821714" calcext:value-type="currency">
            <text:p>₺7.849,67</text:p>
          </table:table-cell>
          <table:table-cell table:style-name="ce417" table:formula="of:=[.N29]+[.L32]" office:value-type="currency" office:currency="USD" office:value="99513.4865929596" calcext:value-type="currency">
            <text:p>$99.513,49</text:p>
          </table:table-cell>
          <table:table-cell table:style-name="ce392"/>
          <table:table-cell office:value-type="float" office:value="8.17" calcext:value-type="float">
            <text:p>8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03-30" calcext:value-type="date">
            <text:p>30.03.2021</text:p>
          </table:table-cell>
          <table:table-cell table:style-name="ce342" table:formula="of:=[$GLR.F38]+[$GLR.F39]" office:value-type="currency" office:currency="TRY" office:value="12000" calcext:value-type="currency">
            <text:p>₺12.000,00</text:p>
          </table:table-cell>
          <table:table-cell table:style-name="ce392"/>
          <table:table-cell table:style-name="ce394" table:formula="of:=[.H32]/[.$C$2]" office:value-type="percentage" office:value="0.778858918682312" calcext:value-type="percentage">
            <text:p>%77,89</text:p>
          </table:table-cell>
          <table:table-cell table:style-name="ce392" table:formula="of:=[.E33]*[.C33]" office:value-type="currency" office:currency="TRY" office:value="9346.30702418774" calcext:value-type="currency">
            <text:p>₺9.346,31</text:p>
          </table:table-cell>
          <table:table-cell table:style-name="ce392" table:formula="of:=[.G32]+[.F33]" office:value-type="currency" office:currency="TRY" office:value="37896.0985559706" calcext:value-type="currency">
            <text:p>₺37.896,10</text:p>
          </table:table-cell>
          <table:table-cell table:style-name="ce418" table:formula="of:=[.H32]-[.L33]" office:value-type="currency" office:currency="TRY" office:value="350159.300956262" calcext:value-type="currency">
            <text:p>₺350.159,30</text:p>
          </table:table-cell>
          <table:table-cell/>
          <table:table-cell table:style-name="ce394" table:formula="of:=[.N32]/[.$C$2]" office:value-type="percentage" office:value="0.221141081317688" calcext:value-type="percentage">
            <text:p>%22,11</text:p>
          </table:table-cell>
          <table:table-cell table:style-name="ce392" table:formula="of:=[.J33]*[.C33]" office:value-type="currency" office:currency="TRY" office:value="2653.69297581226" calcext:value-type="currency">
            <text:p>₺2.653,69</text:p>
          </table:table-cell>
          <table:table-cell table:style-name="ce392" table:formula="of:=[.K33]/[.P33]" office:value-type="currency" office:currency="TRY" office:value="327.21245077833" calcext:value-type="currency">
            <text:p>₺327,21</text:p>
          </table:table-cell>
          <table:table-cell table:style-name="ce392" table:formula="of:=[.M32]+[.K33]" office:value-type="currency" office:currency="TRY" office:value="10503.3674440294" calcext:value-type="currency">
            <text:p>₺10.503,37</text:p>
          </table:table-cell>
          <table:table-cell table:style-name="ce417" table:formula="of:=[.N32]+[.L33]" office:value-type="currency" office:currency="USD" office:value="99840.6990437379" calcext:value-type="currency">
            <text:p>$99.840,70</text:p>
          </table:table-cell>
          <table:table-cell table:style-name="ce392"/>
          <table:table-cell office:value-type="float" office:value="8.11" calcext:value-type="float">
            <text:p>8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table:style-name="ce342" table:formula="of:=[$GLR.F43]" office:value-type="currency" office:currency="TRY" office:value="24000" calcext:value-type="currency">
            <text:p>₺24.000,00</text:p>
          </table:table-cell>
          <table:table-cell table:style-name="ce392"/>
          <table:table-cell table:style-name="ce394" table:formula="of:=[.H33]/[.$C$2]" office:value-type="percentage" office:value="0.778131779902805" calcext:value-type="percentage">
            <text:p>%77,81</text:p>
          </table:table-cell>
          <table:table-cell table:style-name="ce392" table:formula="of:=[.E34]*[.C34]" office:value-type="currency" office:currency="TRY" office:value="18675.1627176673" calcext:value-type="currency">
            <text:p>₺18.675,16</text:p>
          </table:table-cell>
          <table:table-cell table:style-name="ce392" table:formula="of:=[.G33]+[.F34]" office:value-type="currency" office:currency="TRY" office:value="56571.2612736379" calcext:value-type="currency">
            <text:p>₺56.571,26</text:p>
          </table:table-cell>
          <table:table-cell table:style-name="ce418" table:formula="of:=[.H33]-[.L34]" office:value-type="currency" office:currency="TRY" office:value="349537.240526083" calcext:value-type="currency">
            <text:p>₺349.537,24</text:p>
          </table:table-cell>
          <table:table-cell/>
          <table:table-cell table:style-name="ce394" table:formula="of:=[.N33]/[.$C$2]" office:value-type="percentage" office:value="0.221868220097195" calcext:value-type="percentage">
            <text:p>%22,19</text:p>
          </table:table-cell>
          <table:table-cell table:style-name="ce392" table:formula="of:=[.J34]*[.C34]" office:value-type="currency" office:currency="TRY" office:value="5324.83728233269" calcext:value-type="currency">
            <text:p>₺5.324,84</text:p>
          </table:table-cell>
          <table:table-cell table:style-name="ce392" table:formula="of:=[.K34]/[.P34]" office:value-type="currency" office:currency="TRY" office:value="622.060430179053" calcext:value-type="currency">
            <text:p>₺622,06</text:p>
          </table:table-cell>
          <table:table-cell table:style-name="ce392" table:formula="of:=[.M33]+[.K34]" office:value-type="currency" office:currency="TRY" office:value="15828.2047263621" calcext:value-type="currency">
            <text:p>₺15.828,20</text:p>
          </table:table-cell>
          <table:table-cell table:style-name="ce417" table:formula="of:=[.N33]+[.L34]" office:value-type="currency" office:currency="USD" office:value="100462.759473917" calcext:value-type="currency">
            <text:p>$100.462,76</text:p>
          </table:table-cell>
          <table:table-cell table:style-name="ce392"/>
          <table:table-cell office:value-type="float" office:value="8.56" calcext:value-type="float">
            <text:p>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6-05" calcext:value-type="date">
            <text:p>05.06.2021</text:p>
          </table:table-cell>
          <table:table-cell table:style-name="ce342" table:formula="of:=[$GLR.F44]+[$GLR.F45]+[$GLR.F46]" office:value-type="currency" office:currency="TRY" office:value="7500" calcext:value-type="currency">
            <text:p>₺7.500,00</text:p>
          </table:table-cell>
          <table:table-cell table:style-name="ce392"/>
          <table:table-cell table:style-name="ce394" table:formula="of:=[.H34]/[.$C$2]" office:value-type="percentage" office:value="0.776749423391296" calcext:value-type="percentage">
            <text:p>%77,67</text:p>
          </table:table-cell>
          <table:table-cell table:style-name="ce392" table:formula="of:=[.E35]*[.C35]" office:value-type="currency" office:currency="TRY" office:value="5825.62067543472" calcext:value-type="currency">
            <text:p>₺5.825,62</text:p>
          </table:table-cell>
          <table:table-cell table:style-name="ce392" table:formula="of:=[.G34]+[.F35]" office:value-type="currency" office:currency="TRY" office:value="62396.8819490726" calcext:value-type="currency">
            <text:p>₺62.396,88</text:p>
          </table:table-cell>
          <table:table-cell table:style-name="ce418" table:formula="of:=[.H34]-[.L35]" office:value-type="currency" office:currency="TRY" office:value="349342.99698495" calcext:value-type="currency">
            <text:p>₺349.343,--</text:p>
          </table:table-cell>
          <table:table-cell/>
          <table:table-cell table:style-name="ce394" table:formula="of:=[.N34]/[.$C$2]" office:value-type="percentage" office:value="0.223250576608704" calcext:value-type="percentage">
            <text:p>%22,33</text:p>
          </table:table-cell>
          <table:table-cell table:style-name="ce392" table:formula="of:=[.J35]*[.C35]" office:value-type="currency" office:currency="TRY" office:value="1674.37932456528" calcext:value-type="currency">
            <text:p>₺1.674,38</text:p>
          </table:table-cell>
          <table:table-cell table:style-name="ce392" table:formula="of:=[.K35]/[.P35]" office:value-type="currency" office:currency="TRY" office:value="194.243541132864" calcext:value-type="currency">
            <text:p>₺194,24</text:p>
          </table:table-cell>
          <table:table-cell table:style-name="ce392" table:formula="of:=[.M34]+[.K35]" office:value-type="currency" office:currency="TRY" office:value="17502.5840509274" calcext:value-type="currency">
            <text:p>₺17.502,58</text:p>
          </table:table-cell>
          <table:table-cell table:style-name="ce417" table:formula="of:=[.N34]+[.L35]" office:value-type="currency" office:currency="USD" office:value="100657.00301505" calcext:value-type="currency">
            <text:p>$100.657,00</text:p>
          </table:table-cell>
          <table:table-cell table:style-name="ce392"/>
          <table:table-cell office:value-type="float" office:value="8.62" calcext:value-type="float">
            <text:p>8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table:style-name="ce342" table:formula="of:=[$GLR.F48]" office:value-type="currency" office:currency="TRY" office:value="28800" calcext:value-type="currency">
            <text:p>₺28.800,00</text:p>
          </table:table-cell>
          <table:table-cell table:style-name="ce392"/>
          <table:table-cell table:style-name="ce394" table:formula="of:=[.H35]/[.$C$2]" office:value-type="percentage" office:value="0.776317771077667" calcext:value-type="percentage">
            <text:p>%77,63</text:p>
          </table:table-cell>
          <table:table-cell table:style-name="ce392" table:formula="of:=[.E36]*[.C36]" office:value-type="currency" office:currency="TRY" office:value="22357.9518070368" calcext:value-type="currency">
            <text:p>₺22.357,95</text:p>
          </table:table-cell>
          <table:table-cell table:style-name="ce392" table:formula="of:=[.G35]+[.F36]" office:value-type="currency" office:currency="TRY" office:value="84754.8337561094" calcext:value-type="currency">
            <text:p>₺84.754,83</text:p>
          </table:table-cell>
          <table:table-cell table:style-name="ce418" table:formula="of:=[.H35]-[.L36]" office:value-type="currency" office:currency="TRY" office:value="348573.337702637" calcext:value-type="currency">
            <text:p>₺348.573,34</text:p>
          </table:table-cell>
          <table:table-cell/>
          <table:table-cell table:style-name="ce394" table:formula="of:=[.N35]/[.$C$2]" office:value-type="percentage" office:value="0.223682228922333" calcext:value-type="percentage">
            <text:p>%22,37</text:p>
          </table:table-cell>
          <table:table-cell table:style-name="ce392" table:formula="of:=[.J36]*[.C36]" office:value-type="currency" office:currency="TRY" office:value="6442.04819296319" calcext:value-type="currency">
            <text:p>₺6.442,05</text:p>
          </table:table-cell>
          <table:table-cell table:style-name="ce392" table:formula="of:=[.K36]/[.P36]" office:value-type="currency" office:currency="TRY" office:value="769.659282313404" calcext:value-type="currency">
            <text:p>₺769,66</text:p>
          </table:table-cell>
          <table:table-cell table:style-name="ce392" table:formula="of:=[.M35]+[.K36]" office:value-type="currency" office:currency="TRY" office:value="23944.6322438906" calcext:value-type="currency">
            <text:p>₺23.944,63</text:p>
          </table:table-cell>
          <table:table-cell table:style-name="ce417" table:formula="of:=[.N35]+[.L36]" office:value-type="currency" office:currency="USD" office:value="101426.662297363" calcext:value-type="currency">
            <text:p>$101.426,66</text:p>
          </table:table-cell>
          <table:table-cell table:style-name="ce392"/>
          <table:table-cell office:value-type="float" office:value="8.37" calcext:value-type="float">
            <text:p>8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11-29" calcext:value-type="date">
            <text:p>29.11.2021</text:p>
          </table:table-cell>
          <table:table-cell table:style-name="ce342" table:formula="of:=[$GLR.F50]" office:value-type="currency" office:currency="TRY" office:value="43160" calcext:value-type="currency">
            <text:p>₺43.160,00</text:p>
          </table:table-cell>
          <table:table-cell table:style-name="ce392"/>
          <table:table-cell table:style-name="ce394" table:formula="of:=[.H36]/[.$C$2]" office:value-type="percentage" office:value="0.77460741711697" calcext:value-type="percentage">
            <text:p>%77,46</text:p>
          </table:table-cell>
          <table:table-cell table:style-name="ce392" table:formula="of:=[.E37]*[.C37]" office:value-type="currency" office:currency="TRY" office:value="33432.0561227684" calcext:value-type="currency">
            <text:p>₺33.432,06</text:p>
          </table:table-cell>
          <table:table-cell table:style-name="ce392" table:formula="of:=[.G36]+[.F37]" office:value-type="currency" office:currency="TRY" office:value="118186.889878878" calcext:value-type="currency">
            <text:p>₺118.186,89</text:p>
          </table:table-cell>
          <table:table-cell table:style-name="ce418" table:formula="of:=[.H36]-[.L37]" office:value-type="currency" office:currency="TRY" office:value="347767.377149428" calcext:value-type="currency">
            <text:p>₺347.767,38</text:p>
          </table:table-cell>
          <table:table-cell/>
          <table:table-cell table:style-name="ce394" table:formula="of:=[.N36]/[.$C$2]" office:value-type="percentage" office:value="0.225392582883029" calcext:value-type="percentage">
            <text:p>%22,54</text:p>
          </table:table-cell>
          <table:table-cell table:style-name="ce392" table:formula="of:=[.J37]*[.C37]" office:value-type="currency" office:currency="TRY" office:value="9727.94387723155" calcext:value-type="currency">
            <text:p>₺9.727,94</text:p>
          </table:table-cell>
          <table:table-cell table:style-name="ce392" table:formula="of:=[.K37]/[.P37]" office:value-type="currency" office:currency="TRY" office:value="805.960553208911" calcext:value-type="currency">
            <text:p>₺805,96</text:p>
          </table:table-cell>
          <table:table-cell table:style-name="ce392" table:formula="of:=[.M36]+[.K37]" office:value-type="currency" office:currency="TRY" office:value="33672.5761211221" calcext:value-type="currency">
            <text:p>₺33.672,58</text:p>
          </table:table-cell>
          <table:table-cell table:style-name="ce417" table:formula="of:=[.N36]+[.L37]" office:value-type="currency" office:currency="USD" office:value="102232.622850572" calcext:value-type="currency">
            <text:p>$102.232,62</text:p>
          </table:table-cell>
          <table:table-cell table:style-name="ce392"/>
          <table:table-cell office:value-type="float" office:value="12.07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table:style-name="ce342" table:formula="of:=[$GLR.F52]" office:value-type="currency" office:currency="TRY" office:value="30000" calcext:value-type="currency">
            <text:p>₺30.000,00</text:p>
          </table:table-cell>
          <table:table-cell table:style-name="ce392"/>
          <table:table-cell table:style-name="ce394" table:formula="of:=[.H37]/[.$C$2]" office:value-type="percentage" office:value="0.772816393665395" calcext:value-type="percentage">
            <text:p>%77,28</text:p>
          </table:table-cell>
          <table:table-cell table:style-name="ce392" table:formula="of:=[.E38]*[.C38]" office:value-type="currency" office:currency="TRY" office:value="23184.4918099619" calcext:value-type="currency">
            <text:p>₺23.184,49</text:p>
          </table:table-cell>
          <table:table-cell table:style-name="ce392" table:formula="of:=[.G37]+[.F38]" office:value-type="currency" office:currency="TRY" office:value="141371.38168884" calcext:value-type="currency">
            <text:p>₺141.371,38</text:p>
          </table:table-cell>
          <table:table-cell table:style-name="ce418" table:formula="of:=[.H37]-[.L38]" office:value-type="currency" office:currency="TRY" office:value="346956.971894964" calcext:value-type="currency">
            <text:p>₺346.956,97</text:p>
          </table:table-cell>
          <table:table-cell/>
          <table:table-cell table:style-name="ce394" table:formula="of:=[.N37]/[.$C$2]" office:value-type="percentage" office:value="0.227183606334605" calcext:value-type="percentage">
            <text:p>%22,72</text:p>
          </table:table-cell>
          <table:table-cell table:style-name="ce392" table:formula="of:=[.J38]*[.C38]" office:value-type="currency" office:currency="TRY" office:value="6815.50819003814" calcext:value-type="currency">
            <text:p>₺6.815,51</text:p>
          </table:table-cell>
          <table:table-cell table:style-name="ce392" table:formula="of:=[.K38]/[.P38]" office:value-type="currency" office:currency="TRY" office:value="810.405254463513" calcext:value-type="currency">
            <text:p>₺810,41</text:p>
          </table:table-cell>
          <table:table-cell table:style-name="ce392" table:formula="of:=[.M37]+[.K38]" office:value-type="currency" office:currency="TRY" office:value="40488.0843111603" calcext:value-type="currency">
            <text:p>₺40.488,08</text:p>
          </table:table-cell>
          <table:table-cell table:style-name="ce417" table:formula="of:=[.N37]+[.L38]" office:value-type="currency" office:currency="USD" office:value="103043.028105036" calcext:value-type="currency">
            <text:p>$103.043,03</text:p>
          </table:table-cell>
          <table:table-cell table:style-name="ce392"/>
          <table:table-cell office:value-type="float" office:value="8.41" calcext:value-type="float">
            <text:p>8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59" table:formula="of:=[$GDR.E132]" office:value-type="currency" office:currency="TRY" office:value="-15585" calcext:value-type="currency">
            <text:p>-₺15.585,00</text:p>
          </table:table-cell>
          <table:table-cell table:style-name="ce392"/>
          <table:table-cell table:style-name="ce394" table:formula="of:=[.H38]/[.$C$2]" office:value-type="percentage" office:value="0.771015493099921" calcext:value-type="percentage">
            <text:p>%77,10</text:p>
          </table:table-cell>
          <table:table-cell table:style-name="ce392" table:formula="of:=[.E39]*[.C39]" office:value-type="currency" office:currency="TRY" office:value="-12016.2764599623" calcext:value-type="currency">
            <text:p>-₺12.016,28</text:p>
          </table:table-cell>
          <table:table-cell table:style-name="ce392" table:formula="of:=[.G38]+[.F39]" office:value-type="currency" office:currency="TRY" office:value="129355.105228877" calcext:value-type="currency">
            <text:p>₺129.355,11</text:p>
          </table:table-cell>
          <table:table-cell table:style-name="ce418" table:formula="of:=[.H38]-[.L39]" office:value-type="currency" office:currency="TRY" office:value="347375.34511185" calcext:value-type="currency">
            <text:p>₺347.375,35</text:p>
          </table:table-cell>
          <table:table-cell/>
          <table:table-cell table:style-name="ce394" table:formula="of:=[.N38]/[.$C$2]" office:value-type="percentage" office:value="0.228984506900079" calcext:value-type="percentage">
            <text:p>%22,90</text:p>
          </table:table-cell>
          <table:table-cell table:style-name="ce392" table:formula="of:=[.J39]*[.C39]" office:value-type="currency" office:currency="TRY" office:value="-3568.72354003774" calcext:value-type="currency">
            <text:p>-₺3.568,72</text:p>
          </table:table-cell>
          <table:table-cell table:style-name="ce392" table:formula="of:=[.K39]/[.P39]" office:value-type="currency" office:currency="TRY" office:value="-418.373216886018" calcext:value-type="currency">
            <text:p>-₺418,37</text:p>
          </table:table-cell>
          <table:table-cell table:style-name="ce392" table:formula="of:=[.M38]+[.K39]" office:value-type="currency" office:currency="TRY" office:value="36919.3607711225" calcext:value-type="currency">
            <text:p>₺36.919,36</text:p>
          </table:table-cell>
          <table:table-cell table:style-name="ce417" table:formula="of:=[.N38]+[.L39]" office:value-type="currency" office:currency="USD" office:value="102624.65488815" calcext:value-type="currency">
            <text:p>$102.624,65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F601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59" table:formula="of:=[$GDR.E145]" office:value-type="currency" office:currency="TRY" office:value="-12305" calcext:value-type="currency">
            <text:p>-₺12.305,00</text:p>
          </table:table-cell>
          <table:table-cell table:style-name="ce392"/>
          <table:table-cell table:style-name="ce394" table:formula="of:=[.H39]/[.$C$2]" office:value-type="percentage" office:value="0.771945211359667" calcext:value-type="percentage">
            <text:p>%77,19</text:p>
          </table:table-cell>
          <table:table-cell table:style-name="ce392" table:formula="of:=[.E40]*[.C40]" office:value-type="currency" office:currency="TRY" office:value="-9498.78582578071" calcext:value-type="currency">
            <text:p>-₺9.498,79</text:p>
          </table:table-cell>
          <table:table-cell table:style-name="ce392" table:formula="of:=[.G39]+[.F40]" office:value-type="currency" office:currency="TRY" office:value="119856.319403097" calcext:value-type="currency">
            <text:p>₺119.856,32</text:p>
          </table:table-cell>
          <table:table-cell table:style-name="ce418" table:formula="of:=[.H39]-[.L40]" office:value-type="currency" office:currency="TRY" office:value="347704.326843881" calcext:value-type="currency">
            <text:p>₺347.704,33</text:p>
          </table:table-cell>
          <table:table-cell/>
          <table:table-cell table:style-name="ce394" table:formula="of:=[.N39]/[.$C$2]" office:value-type="percentage" office:value="0.228054788640333" calcext:value-type="percentage">
            <text:p>%22,81</text:p>
          </table:table-cell>
          <table:table-cell table:style-name="ce392" table:formula="of:=[.J40]*[.C40]" office:value-type="currency" office:currency="TRY" office:value="-2806.21417421929" calcext:value-type="currency">
            <text:p>-₺2.806,21</text:p>
          </table:table-cell>
          <table:table-cell table:style-name="ce392" table:formula="of:=[.K40]/[.P40]" office:value-type="currency" office:currency="TRY" office:value="-328.981732030398" calcext:value-type="currency">
            <text:p>-₺328,98</text:p>
          </table:table-cell>
          <table:table-cell table:style-name="ce392" table:formula="of:=[.M39]+[.K40]" office:value-type="currency" office:currency="TRY" office:value="34113.1465969032" calcext:value-type="currency">
            <text:p>₺34.113,15</text:p>
          </table:table-cell>
          <table:table-cell table:style-name="ce417" table:formula="of:=[.N39]+[.L40]" office:value-type="currency" office:currency="USD" office:value="102295.673156119" calcext:value-type="currency">
            <text:p>$102.295,67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59" table:formula="of:=[$GDR.E118]" office:value-type="currency" office:currency="TRY" office:value="-4179.31" calcext:value-type="currency">
            <text:p>-₺4.179,31</text:p>
          </table:table-cell>
          <table:table-cell table:style-name="ce392"/>
          <table:table-cell table:style-name="ce394" table:formula="of:=[.H40]/[.$C$2]" office:value-type="percentage" office:value="0.77267628187529" calcext:value-type="percentage">
            <text:p>%77,27</text:p>
          </table:table-cell>
          <table:table-cell table:style-name="ce392" table:formula="of:=[.E41]*[.C41]" office:value-type="currency" office:currency="TRY" office:value="-3229.25371160422" calcext:value-type="currency">
            <text:p>-₺3.229,25</text:p>
          </table:table-cell>
          <table:table-cell table:style-name="ce392" table:formula="of:=[.G40]+[.F41]" office:value-type="currency" office:currency="TRY" office:value="116627.065691493" calcext:value-type="currency">
            <text:p>₺116.627,07</text:p>
          </table:table-cell>
          <table:table-cell table:style-name="ce418" table:formula="of:=[.H40]-[.L41]" office:value-type="currency" office:currency="TRY" office:value="347815.705072298" calcext:value-type="currency">
            <text:p>₺347.815,71</text:p>
          </table:table-cell>
          <table:table-cell/>
          <table:table-cell table:style-name="ce394" table:formula="of:=[.N40]/[.$C$2]" office:value-type="percentage" office:value="0.227323718124709" calcext:value-type="percentage">
            <text:p>%22,73</text:p>
          </table:table-cell>
          <table:table-cell table:style-name="ce392" table:formula="of:=[.J41]*[.C41]" office:value-type="currency" office:currency="TRY" office:value="-950.05628839578" calcext:value-type="currency">
            <text:p>-₺950,06</text:p>
          </table:table-cell>
          <table:table-cell table:style-name="ce392" table:formula="of:=[.K41]/[.P41]" office:value-type="currency" office:currency="TRY" office:value="-111.378228416856" calcext:value-type="currency">
            <text:p>-₺111,38</text:p>
          </table:table-cell>
          <table:table-cell table:style-name="ce392" table:formula="of:=[.M40]+[.K41]" office:value-type="currency" office:currency="TRY" office:value="33163.0903085074" calcext:value-type="currency">
            <text:p>₺33.163,09</text:p>
          </table:table-cell>
          <table:table-cell table:style-name="ce417" table:formula="of:=[.N40]+[.L41]" office:value-type="currency" office:currency="USD" office:value="102184.294927702" calcext:value-type="currency">
            <text:p>$102.184,29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342"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style-name="ce392" table:number-columns-repeated="2"/>
          <table:table-cell table:style-name="ce419" table:formula="of:=[.M41]+[.G41]" office:value-type="currency" office:currency="TRY" office:value="149790.156" calcext:value-type="currency">
            <text:p>₺149.790,16</text:p>
          </table:table-cell>
          <table:table-cell table:style-name="ce417"/>
          <table:table-cell table:style-name="ce419"/>
          <table:table-cell table:number-columns-repeated="4"/>
        </table:table-row>
        <table:table-row table:style-name="ro1">
          <table:table-cell table:number-columns-repeated="4"/>
          <table:table-cell table:style-name="ce393"/>
          <table:table-cell table:number-columns-repeated="4"/>
          <table:table-cell table:style-name="ce393"/>
          <table:table-cell table:number-columns-repeated="9"/>
        </table:table-row>
        <table:table-row table:style-name="ro1">
          <table:table-cell table:style-name="ce281" office:value-type="float" office:value="2022" calcext:value-type="float">
            <text:p>2022</text:p>
          </table:table-cell>
          <table:table-cell table:style-name="ce281"/>
          <table:table-cell table:style-name="ce342"/>
          <table:table-cell table:style-name="ce392"/>
          <table:table-cell table:style-name="ce393"/>
          <table:table-cell table:number-columns-repeated="4"/>
          <table:table-cell table:style-name="ce393"/>
          <table:table-cell/>
          <table:table-cell table:style-name="ce392"/>
          <table:table-cell table:number-columns-repeated="3"/>
          <table:table-cell table:style-name="ce392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table:style-name="ce342" table:formula="of:=[$GLR.F62]+[$GLR.F63]+[$GLR.F64]" office:value-type="currency" office:currency="TRY" office:value="36000" calcext:value-type="currency">
            <text:p>₺36.000,00</text:p>
          </table:table-cell>
          <table:table-cell table:style-name="ce392"/>
          <table:table-cell table:style-name="ce394" table:formula="of:=[.H41]/[.$C$2]" office:value-type="percentage" office:value="0.77292378904955" calcext:value-type="percentage">
            <text:p>%77,29</text:p>
          </table:table-cell>
          <table:table-cell table:style-name="ce392" table:formula="of:=[.E45]*[.C45]" office:value-type="currency" office:currency="TRY" office:value="27825.2564057838" calcext:value-type="currency">
            <text:p>₺27.825,26</text:p>
          </table:table-cell>
          <table:table-cell table:style-name="ce392" table:formula="of:=[.G41]+[.F45]" office:value-type="currency" office:currency="TRY" office:value="144452.322097276" calcext:value-type="currency">
            <text:p>₺144.452,32</text:p>
          </table:table-cell>
          <table:table-cell table:style-name="ce418" table:formula="of:=[.H41]-[.L45]" office:value-type="currency" office:currency="TRY" office:value="347342.903244986" calcext:value-type="currency">
            <text:p>₺347.342,90</text:p>
          </table:table-cell>
          <table:table-cell/>
          <table:table-cell table:style-name="ce394" table:formula="of:=[.N41]/[.$C$2]" office:value-type="percentage" office:value="0.22707621095045" calcext:value-type="percentage">
            <text:p>%22,71</text:p>
          </table:table-cell>
          <table:table-cell table:style-name="ce392" table:formula="of:=[.J45]*[.C45]" office:value-type="currency" office:currency="TRY" office:value="8174.74359421619" calcext:value-type="currency">
            <text:p>₺8.174,74</text:p>
          </table:table-cell>
          <table:table-cell table:style-name="ce392" table:formula="of:=[.K45]/[.P45]" office:value-type="currency" office:currency="TRY" office:value="472.801827311521" calcext:value-type="currency">
            <text:p>₺472,80</text:p>
          </table:table-cell>
          <table:table-cell table:style-name="ce392" table:formula="of:=[.M41]+[.K45]" office:value-type="currency" office:currency="TRY" office:value="41337.8339027236" calcext:value-type="currency">
            <text:p>₺41.337,83</text:p>
          </table:table-cell>
          <table:table-cell table:style-name="ce417" table:formula="of:=[.N41]+[.L45]" office:value-type="currency" office:currency="USD" office:value="102657.096755014" calcext:value-type="currency">
            <text:p>$102.657,10</text:p>
          </table:table-cell>
          <table:table-cell table:style-name="ce392"/>
          <table:table-cell office:value-type="float" office:value="17.29" calcext:value-type="float">
            <text:p>17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11769" calcext:value-type="currency">
            <text:p>₺11.769,00</text:p>
          </table:table-cell>
          <table:table-cell table:style-name="ce392"/>
          <table:table-cell table:style-name="ce394" table:formula="of:=[.H45]/[.$C$2]" office:value-type="percentage" office:value="0.771873118322191" calcext:value-type="percentage">
            <text:p>%77,19</text:p>
          </table:table-cell>
          <table:table-cell table:style-name="ce392" table:formula="of:=[.E46]*[.C46]" office:value-type="currency" office:currency="TRY" office:value="9084.17472953387" calcext:value-type="currency">
            <text:p>₺9.084,17</text:p>
          </table:table-cell>
          <table:table-cell table:style-name="ce392" table:formula="of:=[.G45]+[.F46]" office:value-type="currency" office:currency="TRY" office:value="153536.49682681" calcext:value-type="currency">
            <text:p>₺153.536,50</text:p>
          </table:table-cell>
          <table:table-cell table:style-name="ce418" table:formula="of:=[.H45]-[.L46]" office:value-type="currency" office:currency="TRY" office:value="347191.218201457" calcext:value-type="currency">
            <text:p>₺347.191,22</text:p>
          </table:table-cell>
          <table:table-cell/>
          <table:table-cell table:style-name="ce394" table:formula="of:=[.N45]/[.$C$2]" office:value-type="percentage" office:value="0.228126881677809" calcext:value-type="percentage">
            <text:p>%22,81</text:p>
          </table:table-cell>
          <table:table-cell table:style-name="ce392" table:formula="of:=[.J46]*[.C46]" office:value-type="currency" office:currency="TRY" office:value="2684.82527046613" calcext:value-type="currency">
            <text:p>₺2.684,83</text:p>
          </table:table-cell>
          <table:table-cell table:style-name="ce392" table:formula="of:=[.K46]/[.P46]" office:value-type="currency" office:currency="TRY" office:value="151.68504352916" calcext:value-type="currency">
            <text:p>₺151,69</text:p>
          </table:table-cell>
          <table:table-cell table:style-name="ce392" table:formula="of:=[.M45]+[.K46]" office:value-type="currency" office:currency="TRY" office:value="44022.6591731898" calcext:value-type="currency">
            <text:p>₺44.022,66</text:p>
          </table:table-cell>
          <table:table-cell table:style-name="ce417" table:formula="of:=[.N45]+[.L46]" office:value-type="currency" office:currency="USD" office:value="102808.781798543" calcext:value-type="currency">
            <text:p>$102.808,78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3892.36" calcext:value-type="currency">
            <text:p>₺3.892,36</text:p>
          </table:table-cell>
          <table:table-cell table:style-name="ce392"/>
          <table:table-cell table:style-name="ce394" table:formula="of:=[.H46]/[.$C$2]" office:value-type="percentage" office:value="0.771536040447682" calcext:value-type="percentage">
            <text:p>%77,15</text:p>
          </table:table-cell>
          <table:table-cell table:style-name="ce392" table:formula="of:=[.E47]*[.C47]" office:value-type="currency" office:currency="TRY" office:value="3003.09602239694" calcext:value-type="currency">
            <text:p>₺3.003,10</text:p>
          </table:table-cell>
          <table:table-cell table:style-name="ce392" table:formula="of:=[.G46]+[.F47]" office:value-type="currency" office:currency="TRY" office:value="156539.592849207" calcext:value-type="currency">
            <text:p>₺156.539,59</text:p>
          </table:table-cell>
          <table:table-cell table:style-name="ce418" table:formula="of:=[.H46]-[.L47]" office:value-type="currency" office:currency="TRY" office:value="347140.977298767" calcext:value-type="currency">
            <text:p>₺347.140,98</text:p>
          </table:table-cell>
          <table:table-cell/>
          <table:table-cell table:style-name="ce394" table:formula="of:=[.N46]/[.$C$2]" office:value-type="percentage" office:value="0.228463959552318" calcext:value-type="percentage">
            <text:p>%22,85</text:p>
          </table:table-cell>
          <table:table-cell table:style-name="ce392" table:formula="of:=[.J47]*[.C47]" office:value-type="currency" office:currency="TRY" office:value="889.26397760306" calcext:value-type="currency">
            <text:p>₺889,26</text:p>
          </table:table-cell>
          <table:table-cell table:style-name="ce392" table:formula="of:=[.K47]/[.P47]" office:value-type="currency" office:currency="TRY" office:value="50.2409026894384" calcext:value-type="currency">
            <text:p>₺50,24</text:p>
          </table:table-cell>
          <table:table-cell table:style-name="ce392" table:formula="of:=[.M46]+[.K47]" office:value-type="currency" office:currency="TRY" office:value="44911.9231507928" calcext:value-type="currency">
            <text:p>₺44.911,92</text:p>
          </table:table-cell>
          <table:table-cell table:style-name="ce417" table:formula="of:=[.N46]+[.L47]" office:value-type="currency" office:currency="USD" office:value="102859.022701233" calcext:value-type="currency">
            <text:p>$102.859,02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11181.35" calcext:value-type="currency">
            <text:p>₺11.181,35</text:p>
          </table:table-cell>
          <table:table-cell table:style-name="ce392"/>
          <table:table-cell table:style-name="ce394" table:formula="of:=[.H47]/[.$C$2]" office:value-type="percentage" office:value="0.771424393997261" calcext:value-type="percentage">
            <text:p>%77,14</text:p>
          </table:table-cell>
          <table:table-cell table:style-name="ce392" table:formula="of:=[.E48]*[.C48]" office:value-type="currency" office:currency="TRY" office:value="8625.56614782127" calcext:value-type="currency">
            <text:p>₺8.625,57</text:p>
          </table:table-cell>
          <table:table-cell table:style-name="ce392" table:formula="of:=[.G47]+[.F48]" office:value-type="currency" office:currency="TRY" office:value="165165.158997028" calcext:value-type="currency">
            <text:p>₺165.165,16</text:p>
          </table:table-cell>
          <table:table-cell table:style-name="ce418" table:formula="of:=[.H47]-[.L48]" office:value-type="currency" office:currency="TRY" office:value="346996.582730848" calcext:value-type="currency">
            <text:p>₺346.996,58</text:p>
          </table:table-cell>
          <table:table-cell/>
          <table:table-cell table:style-name="ce394" table:formula="of:=[.N47]/[.$C$2]" office:value-type="percentage" office:value="0.228575606002739" calcext:value-type="percentage">
            <text:p>%22,86</text:p>
          </table:table-cell>
          <table:table-cell table:style-name="ce392" table:formula="of:=[.J48]*[.C48]" office:value-type="currency" office:currency="TRY" office:value="2555.78385217873" calcext:value-type="currency">
            <text:p>₺2.555,78</text:p>
          </table:table-cell>
          <table:table-cell table:style-name="ce392" table:formula="of:=[.K48]/[.P48]" office:value-type="currency" office:currency="TRY" office:value="144.394567919702" calcext:value-type="currency">
            <text:p>₺144,39</text:p>
          </table:table-cell>
          <table:table-cell table:style-name="ce392" table:formula="of:=[.M47]+[.K48]" office:value-type="currency" office:currency="TRY" office:value="47467.7070029716" calcext:value-type="currency">
            <text:p>₺47.467,71</text:p>
          </table:table-cell>
          <table:table-cell table:style-name="ce417" table:formula="of:=[.N47]+[.L48]" office:value-type="currency" office:currency="USD" office:value="103003.417269152" calcext:value-type="currency">
            <text:p>$103.003,42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table:style-name="ce390" table:formula="of:=[$GLR.F71]" office:value-type="currency" office:currency="TRY" office:value="20000" calcext:value-type="currency">
            <text:p>₺20.000,00</text:p>
          </table:table-cell>
          <table:table-cell table:style-name="ce392"/>
          <table:table-cell table:style-name="ce394" table:formula="of:=[.H48]/[.$C$2]" office:value-type="percentage" office:value="0.771103517179662" calcext:value-type="percentage">
            <text:p>%77,11</text:p>
          </table:table-cell>
          <table:table-cell table:style-name="ce392" table:formula="of:=[.E49]*[.C49]" office:value-type="currency" office:currency="TRY" office:value="15422.0703435932" calcext:value-type="currency">
            <text:p>₺15.422,07</text:p>
          </table:table-cell>
          <table:table-cell table:style-name="ce392" table:formula="of:=[.G48]+[.F49]" office:value-type="currency" office:currency="TRY" office:value="180587.229340622" calcext:value-type="currency">
            <text:p>₺180.587,23</text:p>
          </table:table-cell>
          <table:table-cell table:style-name="ce418" table:formula="of:=[.H48]-[.L49]" office:value-type="currency" office:currency="TRY" office:value="346737.942637265" calcext:value-type="currency">
            <text:p>₺346.737,94</text:p>
          </table:table-cell>
          <table:table-cell/>
          <table:table-cell table:style-name="ce394" table:formula="of:=[.N48]/[.$C$2]" office:value-type="percentage" office:value="0.228896482820338" calcext:value-type="percentage">
            <text:p>%22,89</text:p>
          </table:table-cell>
          <table:table-cell table:style-name="ce392" table:formula="of:=[.J49]*[.C49]" office:value-type="currency" office:currency="TRY" office:value="4577.92965640677" calcext:value-type="currency">
            <text:p>₺4.577,93</text:p>
          </table:table-cell>
          <table:table-cell table:style-name="ce392" table:formula="of:=[.K49]/[.P49]" office:value-type="currency" office:currency="TRY" office:value="258.640093582303" calcext:value-type="currency">
            <text:p>₺258,64</text:p>
          </table:table-cell>
          <table:table-cell table:style-name="ce392" table:formula="of:=[.M48]+[.K49]" office:value-type="currency" office:currency="TRY" office:value="52045.6366593783" calcext:value-type="currency">
            <text:p>₺52.045,64</text:p>
          </table:table-cell>
          <table:table-cell table:style-name="ce417" table:formula="of:=[.N48]+[.L49]" office:value-type="currency" office:currency="USD" office:value="103262.057362735" calcext:value-type="currency">
            <text:p>$103.262,06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table:style-name="ce390" table:formula="of:=[$GLR.F72]" office:value-type="currency" office:currency="TRY" office:value="25000" calcext:value-type="currency">
            <text:p>₺25.000,00</text:p>
          </table:table-cell>
          <table:table-cell table:style-name="ce392"/>
          <table:table-cell table:style-name="ce394" table:formula="of:=[.H49]/[.$C$2]" office:value-type="percentage" office:value="0.770528761416145" calcext:value-type="percentage">
            <text:p>%77,05</text:p>
          </table:table-cell>
          <table:table-cell table:style-name="ce392" table:formula="of:=[.E50]*[.C50]" office:value-type="currency" office:currency="TRY" office:value="19263.2190354036" calcext:value-type="currency">
            <text:p>₺19.263,22</text:p>
          </table:table-cell>
          <table:table-cell table:style-name="ce392" table:formula="of:=[.G49]+[.F50]" office:value-type="currency" office:currency="TRY" office:value="199850.448376025" calcext:value-type="currency">
            <text:p>₺199.850,45</text:p>
          </table:table-cell>
          <table:table-cell table:style-name="ce418" table:formula="of:=[.H49]-[.L50]" office:value-type="currency" office:currency="TRY" office:value="346431.162906538" calcext:value-type="currency">
            <text:p>₺346.431,16</text:p>
          </table:table-cell>
          <table:table-cell/>
          <table:table-cell table:style-name="ce394" table:formula="of:=[.N49]/[.$C$2]" office:value-type="percentage" office:value="0.229471238583855" calcext:value-type="percentage">
            <text:p>%22,95</text:p>
          </table:table-cell>
          <table:table-cell table:style-name="ce392" table:formula="of:=[.J50]*[.C50]" office:value-type="currency" office:currency="TRY" office:value="5736.78096459636" calcext:value-type="currency">
            <text:p>₺5.736,78</text:p>
          </table:table-cell>
          <table:table-cell table:style-name="ce392" table:formula="of:=[.K50]/[.P50]" office:value-type="currency" office:currency="TRY" office:value="306.779730727078" calcext:value-type="currency">
            <text:p>₺306,78</text:p>
          </table:table-cell>
          <table:table-cell table:style-name="ce392" table:formula="of:=[.M49]+[.K50]" office:value-type="currency" office:currency="TRY" office:value="57782.4176239747" calcext:value-type="currency">
            <text:p>₺57.782,42</text:p>
          </table:table-cell>
          <table:table-cell table:style-name="ce417" table:formula="of:=[.N49]+[.L50]" office:value-type="currency" office:currency="USD" office:value="103568.837093462" calcext:value-type="currency">
            <text:p>$103.568,84</text:p>
          </table:table-cell>
          <table:table-cell table:style-name="ce392"/>
          <table:table-cell office:value-type="float" office:value="18.7" calcext:value-type="float">
            <text:p>18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8-04" calcext:value-type="date">
            <text:p>04.08.2022</text:p>
          </table:table-cell>
          <table:table-cell table:style-name="ce390" table:formula="of:=[$GDR.E156]" office:value-type="currency" office:currency="TRY" office:value="-15043.67" calcext:value-type="currency">
            <text:p>-₺15.043,67</text:p>
          </table:table-cell>
          <table:table-cell table:style-name="ce392"/>
          <table:table-cell table:style-name="ce394" table:formula="of:=[.H50]/[.$C$2]" office:value-type="percentage" office:value="0.769847028681196" calcext:value-type="percentage">
            <text:p>%76,98</text:p>
          </table:table-cell>
          <table:table-cell table:style-name="ce392" table:formula="of:=[.E51]*[.C51]" office:value-type="currency" office:currency="TRY" office:value="-11581.3246499605" calcext:value-type="currency">
            <text:p>-₺11.581,32</text:p>
          </table:table-cell>
          <table:table-cell table:style-name="ce392" table:formula="of:=[.G50]+[.F51]" office:value-type="currency" office:currency="TRY" office:value="188269.123726065" calcext:value-type="currency">
            <text:p>₺188.269,12</text:p>
          </table:table-cell>
          <table:table-cell table:style-name="ce418" table:formula="of:=[.H50]-[.L51]" office:value-type="currency" office:currency="TRY" office:value="346623.515425985" calcext:value-type="currency">
            <text:p>₺346.623,52</text:p>
          </table:table-cell>
          <table:table-cell/>
          <table:table-cell table:style-name="ce394" table:formula="of:=[.N50]/[.$C$2]" office:value-type="percentage" office:value="0.230152971318804" calcext:value-type="percentage">
            <text:p>%23,02</text:p>
          </table:table-cell>
          <table:table-cell table:style-name="ce392" table:formula="of:=[.J51]*[.C51]" office:value-type="currency" office:currency="TRY" office:value="-3462.34535003955" calcext:value-type="currency">
            <text:p>-₺3.462,35</text:p>
          </table:table-cell>
          <table:table-cell table:style-name="ce392" table:formula="of:=[.K51]/[.P51]" office:value-type="currency" office:currency="TRY" office:value="-192.352519446642" calcext:value-type="currency">
            <text:p>-₺192,35</text:p>
          </table:table-cell>
          <table:table-cell table:style-name="ce392" table:formula="of:=[.M50]+[.K51]" office:value-type="currency" office:currency="TRY" office:value="54320.0722739352" calcext:value-type="currency">
            <text:p>₺54.320,07</text:p>
          </table:table-cell>
          <table:table-cell table:style-name="ce417" table:formula="of:=[.N50]+[.L51]" office:value-type="currency" office:currency="USD" office:value="103376.484574015" calcext:value-type="currency">
            <text:p>$103.376,48</text:p>
          </table:table-cell>
          <table:table-cell table:style-name="ce392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table:style-name="ce342" office:value-type="currency" office:currency="TRY" office:value="40000" calcext:value-type="currency">
            <text:p>₺40.000,00</text:p>
          </table:table-cell>
          <table:table-cell table:style-name="ce392"/>
          <table:table-cell table:style-name="ce394" table:formula="of:=[.H51]/[.$C$2]" office:value-type="percentage" office:value="0.77027447872441" calcext:value-type="percentage">
            <text:p>%77,03</text:p>
          </table:table-cell>
          <table:table-cell table:style-name="ce392" table:formula="of:=[.E52]*[.C52]" office:value-type="currency" office:currency="TRY" office:value="30810.9791489764" calcext:value-type="currency">
            <text:p>₺30.810,98</text:p>
          </table:table-cell>
          <table:table-cell table:style-name="ce392" table:formula="of:=[.G51]+[.F52]" office:value-type="currency" office:currency="TRY" office:value="219080.102875041" calcext:value-type="currency">
            <text:p>₺219.080,10</text:p>
          </table:table-cell>
          <table:table-cell table:style-name="ce418" table:formula="of:=[.H51]-[.L52]" office:value-type="currency" office:currency="TRY" office:value="346126.8115962" calcext:value-type="currency">
            <text:p>₺346.126,81</text:p>
          </table:table-cell>
          <table:table-cell/>
          <table:table-cell table:style-name="ce394" table:formula="of:=[.N51]/[.$C$2]" office:value-type="percentage" office:value="0.22972552127559" calcext:value-type="percentage">
            <text:p>%22,97</text:p>
          </table:table-cell>
          <table:table-cell table:style-name="ce392" table:formula="of:=[.J52]*[.C52]" office:value-type="currency" office:currency="TRY" office:value="9189.02085102359" calcext:value-type="currency">
            <text:p>₺9.189,02</text:p>
          </table:table-cell>
          <table:table-cell table:style-name="ce392" table:formula="of:=[.K52]/[.P52]" office:value-type="currency" office:currency="TRY" office:value="496.703829785059" calcext:value-type="currency">
            <text:p>₺496,70</text:p>
          </table:table-cell>
          <table:table-cell table:style-name="ce392" table:formula="of:=[.M51]+[.K52]" office:value-type="currency" office:currency="TRY" office:value="63509.0931249587" calcext:value-type="currency">
            <text:p>₺63.509,09</text:p>
          </table:table-cell>
          <table:table-cell table:style-name="ce417" table:formula="of:=[.N51]+[.L52]" office:value-type="currency" office:currency="USD" office:value="103873.1884038" calcext:value-type="currency">
            <text:p>$103.873,19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52]/[.$C$2]" office:value-type="percentage" office:value="0.769170692435999" calcext:value-type="percentage">
            <text:p>%76,92</text:p>
          </table:table-cell>
          <table:table-cell table:style-name="ce392" table:formula="of:=[.E53]*[.C53]" office:value-type="currency" office:currency="TRY" office:value="769.170692435999" calcext:value-type="currency">
            <text:p>₺769,17</text:p>
          </table:table-cell>
          <table:table-cell table:style-name="ce392" table:formula="of:=[.G52]+[.F53]" office:value-type="currency" office:currency="TRY" office:value="219849.273567477" calcext:value-type="currency">
            <text:p>₺219.849,27</text:p>
          </table:table-cell>
          <table:table-cell table:style-name="ce418" table:formula="of:=[.H52]-[.L53]" office:value-type="currency" office:currency="TRY" office:value="346114.334336331" calcext:value-type="currency">
            <text:p>₺346.114,33</text:p>
          </table:table-cell>
          <table:table-cell/>
          <table:table-cell table:style-name="ce394" table:formula="of:=[.N52]/[.$C$2]" office:value-type="percentage" office:value="0.230829307564001" calcext:value-type="percentage">
            <text:p>%23,08</text:p>
          </table:table-cell>
          <table:table-cell table:style-name="ce392" table:formula="of:=[.J53]*[.C53]" office:value-type="currency" office:currency="TRY" office:value="230.829307564001" calcext:value-type="currency">
            <text:p>₺230,83</text:p>
          </table:table-cell>
          <table:table-cell table:style-name="ce392" table:formula="of:=[.K53]/[.P53]" office:value-type="currency" office:currency="TRY" office:value="12.4772598683244" calcext:value-type="currency">
            <text:p>₺12,48</text:p>
          </table:table-cell>
          <table:table-cell table:style-name="ce392" table:formula="of:=[.M52]+[.K53]" office:value-type="currency" office:currency="TRY" office:value="63739.9224325227" calcext:value-type="currency">
            <text:p>₺63.739,92</text:p>
          </table:table-cell>
          <table:table-cell table:style-name="ce417" table:formula="of:=[.N52]+[.L53]" office:value-type="currency" office:currency="USD" office:value="103885.665663669" calcext:value-type="currency">
            <text:p>$103.885,67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table:style-name="ce342" table:formula="of:=[$GLR.F78]" office:value-type="currency" office:currency="TRY" office:value="40000" calcext:value-type="currency">
            <text:p>₺40.000,00</text:p>
          </table:table-cell>
          <table:table-cell table:style-name="ce392"/>
          <table:table-cell table:style-name="ce394" table:formula="of:=[.H53]/[.$C$2]" office:value-type="percentage" office:value="0.769142965191847" calcext:value-type="percentage">
            <text:p>%76,91</text:p>
          </table:table-cell>
          <table:table-cell table:style-name="ce392" table:formula="of:=[.E54]*[.C54]" office:value-type="currency" office:currency="TRY" office:value="30765.7186076739" calcext:value-type="currency">
            <text:p>₺30.765,72</text:p>
          </table:table-cell>
          <table:table-cell table:style-name="ce392" table:formula="of:=[.G53]+[.F54]" office:value-type="currency" office:currency="TRY" office:value="250614.992175151" calcext:value-type="currency">
            <text:p>₺250.614,99</text:p>
          </table:table-cell>
          <table:table-cell table:style-name="ce418" table:formula="of:=[.H53]-[.L54]" office:value-type="currency" office:currency="TRY" office:value="345640.781444417" calcext:value-type="currency">
            <text:p>₺345.640,78</text:p>
          </table:table-cell>
          <table:table-cell/>
          <table:table-cell table:style-name="ce394" table:formula="of:=[.N53]/[.$C$2]" office:value-type="percentage" office:value="0.230857034808153" calcext:value-type="percentage">
            <text:p>%23,09</text:p>
          </table:table-cell>
          <table:table-cell table:style-name="ce392" table:formula="of:=[.J54]*[.C54]" office:value-type="currency" office:currency="TRY" office:value="9234.28139232611" calcext:value-type="currency">
            <text:p>₺9.234,28</text:p>
          </table:table-cell>
          <table:table-cell table:style-name="ce392" table:formula="of:=[.K54]/[.P54]" office:value-type="currency" office:currency="TRY" office:value="473.55289191416" calcext:value-type="currency">
            <text:p>₺473,55</text:p>
          </table:table-cell>
          <table:table-cell table:style-name="ce392" table:formula="of:=[.M53]+[.K54]" office:value-type="currency" office:currency="TRY" office:value="72974.2038248489" calcext:value-type="currency">
            <text:p>₺72.974,20</text:p>
          </table:table-cell>
          <table:table-cell table:style-name="ce417" table:formula="of:=[.N53]+[.L54]" office:value-type="currency" office:currency="USD" office:value="104359.218555583" calcext:value-type="currency">
            <text:p>$104.359,22</text:p>
          </table:table-cell>
          <table:table-cell table:style-name="ce392"/>
          <table:table-cell office:value-type="float" office:value="19.5" calcext:value-type="float">
            <text:p>19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54]/[.$C$2]" office:value-type="percentage" office:value="0.768090625432038" calcext:value-type="percentage">
            <text:p>%76,81</text:p>
          </table:table-cell>
          <table:table-cell table:style-name="ce392" table:formula="of:=[.E55]*[.C55]" office:value-type="currency" office:currency="TRY" office:value="768.090625432038" calcext:value-type="currency">
            <text:p>₺768,09</text:p>
          </table:table-cell>
          <table:table-cell table:style-name="ce392" table:formula="of:=[.G54]+[.F55]" office:value-type="currency" office:currency="TRY" office:value="251383.082800583" calcext:value-type="currency">
            <text:p>₺251.383,08</text:p>
          </table:table-cell>
          <table:table-cell table:style-name="ce418" table:formula="of:=[.H54]-[.L55]" office:value-type="currency" office:currency="TRY" office:value="345628.245802549" calcext:value-type="currency">
            <text:p>₺345.628,25</text:p>
          </table:table-cell>
          <table:table-cell/>
          <table:table-cell table:style-name="ce394" table:formula="of:=[.N54]/[.$C$2]" office:value-type="percentage" office:value="0.231909374567962" calcext:value-type="percentage">
            <text:p>%23,19</text:p>
          </table:table-cell>
          <table:table-cell table:style-name="ce392" table:formula="of:=[.J55]*[.C55]" office:value-type="currency" office:currency="TRY" office:value="231.909374567962" calcext:value-type="currency">
            <text:p>₺231,91</text:p>
          </table:table-cell>
          <table:table-cell table:style-name="ce392" table:formula="of:=[.K55]/[.P55]" office:value-type="currency" office:currency="TRY" office:value="12.5356418685385" calcext:value-type="currency">
            <text:p>₺12,54</text:p>
          </table:table-cell>
          <table:table-cell table:style-name="ce392" table:formula="of:=[.M54]+[.K55]" office:value-type="currency" office:currency="TRY" office:value="73206.1131994168" calcext:value-type="currency">
            <text:p>₺73.206,11</text:p>
          </table:table-cell>
          <table:table-cell table:style-name="ce417" table:formula="of:=[.N54]+[.L55]" office:value-type="currency" office:currency="USD" office:value="104371.754197451" calcext:value-type="currency">
            <text:p>$104.371,75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42" office:value-type="currency" office:currency="TRY" office:value="80000" calcext:value-type="currency">
            <text:p>₺80.000,00</text:p>
          </table:table-cell>
          <table:table-cell table:style-name="ce392"/>
          <table:table-cell table:style-name="ce394" table:formula="of:=[.H55]/[.$C$2]" office:value-type="percentage" office:value="0.768062768450108" calcext:value-type="percentage">
            <text:p>%76,81</text:p>
          </table:table-cell>
          <table:table-cell table:style-name="ce392" table:formula="of:=[.E56]*[.C56]" office:value-type="currency" office:currency="TRY" office:value="61445.0214760086" calcext:value-type="currency">
            <text:p>₺61.445,02</text:p>
          </table:table-cell>
          <table:table-cell table:style-name="ce392" table:formula="of:=[.G55]+[.F56]" office:value-type="currency" office:currency="TRY" office:value="312828.104276592" calcext:value-type="currency">
            <text:p>₺312.828,10</text:p>
          </table:table-cell>
          <table:table-cell table:style-name="ce418" table:formula="of:=[.H55]-[.L56]" office:value-type="currency" office:currency="TRY" office:value="344630.666312011" calcext:value-type="currency">
            <text:p>₺344.630,67</text:p>
          </table:table-cell>
          <table:table-cell/>
          <table:table-cell table:style-name="ce394" table:formula="of:=[.N55]/[.$C$2]" office:value-type="percentage" office:value="0.231937231549892" calcext:value-type="percentage">
            <text:p>%23,19</text:p>
          </table:table-cell>
          <table:table-cell table:style-name="ce392" table:formula="of:=[.J56]*[.C56]" office:value-type="currency" office:currency="TRY" office:value="18554.9785239914" calcext:value-type="currency">
            <text:p>₺18.554,98</text:p>
          </table:table-cell>
          <table:table-cell table:style-name="ce392" table:formula="of:=[.K56]/[.P56]" office:value-type="currency" office:currency="TRY" office:value="997.57949053717" calcext:value-type="currency">
            <text:p>₺997,58</text:p>
          </table:table-cell>
          <table:table-cell table:style-name="ce392" table:formula="of:=[.M55]+[.K56]" office:value-type="currency" office:currency="TRY" office:value="91761.0917234082" calcext:value-type="currency">
            <text:p>₺91.761,09</text:p>
          </table:table-cell>
          <table:table-cell table:style-name="ce417" table:formula="of:=[.N55]+[.L56]" office:value-type="currency" office:currency="USD" office:value="105369.333687989" calcext:value-type="currency">
            <text:p>$105.369,33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42" office:value-type="currency" office:currency="TRY" office:value="84000" calcext:value-type="currency">
            <text:p>₺84.000,00</text:p>
          </table:table-cell>
          <table:table-cell table:style-name="ce392"/>
          <table:table-cell table:style-name="ce394" table:formula="of:=[.H56]/[.$C$2]" office:value-type="percentage" office:value="0.765845925137803" calcext:value-type="percentage">
            <text:p>%76,58</text:p>
          </table:table-cell>
          <table:table-cell table:style-name="ce392" table:formula="of:=[.E57]*[.C57]" office:value-type="currency" office:currency="TRY" office:value="64331.0577115755" calcext:value-type="currency">
            <text:p>₺64.331,06</text:p>
          </table:table-cell>
          <table:table-cell table:style-name="ce392" table:formula="of:=[.G56]+[.F57]" office:value-type="currency" office:currency="TRY" office:value="377159.161988167" calcext:value-type="currency">
            <text:p>₺377.159,16</text:p>
          </table:table-cell>
          <table:table-cell table:style-name="ce418" table:formula="of:=[.H56]-[.L57]" office:value-type="currency" office:currency="TRY" office:value="343573.196296505" calcext:value-type="currency">
            <text:p>₺343.573,20</text:p>
          </table:table-cell>
          <table:table-cell/>
          <table:table-cell table:style-name="ce394" table:formula="of:=[.N56]/[.$C$2]" office:value-type="percentage" office:value="0.234154074862197" calcext:value-type="percentage">
            <text:p>%23,42</text:p>
          </table:table-cell>
          <table:table-cell table:style-name="ce392" table:formula="of:=[.J57]*[.C57]" office:value-type="currency" office:currency="TRY" office:value="19668.9422884245" calcext:value-type="currency">
            <text:p>₺19.668,94</text:p>
          </table:table-cell>
          <table:table-cell table:style-name="ce392" table:formula="of:=[.K57]/[.P57]" office:value-type="currency" office:currency="TRY" office:value="1057.4700155067" calcext:value-type="currency">
            <text:p>₺1.057,47</text:p>
          </table:table-cell>
          <table:table-cell table:style-name="ce392" table:formula="of:=[.M56]+[.K57]" office:value-type="currency" office:currency="TRY" office:value="111430.034011833" calcext:value-type="currency">
            <text:p>₺111.430,03</text:p>
          </table:table-cell>
          <table:table-cell table:style-name="ce417" table:formula="of:=[.N56]+[.L57]" office:value-type="currency" office:currency="USD" office:value="106426.803703495" calcext:value-type="currency">
            <text:p>$106.426,80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57]/[.$C$2]" office:value-type="percentage" office:value="0.76349599177001" calcext:value-type="percentage">
            <text:p>%76,35</text:p>
          </table:table-cell>
          <table:table-cell table:style-name="ce392" table:formula="of:=[.E58]*[.C58]" office:value-type="currency" office:currency="TRY" office:value="763.49599177001" calcext:value-type="currency">
            <text:p>₺763,50</text:p>
          </table:table-cell>
          <table:table-cell table:style-name="ce392" table:formula="of:=[.G57]+[.F58]" office:value-type="currency" office:currency="TRY" office:value="377922.657979937" calcext:value-type="currency">
            <text:p>₺377.922,66</text:p>
          </table:table-cell>
          <table:table-cell table:style-name="ce418" table:formula="of:=[.H57]-[.L58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57]/[.$C$2]" office:value-type="percentage" office:value="0.23650400822999" calcext:value-type="percentage">
            <text:p>%23,65</text:p>
          </table:table-cell>
          <table:table-cell table:style-name="ce392" table:formula="of:=[.J58]*[.C58]" office:value-type="currency" office:currency="TRY" office:value="236.50400822999" calcext:value-type="currency">
            <text:p>₺236,50</text:p>
          </table:table-cell>
          <table:table-cell table:style-name="ce392" table:formula="of:=[.K58]/[.P58]" office:value-type="currency" office:currency="TRY" office:value="12.7152692596769" calcext:value-type="currency">
            <text:p>₺12,72</text:p>
          </table:table-cell>
          <table:table-cell table:style-name="ce392" table:formula="of:=[.M57]+[.K58]" office:value-type="currency" office:currency="TRY" office:value="111666.538020063" calcext:value-type="currency">
            <text:p>₺111.666,54</text:p>
          </table:table-cell>
          <table:table-cell table:style-name="ce417" table:formula="of:=[.N57]+[.L58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table:style-name="ce342"/>
          <table:table-cell table:style-name="ce392"/>
          <table:table-cell table:style-name="ce394" table:formula="of:=[.H58]/[.$C$2]" office:value-type="percentage" office:value="0.7634677356161" calcext:value-type="percentage">
            <text:p>%76,35</text:p>
          </table:table-cell>
          <table:table-cell table:style-name="ce392" table:formula="of:=[.E59]*[.C59]" office:value-type="currency" office:currency="TRY" office:value="0" calcext:value-type="currency">
            <text:p>₺0,--</text:p>
          </table:table-cell>
          <table:table-cell table:style-name="ce392" table:formula="of:=[.G58]+[.F59]" office:value-type="currency" office:currency="TRY" office:value="377922.657979937" calcext:value-type="currency">
            <text:p>₺377.922,66</text:p>
          </table:table-cell>
          <table:table-cell table:style-name="ce418" table:formula="of:=[.H58]-[.L59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58]/[.$C$2]" office:value-type="percentage" office:value="0.2365322643839" calcext:value-type="percentage">
            <text:p>%23,65</text:p>
          </table:table-cell>
          <table:table-cell table:style-name="ce392" table:formula="of:=[.J59]*[.C59]" office:value-type="currency" office:currency="TRY" office:value="0" calcext:value-type="currency">
            <text:p>₺0,--</text:p>
          </table:table-cell>
          <table:table-cell table:style-name="ce392" table:formula="of:=[.K59]/[.P59]" office:value-type="currency" office:currency="TRY" office:value="0" calcext:value-type="currency">
            <text:p>₺0,--</text:p>
          </table:table-cell>
          <table:table-cell table:style-name="ce392" table:formula="of:=[.M58]+[.K59]" office:value-type="currency" office:currency="TRY" office:value="111666.538020063" calcext:value-type="currency">
            <text:p>₺111.666,54</text:p>
          </table:table-cell>
          <table:table-cell table:style-name="ce417" table:formula="of:=[.N58]+[.L59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1-30" calcext:value-type="date">
            <text:p>30.01.2023</text:p>
          </table:table-cell>
          <table:table-cell table:number-columns-repeated="2"/>
          <table:table-cell table:style-name="ce394" table:formula="of:=[.H59]/[.$C$2]" office:value-type="percentage" office:value="0.7634677356161" calcext:value-type="percentage">
            <text:p>%76,35</text:p>
          </table:table-cell>
          <table:table-cell table:style-name="ce392" table:formula="of:=[.E60]*[.C60]" office:value-type="currency" office:currency="TRY" office:value="0" calcext:value-type="currency">
            <text:p>₺0,--</text:p>
          </table:table-cell>
          <table:table-cell table:style-name="ce392" table:formula="of:=[.G59]+[.F60]" office:value-type="currency" office:currency="TRY" office:value="377922.657979937" calcext:value-type="currency">
            <text:p>₺377.922,66</text:p>
          </table:table-cell>
          <table:table-cell table:style-name="ce418" table:formula="of:=[.H59]-[.L60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59]/[.$C$2]" office:value-type="percentage" office:value="0.2365322643839" calcext:value-type="percentage">
            <text:p>%23,65</text:p>
          </table:table-cell>
          <table:table-cell table:style-name="ce392" table:formula="of:=[.J60]*[.C60]" office:value-type="currency" office:currency="TRY" office:value="0" calcext:value-type="currency">
            <text:p>₺0,--</text:p>
          </table:table-cell>
          <table:table-cell table:style-name="ce392" table:formula="of:=[.K60]/[.P60]" office:value-type="currency" office:currency="TRY" office:value="0" calcext:value-type="currency">
            <text:p>₺0,--</text:p>
          </table:table-cell>
          <table:table-cell table:style-name="ce392" table:formula="of:=[.M59]+[.K60]" office:value-type="currency" office:currency="TRY" office:value="111666.538020063" calcext:value-type="currency">
            <text:p>₺111.666,54</text:p>
          </table:table-cell>
          <table:table-cell table:style-name="ce417" table:formula="of:=[.N59]+[.L60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2-28" calcext:value-type="date">
            <text:p>28.02.2023</text:p>
          </table:table-cell>
          <table:table-cell table:number-columns-repeated="2"/>
          <table:table-cell table:style-name="ce394" table:formula="of:=[.H60]/[.$C$2]" office:value-type="percentage" office:value="0.7634677356161" calcext:value-type="percentage">
            <text:p>%76,35</text:p>
          </table:table-cell>
          <table:table-cell table:style-name="ce392" table:formula="of:=[.E61]*[.C61]" office:value-type="currency" office:currency="TRY" office:value="0" calcext:value-type="currency">
            <text:p>₺0,--</text:p>
          </table:table-cell>
          <table:table-cell table:style-name="ce392" table:formula="of:=[.G60]+[.F61]" office:value-type="currency" office:currency="TRY" office:value="377922.657979937" calcext:value-type="currency">
            <text:p>₺377.922,66</text:p>
          </table:table-cell>
          <table:table-cell table:style-name="ce418" table:formula="of:=[.H60]-[.L61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60]/[.$C$2]" office:value-type="percentage" office:value="0.2365322643839" calcext:value-type="percentage">
            <text:p>%23,65</text:p>
          </table:table-cell>
          <table:table-cell table:style-name="ce392" table:formula="of:=[.J61]*[.C61]" office:value-type="currency" office:currency="TRY" office:value="0" calcext:value-type="currency">
            <text:p>₺0,--</text:p>
          </table:table-cell>
          <table:table-cell table:style-name="ce392" table:formula="of:=[.K61]/[.P61]" office:value-type="currency" office:currency="TRY" office:value="0" calcext:value-type="currency">
            <text:p>₺0,--</text:p>
          </table:table-cell>
          <table:table-cell table:style-name="ce392" table:formula="of:=[.M60]+[.K61]" office:value-type="currency" office:currency="TRY" office:value="111666.538020063" calcext:value-type="currency">
            <text:p>₺111.666,54</text:p>
          </table:table-cell>
          <table:table-cell table:style-name="ce417" table:formula="of:=[.N60]+[.L61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3-30" calcext:value-type="date">
            <text:p>30.03.2023</text:p>
          </table:table-cell>
          <table:table-cell table:number-columns-repeated="2"/>
          <table:table-cell table:style-name="ce394" table:formula="of:=[.H61]/[.$C$2]" office:value-type="percentage" office:value="0.7634677356161" calcext:value-type="percentage">
            <text:p>%76,35</text:p>
          </table:table-cell>
          <table:table-cell table:style-name="ce392" table:formula="of:=[.E62]*[.C62]" office:value-type="currency" office:currency="TRY" office:value="0" calcext:value-type="currency">
            <text:p>₺0,--</text:p>
          </table:table-cell>
          <table:table-cell table:style-name="ce392" table:formula="of:=[.G61]+[.F62]" office:value-type="currency" office:currency="TRY" office:value="377922.657979937" calcext:value-type="currency">
            <text:p>₺377.922,66</text:p>
          </table:table-cell>
          <table:table-cell table:style-name="ce418" table:formula="of:=[.H61]-[.L62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61]/[.$C$2]" office:value-type="percentage" office:value="0.2365322643839" calcext:value-type="percentage">
            <text:p>%23,65</text:p>
          </table:table-cell>
          <table:table-cell table:style-name="ce392" table:formula="of:=[.J62]*[.C62]" office:value-type="currency" office:currency="TRY" office:value="0" calcext:value-type="currency">
            <text:p>₺0,--</text:p>
          </table:table-cell>
          <table:table-cell table:style-name="ce392" table:formula="of:=[.K62]/[.P62]" office:value-type="currency" office:currency="TRY" office:value="0" calcext:value-type="currency">
            <text:p>₺0,--</text:p>
          </table:table-cell>
          <table:table-cell table:style-name="ce392" table:formula="of:=[.M61]+[.K62]" office:value-type="currency" office:currency="TRY" office:value="111666.538020063" calcext:value-type="currency">
            <text:p>₺111.666,54</text:p>
          </table:table-cell>
          <table:table-cell table:style-name="ce417" table:formula="of:=[.N61]+[.L62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4-30" calcext:value-type="date">
            <text:p>30.04.2023</text:p>
          </table:table-cell>
          <table:table-cell table:number-columns-repeated="2"/>
          <table:table-cell table:style-name="ce394" table:formula="of:=[.H62]/[.$C$2]" office:value-type="percentage" office:value="0.7634677356161" calcext:value-type="percentage">
            <text:p>%76,35</text:p>
          </table:table-cell>
          <table:table-cell table:style-name="ce392" table:formula="of:=[.E63]*[.C63]" office:value-type="currency" office:currency="TRY" office:value="0" calcext:value-type="currency">
            <text:p>₺0,--</text:p>
          </table:table-cell>
          <table:table-cell table:style-name="ce392" table:formula="of:=[.G62]+[.F63]" office:value-type="currency" office:currency="TRY" office:value="377922.657979937" calcext:value-type="currency">
            <text:p>₺377.922,66</text:p>
          </table:table-cell>
          <table:table-cell table:style-name="ce418" table:formula="of:=[.H62]-[.L63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62]/[.$C$2]" office:value-type="percentage" office:value="0.2365322643839" calcext:value-type="percentage">
            <text:p>%23,65</text:p>
          </table:table-cell>
          <table:table-cell table:style-name="ce392" table:formula="of:=[.J63]*[.C63]" office:value-type="currency" office:currency="TRY" office:value="0" calcext:value-type="currency">
            <text:p>₺0,--</text:p>
          </table:table-cell>
          <table:table-cell table:style-name="ce392" table:formula="of:=[.K63]/[.P63]" office:value-type="currency" office:currency="TRY" office:value="0" calcext:value-type="currency">
            <text:p>₺0,--</text:p>
          </table:table-cell>
          <table:table-cell table:style-name="ce392" table:formula="of:=[.M62]+[.K63]" office:value-type="currency" office:currency="TRY" office:value="111666.538020063" calcext:value-type="currency">
            <text:p>₺111.666,54</text:p>
          </table:table-cell>
          <table:table-cell table:style-name="ce417" table:formula="of:=[.N62]+[.L63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4" table:formula="of:=[.H63]/[.$C$2]" office:value-type="percentage" office:value="0.7634677356161" calcext:value-type="percentage">
            <text:p>%76,35</text:p>
          </table:table-cell>
          <table:table-cell table:style-name="ce392" table:formula="of:=[.E64]*[.C64]" office:value-type="currency" office:currency="TRY" office:value="0" calcext:value-type="currency">
            <text:p>₺0,--</text:p>
          </table:table-cell>
          <table:table-cell table:style-name="ce392" table:formula="of:=[.G63]+[.F64]" office:value-type="currency" office:currency="TRY" office:value="377922.657979937" calcext:value-type="currency">
            <text:p>₺377.922,66</text:p>
          </table:table-cell>
          <table:table-cell table:style-name="ce418" table:formula="of:=[.H63]-[.L64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63]/[.$C$2]" office:value-type="percentage" office:value="0.2365322643839" calcext:value-type="percentage">
            <text:p>%23,65</text:p>
          </table:table-cell>
          <table:table-cell table:style-name="ce392" table:formula="of:=[.J64]*[.C64]" office:value-type="currency" office:currency="TRY" office:value="0" calcext:value-type="currency">
            <text:p>₺0,--</text:p>
          </table:table-cell>
          <table:table-cell table:style-name="ce392" table:formula="of:=[.K64]/[.P64]" office:value-type="currency" office:currency="TRY" office:value="0" calcext:value-type="currency">
            <text:p>₺0,--</text:p>
          </table:table-cell>
          <table:table-cell table:style-name="ce392" table:formula="of:=[.M63]+[.K64]" office:value-type="currency" office:currency="TRY" office:value="111666.538020063" calcext:value-type="currency">
            <text:p>₺111.666,54</text:p>
          </table:table-cell>
          <table:table-cell table:style-name="ce417" table:formula="of:=[.N63]+[.L64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93"/>
          <table:table-cell table:number-columns-repeated="4"/>
          <table:table-cell table:style-name="ce419"/>
          <table:table-cell table:number-columns-repeated="4"/>
        </table:table-row>
        <table:table-row table:style-name="ro1">
          <table:table-cell table:number-columns-repeated="9"/>
          <table:table-cell table:style-name="ce393"/>
          <table:table-cell table:number-columns-repeated="4"/>
          <table:table-cell table:style-name="ce342"/>
          <table:table-cell table:number-columns-repeated="4"/>
        </table:table-row>
        <table:table-row table:style-name="ro1">
          <table:table-cell table:number-columns-repeated="9"/>
          <table:table-cell table:style-name="ce393"/>
          <table:table-cell/>
          <table:table-cell table:style-name="ce327" table:formula="of:=SUM([.L11:.L64])" office:value-type="currency" office:currency="USD" office:value="8153.72897275462" calcext:value-type="currency">
            <text:p>$8.153,73</text:p>
          </table:table-cell>
          <table:table-cell table:style-name="ce419" table:formula="of:=[.M64]+[.G64]" office:value-type="currency" office:currency="TRY" office:value="489589.196" calcext:value-type="currency">
            <text:p>₺489.589,2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93"/>
          <table:table-cell table:style-name="ce346" office:value-type="string" calcext:value-type="string">
            <text:p>BKY</text:p>
          </table:table-cell>
          <table:table-cell/>
          <table:table-cell table:style-name="ce342" table:formula="of:=[$SNYBAKIYE.F9]" office:value-type="currency" office:currency="TRY" office:value="494686.266" calcext:value-type="currency">
            <text:p>₺494.686,27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  <table:table-cell table:style-name="ce393"/>
          <table:table-cell table:number-columns-repeated="9"/>
        </table:table-row>
        <table:table-row table:style-name="ro1" table:number-rows-repeated="104849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NYBAKIYE" table:style-name="ta1">
        <table:table-column table:style-name="co61" table:default-cell-style-name="Default"/>
        <table:table-column table:style-name="co29" table:default-cell-style-name="Default"/>
        <table:table-column table:style-name="co11" table:default-cell-style-name="ce359"/>
        <table:table-column table:style-name="co62" table:default-cell-style-name="Default"/>
        <table:table-column table:style-name="co55" table:number-columns-repeated="2" table:default-cell-style-name="Default"/>
        <table:table-column table:style-name="co63" table:default-cell-style-name="Default"/>
        <table:table-column table:style-name="co11" table:number-columns-repeated="2" table:default-cell-style-name="Default"/>
        <table:table-column table:style-name="co64" table:default-cell-style-name="Default"/>
        <table:table-column table:style-name="co11" table:default-cell-style-name="Default"/>
        <table:table-row table:style-name="ro1">
          <table:table-cell table:style-name="ce424"/>
          <table:table-cell table:style-name="ce425"/>
          <table:table-cell table:style-name="ce427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GLR.F6]" office:value-type="currency" office:currency="TRY" office:value="21000" calcext:value-type="currency">
            <text:p>₺21.000,00</text:p>
          </table:table-cell>
          <table:table-cell table:style-name="ce342" table:formula="of:=[$GDR.E16]" office:value-type="currency" office:currency="TRY" office:value="-2399.42" calcext:value-type="currency">
            <text:p>-₺2.399,42</text:p>
          </table:table-cell>
          <table:table-cell table:style-name="ce359" table:formula="of:=[.C5]+[.D5]" office:value-type="currency" office:currency="TRY" office:value="18600.58" calcext:value-type="currency">
            <text:p>₺18.600,58</text:p>
          </table:table-cell>
          <table:table-cell table:style-name="ce359" table:formula="of:=[.C5]+[.D5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GLR.F16]" office:value-type="currency" office:currency="TRY" office:value="26500" calcext:value-type="currency">
            <text:p>₺26.500,00</text:p>
          </table:table-cell>
          <table:table-cell table:style-name="ce342" table:formula="of:=[$GDR.E33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41995.76" calcext:value-type="currency">
            <text:p>₺4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GLR.F34]" office:value-type="currency" office:currency="TRY" office:value="64500" calcext:value-type="currency">
            <text:p>₺64.500,00</text:p>
          </table:table-cell>
          <table:table-cell table:style-name="ce342" table:formula="of:=[$GDR.E95]" office:value-type="currency" office:currency="TRY" office:value="-71799.224" calcext:value-type="currency">
            <text:p>-₺71.799,22</text:p>
          </table:table-cell>
          <table:table-cell table:style-name="ce359" table:formula="of:=[.C7]+[.D7]" office:value-type="currency" office:currency="TRY" office:value="-7299.224" calcext:value-type="currency">
            <text:p>-₺7.299,22</text:p>
          </table:table-cell>
          <table:table-cell table:style-name="ce342" table:formula="of:=[.F6]+[.C7]+[.D7]" office:value-type="currency" office:currency="TRY" office:value="34696.536" calcext:value-type="currency">
            <text:p>₺34.696,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GLR.F55]" office:value-type="currency" office:currency="TRY" office:value="152260" calcext:value-type="currency">
            <text:p>₺152.260,00</text:p>
          </table:table-cell>
          <table:table-cell table:style-name="ce342" table:formula="of:=[$GDR.E147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54887.226" calcext:value-type="currency">
            <text:p>₺154.887,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GLR.F92]" office:value-type="currency" office:currency="TRY" office:value="354842.71" calcext:value-type="currency">
            <text:p>₺354.842,71</text:p>
          </table:table-cell>
          <table:table-cell table:style-name="ce392" table:formula="of:=[$GDR.E156]" office:value-type="currency" office:currency="TRY" office:value="-15043.67" calcext:value-type="currency">
            <text:p>-₺15.043,67</text:p>
          </table:table-cell>
          <table:table-cell table:style-name="ce359" table:formula="of:=[.C9]+[.D9]" office:value-type="currency" office:currency="TRY" office:value="339799.04" calcext:value-type="currency">
            <text:p>₺339.799,04</text:p>
          </table:table-cell>
          <table:table-cell table:style-name="ce342" table:formula="of:=[.F8]+[.C9]+[.D9]" office:value-type="currency" office:currency="TRY" office:value="494686.266" calcext:value-type="currency">
            <text:p>₺494.686,27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203">
      <number:minutes number:style="long"/>
      <number:text>:</number:text>
      <number:seconds number:style="long"/>
    </number:time-style>
    <number:time-style style:name="N20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">
      <number:minutes number:style="long"/>
      <number:text>:</number:text>
      <number:seconds number:style="long" number:decimal-places="1"/>
    </number:time-style>
    <number:number-style style:name="N20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9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9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99P0"/>
    </number:currency-style>
    <number:number-style style:name="N197">
      <number:number number:decimal-places="3" number:min-decimal-places="3" number:min-integer-digits="1" number:grouping="true"/>
    </number:number-style>
    <number:number-style style:name="N196">
      <number:number number:decimal-places="0" number:min-decimal-places="0" number:min-integer-digits="0"/>
    </number:number-style>
    <number:number-style style:name="N195" number:title="User-defined">
      <number:text>+</number:text>
      <number:number number:decimal-places="2" number:min-decimal-places="2" number:min-integer-digits="1" number:grouping="true"/>
    </number:number-style>
    <number:number-style style:name="N194P0" style:volatile="true">
      <number:text>-</number:text>
      <number:number number:decimal-places="2" number:min-decimal-places="2" number:min-integer-digits="1" number:grouping="true"/>
    </number:number-style>
    <number:number-style style:name="N19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4P0"/>
    </number:number-style>
    <number:number-style style:name="N193">
      <number:text>-</number:text>
      <number:number number:decimal-places="2" number:min-decimal-places="2" number:min-integer-digits="1" number:grouping="true"/>
    </number:number-style>
    <number:number-style style:name="N192">
      <number:number number:decimal-places="3" number:min-decimal-places="3" number:min-integer-digits="1"/>
    </number:number-style>
    <number:number-style style:name="N191">
      <number:number number:decimal-places="4" number:min-decimal-places="4" number:min-integer-digits="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0P0"/>
    </number:number-style>
    <number:number-style style:name="N189P0" style:volatile="true">
      <number:number number:decimal-places="2" number:min-decimal-places="2" number:min-integer-digits="0" number:grouping="true"/>
    </number:number-style>
    <number:number-style style:name="N18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89P0"/>
    </number:number-style>
    <number:number-style style:name="N188">
      <number:number number:decimal-places="1" number:min-decimal-places="1" number:min-integer-digits="1"/>
    </number:number-style>
    <number:date-style style:name="N187">
      <number:day number:style="long"/>
      <number:text>.</number:text>
      <number:month number:style="long"/>
      <number:text>.</number:text>
    </number:date-style>
    <number:number-style style:name="N186P0" style:volatile="true">
      <number:number number:decimal-places="2" number:min-decimal-places="2" number:min-integer-digits="1"/>
    </number:number-style>
    <number:number-style style:name="N186">
      <style:text-properties fo:color="#ff0000"/>
      <number:text>-</number:text>
      <number:number number:decimal-places="2" number:min-decimal-places="2" number:min-integer-digits="1"/>
      <style:map style:condition="value()&gt;=0" style:apply-style-name="N186P0"/>
    </number:number-style>
    <number:number-style style:name="N185P0" style:volatile="true">
      <number:number number:decimal-places="0" number:min-decimal-places="0" number:min-integer-digits="1" number:grouping="true"/>
    </number:number-style>
    <number:number-style style:name="N185">
      <number:text>-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4P0" style:volatile="true">
      <number:number number:decimal-places="0" number:min-decimal-places="0" number:min-integer-digits="1" number:grouping="true"/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4P0"/>
    </number:number-style>
    <number:number-style style:name="N183P0" style:volatile="true">
      <number:number number:decimal-places="2" number:min-decimal-places="2" number:min-integer-digits="1" number:grouping="true"/>
    </number:number-style>
    <number:number-style style:name="N183">
      <number:text>-</number:text>
      <number:number number:decimal-places="2" number:min-decimal-places="2" number:min-integer-digits="1" number:grouping="true"/>
      <style:map style:condition="value()&gt;=0" style:apply-style-name="N183P0"/>
    </number:number-style>
    <number:number-style style:name="N182">
      <number:number number:decimal-places="11" number:min-decimal-places="11" number:min-integer-digits="1"/>
    </number:number-style>
    <number:number-style style:name="N181">
      <number:number number:decimal-places="0" number:min-decimal-places="0" number:min-integer-digits="2" number:grouping="true"/>
    </number:number-style>
    <number:date-style style:name="N180">
      <number:day number:style="long"/>
      <number:text>.</number:text>
      <number:month number:style="long" number:textual="true"/>
    </number:date-style>
    <number:date-style style:name="N179">
      <number:month number:style="long" number:textual="true"/>
      <number:text>.</number:text>
      <number:year number:style="long"/>
    </number:date-style>
    <number:currency-style style:name="N178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78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78P0"/>
    </number:currency-style>
    <number:currency-style style:name="N176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76P0"/>
    </number:currency-style>
    <number:currency-style style:name="N174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74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74P0"/>
    </number:currency-style>
    <number:currency-style style:name="N172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72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72P0"/>
    </number:currency-style>
    <number:percentage-style style:name="N170">
      <number:number number:decimal-places="1" number:min-decimal-places="1" number:min-integer-digits="1"/>
      <number:text>%</number:text>
    </number:percentage-style>
    <number:percentage-style style:name="N169">
      <number:number number:decimal-places="0" number:min-decimal-places="0" number:min-integer-digits="1"/>
      <number:text>%</number:text>
    </number:percentage-style>
    <number:percentage-style style:name="N168">
      <number:number number:decimal-places="3" number:min-decimal-places="3" number:min-integer-digits="1"/>
      <number:text>%</number:text>
    </number:percentage-style>
    <number:number-style style:name="N167">
      <number:number number:decimal-places="2" number:min-decimal-places="2" number:min-integer-digits="1" number:grouping="true"/>
      <number:text> ay</number:text>
    </number:number-style>
    <number:number-style style:name="N166">
      <number:number number:decimal-places="2" number:min-decimal-places="2" number:min-integer-digits="1"/>
      <number:text> ay</number:text>
    </number:number-style>
    <number:number-style style:name="N165">
      <number:text> /   </number:text>
      <number:number number:decimal-places="2" number:min-decimal-places="2" number:min-integer-digits="1"/>
    </number:number-style>
    <number:currency-style style:name="N164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6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64P0"/>
    </number:currency-style>
    <number:currency-style style:name="N16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62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62P0"/>
    </number:currency-style>
    <number:currency-style style:name="N16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61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61P0"/>
    </number:currency-style>
    <number:number-style style:name="N159">
      <number:number number:decimal-places="2" number:min-decimal-places="2" number:min-integer-digits="1"/>
      <number:text> TL/USD</number:text>
    </number:number-style>
    <number:number-style style:name="N158">
      <number:number number:decimal-places="5" number:min-decimal-places="5" number:min-integer-digits="1" number:grouping="true"/>
    </number:number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number number:decimal-places="0" number:min-decimal-places="0" number:min-integer-digits="1" number:grouping="true"/>
      <number:text> TL</number:text>
    </number:number-style>
    <number:number-style style:name="N14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 TL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8P0"/>
    </number:number-style>
    <number:number-style style:name="N146P0" style:volatile="true">
      <number:number number:decimal-places="2" number:min-decimal-places="2" number:min-integer-digits="1" number:grouping="true"/>
      <number:text> TL</number:text>
    </number:number-style>
    <number:number-style style:name="N146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6P0"/>
    </number:number-style>
    <number:number-style style:name="N145P0" style:volatile="true">
      <number:number number:decimal-places="2" number:min-decimal-places="2" number:min-integer-digits="1" number:grouping="true"/>
      <number:text> TL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5P0"/>
    </number:number-style>
    <number:date-style style:name="N143">
      <number:day number:style="long"/>
      <number:text>.</number:text>
      <number:month number:textual="true"/>
      <number:text>.</number:text>
      <number:year/>
    </number:date-style>
    <number:date-style style:name="N142">
      <number:month number:textual="true"/>
      <number:text>.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>     </number:text>
    </number:number-style>
    <number:number-style style:name="N13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  <number:text>  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8P0"/>
    </number:number-style>
    <number:number-style style:name="N136P0" style:volatile="true">
      <number:number number:decimal-places="2" number:min-decimal-places="2" number:min-integer-digits="1" number:grouping="true"/>
      <number:text>     </number:text>
    </number:number-style>
    <number:number-style style:name="N13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  <number:text>  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3P2" style:volatile="true">
      <number:text> </number:text>
      <number:fill-character> </number:fill-character>
      <number:text>-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9P2" style:volatile="true">
      <number:text> </number:text>
      <number:fill-character> </number:fill-character>
      <number:text>- TL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5">
      <number:text>( </number:text>
      <number:number number:decimal-places="3" number:min-decimal-places="3" number:min-integer-digits="1" number:grouping="true"/>
    </number:number-style>
    <number:number-style style:name="N114">
      <number:text>+    </number:text>
      <number:number number:decimal-places="3" number:min-decimal-places="3" number:min-integer-digits="1" number:grouping="true"/>
    </number:number-style>
    <number:number-style style:name="N113">
      <number:text>+  </number:text>
      <number:number number:decimal-places="3" number:min-decimal-places="3" number:min-integer-digits="1" number:grouping="true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016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0P0"/>
    </number:number-style>
    <number:number-style style:name="N1015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9P0"/>
    </number:number-style>
    <number:number-style style:name="N1015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7P0"/>
    </number:number-style>
    <number:number-style style:name="N1015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6P0"/>
    </number:number-style>
    <number:date-style style:name="N10154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3" number:language="tr" number:country="TR">
      <number:month number:textual="true"/>
      <number:text>.</number:text>
      <number:year/>
    </number:date-style>
    <number:time-style style:name="N10152" number:language="tr" number:country="TR">
      <number:hours/>
      <number:text>:</number:text>
      <number:minutes number:style="long"/>
      <number:text> </number:text>
      <number:am-pm/>
    </number:time-style>
    <number:time-style style:name="N1015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0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9P0"/>
    </number:number-style>
    <number:number-style style:name="N1014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7P0"/>
    </number:number-style>
    <number:number-style style:name="N1014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6P0"/>
    </number:number-style>
    <number:number-style style:name="N1014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2" style:volatile="true" number:language="tr" number:country="TR">
      <number:text> </number:text>
      <number:fill-character> </number:fill-character>
      <number:text>- TL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8" number:language="tr" number:country="TR">
      <number:text-content/>
      <style:map style:condition="value()&lt;=1.7976931348623157E+308" style:apply-style-name="N10128P0"/>
    </number:text-style>
    <number:date-style style:name="N10126" number:language="tr" number:country="TR">
      <number:day/>
      <number:text>.</number:text>
      <number:month number:textual="true"/>
    </number:date-style>
    <number:date-style style:name="N10125" number:language="tr" number:country="TR">
      <number:day/>
      <number:text>. </number:text>
      <number:month number:textual="true"/>
    </number:date-style>
    <number:currency-style style:name="N1012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4P0"/>
    </number:currency-style>
    <number:currency-style style:name="N1012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2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1P0"/>
    </number:currency-style>
    <number:number-style style:name="N10119P0" style:volatile="true" number:language="tr" number:country="TR">
      <number:number number:decimal-places="2" number:min-decimal-places="2" number:min-integer-digits="1" number:grouping="true"/>
    </number:number-style>
    <number:number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currency-style style:name="N10118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1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18P0"/>
    </number:currency-style>
    <number:currency-style style:name="N1011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16P0"/>
    </number:currency-style>
    <number:currency-style style:name="N10114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1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currency-style style:name="N10112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199cm" fo:margin-bottom="0.6cm" fo:margin-left="2.499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14T13:52:56.750826657</dc:date>
    <meta:editing-duration>P3DT6H7M8S</meta:editing-duration>
    <meta:editing-cycles>223</meta:editing-cycles>
    <meta:generator>LibreOffice/7.3.7.2$Linux_X86_64 LibreOffice_project/30$Build-2</meta:generator>
    <meta:print-date>2021-09-29T17:30:44.307828083</meta:print-date>
    <meta:document-statistic meta:table-count="13" meta:cell-count="2361" meta:object-count="0"/>
  </office:meta>
</office:document-meta>
</file>